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paragraph-rsid="20267c2c"/>
    </style:style>
    <style:style style:name="P8" style:family="paragraph" style:parent-style-name="Text_20_body">
      <style:text-properties officeooo:rsid="20267c2c" officeooo:paragraph-rsid="20267c2c"/>
    </style:style>
    <style:style style:name="P9" style:family="paragraph" style:parent-style-name="Text_20_body">
      <style:text-properties officeooo:paragraph-rsid="202b1bc4"/>
    </style:style>
    <style:style style:name="P10" style:family="paragraph" style:parent-style-name="Text_20_body">
      <style:text-properties officeooo:paragraph-rsid="2033ec3f"/>
    </style:style>
    <style:style style:name="P11" style:family="paragraph" style:parent-style-name="Text_20_body">
      <style:text-properties officeooo:rsid="2035891f" officeooo:paragraph-rsid="2035891f"/>
    </style:style>
    <style:style style:name="P12" style:family="paragraph" style:parent-style-name="Text_20_body">
      <style:text-properties officeooo:paragraph-rsid="2038b19c"/>
    </style:style>
    <style:style style:name="P13" style:family="paragraph" style:parent-style-name="Text_20_body">
      <style:text-properties officeooo:rsid="203a16d8" officeooo:paragraph-rsid="203a16d8"/>
    </style:style>
    <style:style style:name="P14" style:family="paragraph" style:parent-style-name="Text_20_body">
      <style:text-properties officeooo:rsid="203ece63" officeooo:paragraph-rsid="203ece63"/>
    </style:style>
    <style:style style:name="P15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6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7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8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9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0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1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3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5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6" style:family="paragraph" style:parent-style-name="Text_20_body">
      <style:text-properties fo:language="cs" fo:country="CZ" officeooo:rsid="22410656" officeooo:paragraph-rsid="22410656" style:language-asian="cs" style:country-asian="CZ"/>
    </style:style>
    <style:style style:name="P27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8" style:family="paragraph" style:parent-style-name="Text_20_body">
      <style:text-properties fo:language="cs" fo:country="CZ" officeooo:rsid="2194fb18" officeooo:paragraph-rsid="226ab4e4" style:language-asian="cs" style:country-asian="CZ"/>
    </style:style>
    <style:style style:name="P29" style:family="paragraph" style:parent-style-name="Text_20_body">
      <style:text-properties fo:language="cs" fo:country="CZ" officeooo:rsid="2194fb18" officeooo:paragraph-rsid="228dc0f3" style:language-asian="cs" style:country-asian="CZ"/>
    </style:style>
    <style:style style:name="P30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1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2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3" style:family="paragraph" style:parent-style-name="Text_20_body">
      <style:text-properties officeooo:rsid="2052d536" officeooo:paragraph-rsid="205aec31"/>
    </style:style>
    <style:style style:name="P34" style:family="paragraph" style:parent-style-name="Text_20_body">
      <style:text-properties officeooo:rsid="20642488" officeooo:paragraph-rsid="20642488"/>
    </style:style>
    <style:style style:name="P35" style:family="paragraph" style:parent-style-name="Text_20_body">
      <style:text-properties officeooo:rsid="206449e7" officeooo:paragraph-rsid="2068fff3"/>
    </style:style>
    <style:style style:name="P36" style:family="paragraph" style:parent-style-name="Text_20_body">
      <style:text-properties officeooo:rsid="207d25a9" officeooo:paragraph-rsid="21ad8828"/>
    </style:style>
    <style:style style:name="P37" style:family="paragraph" style:parent-style-name="Text_20_body">
      <style:text-properties officeooo:rsid="207d25a9" officeooo:paragraph-rsid="21adb664"/>
    </style:style>
    <style:style style:name="P38" style:family="paragraph" style:parent-style-name="Text_20_body">
      <style:text-properties officeooo:rsid="207d25a9" officeooo:paragraph-rsid="21b6cacf"/>
    </style:style>
    <style:style style:name="P39" style:family="paragraph" style:parent-style-name="Text_20_body">
      <style:text-properties officeooo:rsid="207d25a9" officeooo:paragraph-rsid="21c502f0"/>
    </style:style>
    <style:style style:name="P40" style:family="paragraph" style:parent-style-name="Text_20_body">
      <style:text-properties officeooo:rsid="207d25a9" officeooo:paragraph-rsid="21ca4657"/>
    </style:style>
    <style:style style:name="P41" style:family="paragraph" style:parent-style-name="Text_20_body">
      <style:text-properties officeooo:rsid="207d25a9" officeooo:paragraph-rsid="21d1cb1f"/>
    </style:style>
    <style:style style:name="P42" style:family="paragraph" style:parent-style-name="Text_20_body">
      <style:text-properties officeooo:rsid="207d25a9" officeooo:paragraph-rsid="2205de60"/>
    </style:style>
    <style:style style:name="P43" style:family="paragraph" style:parent-style-name="Text_20_body">
      <style:text-properties officeooo:rsid="207d25a9" officeooo:paragraph-rsid="2207a489"/>
    </style:style>
    <style:style style:name="P44" style:family="paragraph" style:parent-style-name="Text_20_body">
      <style:text-properties officeooo:rsid="207d25a9" officeooo:paragraph-rsid="220f5aec"/>
    </style:style>
    <style:style style:name="P45" style:family="paragraph" style:parent-style-name="Text_20_body">
      <style:text-properties officeooo:rsid="207d25a9" officeooo:paragraph-rsid="2210eef5"/>
    </style:style>
    <style:style style:name="P46" style:family="paragraph" style:parent-style-name="Text_20_body">
      <style:text-properties officeooo:rsid="207d25a9" officeooo:paragraph-rsid="2211047f"/>
    </style:style>
    <style:style style:name="P47" style:family="paragraph" style:parent-style-name="Text_20_body">
      <style:text-properties officeooo:rsid="207d25a9" officeooo:paragraph-rsid="221a0527"/>
    </style:style>
    <style:style style:name="P48" style:family="paragraph" style:parent-style-name="Text_20_body">
      <style:text-properties officeooo:rsid="207d25a9" officeooo:paragraph-rsid="22447983"/>
    </style:style>
    <style:style style:name="P49" style:family="paragraph" style:parent-style-name="Text_20_body">
      <style:text-properties officeooo:rsid="207d25a9" officeooo:paragraph-rsid="224a5cc5"/>
    </style:style>
    <style:style style:name="P50" style:family="paragraph" style:parent-style-name="Text_20_body">
      <style:text-properties officeooo:rsid="207d25a9" officeooo:paragraph-rsid="224c7800"/>
    </style:style>
    <style:style style:name="P51" style:family="paragraph" style:parent-style-name="Text_20_body">
      <style:text-properties officeooo:rsid="207d25a9" officeooo:paragraph-rsid="224f2e6b"/>
    </style:style>
    <style:style style:name="P52" style:family="paragraph" style:parent-style-name="Text_20_body">
      <style:text-properties officeooo:rsid="207d25a9" officeooo:paragraph-rsid="225ad0f8"/>
    </style:style>
    <style:style style:name="P53" style:family="paragraph" style:parent-style-name="Text_20_body">
      <style:text-properties officeooo:rsid="207d25a9" officeooo:paragraph-rsid="2262950f"/>
    </style:style>
    <style:style style:name="P54" style:family="paragraph" style:parent-style-name="Text_20_body">
      <style:text-properties officeooo:rsid="207d25a9" officeooo:paragraph-rsid="2270d6b1"/>
    </style:style>
    <style:style style:name="P55" style:family="paragraph" style:parent-style-name="Text_20_body">
      <style:text-properties officeooo:rsid="207d25a9" officeooo:paragraph-rsid="227187a1"/>
    </style:style>
    <style:style style:name="P56" style:family="paragraph" style:parent-style-name="Text_20_body">
      <style:text-properties officeooo:rsid="207d25a9" officeooo:paragraph-rsid="22800e48"/>
    </style:style>
    <style:style style:name="P57" style:family="paragraph" style:parent-style-name="Text_20_body">
      <style:text-properties officeooo:rsid="207d25a9" officeooo:paragraph-rsid="228a0369"/>
    </style:style>
    <style:style style:name="P58" style:family="paragraph" style:parent-style-name="Text_20_body">
      <style:text-properties officeooo:rsid="207d25a9" officeooo:paragraph-rsid="228a2f29"/>
    </style:style>
    <style:style style:name="P59" style:family="paragraph" style:parent-style-name="Text_20_body">
      <style:text-properties officeooo:rsid="207d25a9" officeooo:paragraph-rsid="228dc0f3"/>
    </style:style>
    <style:style style:name="P60" style:family="paragraph" style:parent-style-name="Text_20_body">
      <style:text-properties officeooo:rsid="207d25a9" officeooo:paragraph-rsid="22908664"/>
    </style:style>
    <style:style style:name="P61" style:family="paragraph" style:parent-style-name="Text_20_body">
      <style:text-properties officeooo:rsid="207d25a9" officeooo:paragraph-rsid="2297aba1"/>
    </style:style>
    <style:style style:name="P62" style:family="paragraph" style:parent-style-name="Text_20_body">
      <style:text-properties officeooo:rsid="2089bc52" officeooo:paragraph-rsid="21ad8828"/>
    </style:style>
    <style:style style:name="P63" style:family="paragraph" style:parent-style-name="Text_20_body">
      <style:text-properties officeooo:rsid="2098b342" officeooo:paragraph-rsid="209dcf79"/>
    </style:style>
    <style:style style:name="P64" style:family="paragraph" style:parent-style-name="Text_20_body">
      <style:text-properties officeooo:rsid="2098b342" officeooo:paragraph-rsid="20a19e91"/>
    </style:style>
    <style:style style:name="P65" style:family="paragraph" style:parent-style-name="Text_20_body">
      <style:text-properties officeooo:rsid="2098b342" officeooo:paragraph-rsid="20a75113"/>
    </style:style>
    <style:style style:name="P66" style:family="paragraph" style:parent-style-name="Text_20_body">
      <style:text-properties officeooo:rsid="2098b342" officeooo:paragraph-rsid="20aac5d0"/>
    </style:style>
    <style:style style:name="P67" style:family="paragraph" style:parent-style-name="Text_20_body">
      <style:text-properties officeooo:rsid="2098b342" officeooo:paragraph-rsid="20ace839"/>
    </style:style>
    <style:style style:name="P68" style:family="paragraph" style:parent-style-name="Text_20_body">
      <style:text-properties officeooo:rsid="2098b342" officeooo:paragraph-rsid="20af97d2"/>
    </style:style>
    <style:style style:name="P69" style:family="paragraph" style:parent-style-name="Text_20_body">
      <style:text-properties officeooo:rsid="2098b342" officeooo:paragraph-rsid="20b19335"/>
    </style:style>
    <style:style style:name="P70" style:family="paragraph" style:parent-style-name="Text_20_body">
      <style:text-properties officeooo:rsid="2098b342" officeooo:paragraph-rsid="20b53d83"/>
    </style:style>
    <style:style style:name="P71" style:family="paragraph" style:parent-style-name="Text_20_body">
      <style:text-properties officeooo:rsid="2098b342" officeooo:paragraph-rsid="20b5f42b"/>
    </style:style>
    <style:style style:name="P72" style:family="paragraph" style:parent-style-name="Text_20_body">
      <style:text-properties officeooo:rsid="2098b342" officeooo:paragraph-rsid="20b709c7"/>
    </style:style>
    <style:style style:name="P73" style:family="paragraph" style:parent-style-name="Text_20_body">
      <style:text-properties officeooo:rsid="2098b342" officeooo:paragraph-rsid="20ba3fd2"/>
    </style:style>
    <style:style style:name="P74" style:family="paragraph" style:parent-style-name="Text_20_body">
      <style:text-properties officeooo:rsid="2098b342" officeooo:paragraph-rsid="20c1c0ac"/>
    </style:style>
    <style:style style:name="P75" style:family="paragraph" style:parent-style-name="Text_20_body">
      <style:text-properties officeooo:rsid="2098b342" officeooo:paragraph-rsid="20c7e044"/>
    </style:style>
    <style:style style:name="P76" style:family="paragraph" style:parent-style-name="Text_20_body">
      <style:text-properties officeooo:rsid="2098b342" officeooo:paragraph-rsid="20ca50b1"/>
    </style:style>
    <style:style style:name="P77" style:family="paragraph" style:parent-style-name="Text_20_body">
      <style:text-properties officeooo:rsid="2098b342" officeooo:paragraph-rsid="20caf294"/>
    </style:style>
    <style:style style:name="P78" style:family="paragraph" style:parent-style-name="Text_20_body">
      <style:text-properties officeooo:rsid="20a19e91" officeooo:paragraph-rsid="20a19e91"/>
    </style:style>
    <style:style style:name="P79" style:family="paragraph" style:parent-style-name="Text_20_body">
      <style:text-properties officeooo:rsid="20a1bc0a" officeooo:paragraph-rsid="20a3122c"/>
    </style:style>
    <style:style style:name="P80" style:family="paragraph" style:parent-style-name="Text_20_body">
      <style:text-properties officeooo:paragraph-rsid="20af97d2"/>
    </style:style>
    <style:style style:name="P81" style:family="paragraph" style:parent-style-name="Text_20_body">
      <style:text-properties officeooo:rsid="20af97d2" officeooo:paragraph-rsid="20af97d2"/>
    </style:style>
    <style:style style:name="P82" style:family="paragraph" style:parent-style-name="Text_20_body">
      <style:text-properties officeooo:rsid="20b59c5a" officeooo:paragraph-rsid="20b59c5a"/>
    </style:style>
    <style:style style:name="P83" style:family="paragraph" style:parent-style-name="Text_20_body">
      <style:text-properties officeooo:rsid="20b5f42b" officeooo:paragraph-rsid="20b5f42b"/>
    </style:style>
    <style:style style:name="P84" style:family="paragraph" style:parent-style-name="Text_20_body">
      <style:text-properties officeooo:rsid="20b5f42b" officeooo:paragraph-rsid="22462321"/>
    </style:style>
    <style:style style:name="P85" style:family="paragraph" style:parent-style-name="Text_20_body">
      <style:text-properties officeooo:rsid="20b7a83f" officeooo:paragraph-rsid="20b7a83f"/>
    </style:style>
    <style:style style:name="P86" style:family="paragraph" style:parent-style-name="Text_20_body">
      <style:text-properties officeooo:rsid="20bc2715" officeooo:paragraph-rsid="20bc2715"/>
    </style:style>
    <style:style style:name="P87" style:family="paragraph" style:parent-style-name="Text_20_body">
      <style:text-properties officeooo:rsid="20c37e13" officeooo:paragraph-rsid="20c37e13"/>
    </style:style>
    <style:style style:name="P88" style:family="paragraph" style:parent-style-name="Text_20_body">
      <style:text-properties officeooo:rsid="20c8b3c0" officeooo:paragraph-rsid="20c8b3c0"/>
    </style:style>
    <style:style style:name="P89" style:family="paragraph" style:parent-style-name="Text_20_body">
      <style:text-properties officeooo:rsid="20ca50b1" officeooo:paragraph-rsid="20ca50b1"/>
    </style:style>
    <style:style style:name="P90" style:family="paragraph" style:parent-style-name="Text_20_body">
      <style:text-properties officeooo:rsid="20cb160c" officeooo:paragraph-rsid="20cb160c"/>
    </style:style>
    <style:style style:name="P91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2" style:family="paragraph" style:parent-style-name="Text_20_body">
      <style:text-properties officeooo:rsid="20a099ca" officeooo:paragraph-rsid="20a099ca"/>
    </style:style>
    <style:style style:name="P93" style:family="paragraph" style:parent-style-name="Text_20_body">
      <style:text-properties officeooo:rsid="20a099ca" officeooo:paragraph-rsid="2113d064"/>
    </style:style>
    <style:style style:name="P94" style:family="paragraph" style:parent-style-name="Text_20_body">
      <style:text-properties officeooo:rsid="20eba352" officeooo:paragraph-rsid="21084381"/>
    </style:style>
    <style:style style:name="P95" style:family="paragraph" style:parent-style-name="Text_20_body">
      <style:text-properties officeooo:rsid="2067fcc6" officeooo:paragraph-rsid="2068fff3"/>
    </style:style>
    <style:style style:name="P96" style:family="paragraph" style:parent-style-name="Text_20_body">
      <style:text-properties officeooo:rsid="21211fb4" officeooo:paragraph-rsid="2123f7c4"/>
    </style:style>
    <style:style style:name="P97" style:family="paragraph" style:parent-style-name="Text_20_body">
      <style:text-properties officeooo:rsid="2122963b" officeooo:paragraph-rsid="2123f7c4"/>
    </style:style>
    <style:style style:name="P98" style:family="paragraph" style:parent-style-name="Text_20_body">
      <style:text-properties officeooo:rsid="2128d94f" officeooo:paragraph-rsid="2128d94f"/>
    </style:style>
    <style:style style:name="P99" style:family="paragraph" style:parent-style-name="Text_20_body">
      <style:text-properties officeooo:rsid="213b565f" officeooo:paragraph-rsid="21e9668e"/>
    </style:style>
    <style:style style:name="P100" style:family="paragraph" style:parent-style-name="Text_20_body">
      <style:text-properties officeooo:rsid="21337cc1" officeooo:paragraph-rsid="21e9668e"/>
    </style:style>
    <style:style style:name="P101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2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3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4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05" style:family="paragraph" style:parent-style-name="Text_20_body">
      <style:text-properties officeooo:rsid="20ee825d" officeooo:paragraph-rsid="21e9668e"/>
    </style:style>
    <style:style style:name="P106" style:family="paragraph" style:parent-style-name="Text_20_body">
      <style:text-properties officeooo:rsid="206bafad" officeooo:paragraph-rsid="206bafad"/>
    </style:style>
    <style:style style:name="P107" style:family="paragraph" style:parent-style-name="Text_20_body">
      <style:text-properties officeooo:rsid="21537a33" officeooo:paragraph-rsid="21537a33"/>
    </style:style>
    <style:style style:name="P108" style:family="paragraph" style:parent-style-name="Text_20_body">
      <style:text-properties officeooo:rsid="21537a33" officeooo:paragraph-rsid="215a0579"/>
    </style:style>
    <style:style style:name="P109" style:family="paragraph" style:parent-style-name="Text_20_body">
      <style:text-properties officeooo:rsid="21537a33" officeooo:paragraph-rsid="215a7955"/>
    </style:style>
    <style:style style:name="P110" style:family="paragraph" style:parent-style-name="Text_20_body">
      <style:text-properties officeooo:rsid="215d4e07" officeooo:paragraph-rsid="215d4e07"/>
    </style:style>
    <style:style style:name="P111" style:family="paragraph" style:parent-style-name="Text_20_body">
      <style:text-properties officeooo:rsid="215e7a47" officeooo:paragraph-rsid="215e7a47"/>
    </style:style>
    <style:style style:name="P112" style:family="paragraph" style:parent-style-name="Text_20_body">
      <style:text-properties officeooo:rsid="217800a7" officeooo:paragraph-rsid="217800a7"/>
    </style:style>
    <style:style style:name="P113" style:family="paragraph" style:parent-style-name="Text_20_body">
      <style:text-properties officeooo:rsid="217af7dc" officeooo:paragraph-rsid="217af7dc"/>
    </style:style>
    <style:style style:name="P114" style:family="paragraph" style:parent-style-name="Text_20_body">
      <style:text-properties officeooo:rsid="217cd243" officeooo:paragraph-rsid="217cd243"/>
    </style:style>
    <style:style style:name="P115" style:family="paragraph" style:parent-style-name="Text_20_body">
      <style:text-properties officeooo:rsid="217d02ee" officeooo:paragraph-rsid="217d02ee"/>
    </style:style>
    <style:style style:name="P116" style:family="paragraph" style:parent-style-name="Text_20_body">
      <style:text-properties officeooo:rsid="217d470d" officeooo:paragraph-rsid="217d470d"/>
    </style:style>
    <style:style style:name="P117" style:family="paragraph" style:parent-style-name="Text_20_body">
      <style:text-properties officeooo:rsid="217f35c7" officeooo:paragraph-rsid="217f35c7"/>
    </style:style>
    <style:style style:name="P118" style:family="paragraph" style:parent-style-name="Text_20_body">
      <style:text-properties officeooo:rsid="21806ad2" officeooo:paragraph-rsid="21806ad2"/>
    </style:style>
    <style:style style:name="P119" style:family="paragraph" style:parent-style-name="Text_20_body">
      <style:text-properties officeooo:rsid="2181dc18" officeooo:paragraph-rsid="2181dc18"/>
    </style:style>
    <style:style style:name="P120" style:family="paragraph" style:parent-style-name="Text_20_body">
      <style:text-properties officeooo:rsid="2184f149" officeooo:paragraph-rsid="2184f149"/>
    </style:style>
    <style:style style:name="P121" style:family="paragraph" style:parent-style-name="Text_20_body">
      <style:text-properties officeooo:rsid="218cfb73" officeooo:paragraph-rsid="218cfb73"/>
    </style:style>
    <style:style style:name="P122" style:family="paragraph" style:parent-style-name="Text_20_body">
      <style:text-properties officeooo:rsid="2194fb18" officeooo:paragraph-rsid="21ca843b"/>
    </style:style>
    <style:style style:name="P123" style:family="paragraph" style:parent-style-name="Text_20_body">
      <style:text-properties officeooo:rsid="2194fb18" officeooo:paragraph-rsid="226d1d4a"/>
    </style:style>
    <style:style style:name="P124" style:family="paragraph" style:parent-style-name="Text_20_body">
      <style:text-properties officeooo:paragraph-rsid="2195aae2"/>
    </style:style>
    <style:style style:name="P125" style:family="paragraph" style:parent-style-name="Text_20_body">
      <style:text-properties officeooo:paragraph-rsid="21966d5f"/>
    </style:style>
    <style:style style:name="P126" style:family="paragraph" style:parent-style-name="Text_20_body">
      <style:text-properties officeooo:rsid="21a37882" officeooo:paragraph-rsid="21e9668e"/>
    </style:style>
    <style:style style:name="P127" style:family="paragraph" style:parent-style-name="Text_20_body">
      <style:text-properties officeooo:rsid="211603d5" officeooo:paragraph-rsid="21ab8207"/>
    </style:style>
    <style:style style:name="P128" style:family="paragraph" style:parent-style-name="Text_20_body">
      <style:text-properties officeooo:rsid="21adb664" officeooo:paragraph-rsid="21adb664"/>
    </style:style>
    <style:style style:name="P129" style:family="paragraph" style:parent-style-name="Text_20_body">
      <style:text-properties officeooo:rsid="21b23b24" officeooo:paragraph-rsid="21b78951"/>
    </style:style>
    <style:style style:name="P130" style:family="paragraph" style:parent-style-name="Text_20_body">
      <style:text-properties officeooo:rsid="21c502f0" officeooo:paragraph-rsid="21c502f0"/>
    </style:style>
    <style:style style:name="P131" style:family="paragraph" style:parent-style-name="Text_20_body">
      <style:text-properties officeooo:rsid="21d1cb1f" officeooo:paragraph-rsid="21d1cb1f"/>
    </style:style>
    <style:style style:name="P132" style:family="paragraph" style:parent-style-name="Text_20_body">
      <style:text-properties officeooo:rsid="113240ec" officeooo:paragraph-rsid="21de3bfb"/>
    </style:style>
    <style:style style:name="P133" style:family="paragraph" style:parent-style-name="Text_20_body">
      <style:text-properties officeooo:rsid="21e0d06b" officeooo:paragraph-rsid="21e0d06b"/>
    </style:style>
    <style:style style:name="P134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5" style:family="paragraph" style:parent-style-name="Text_20_body">
      <style:text-properties officeooo:paragraph-rsid="21e9668e"/>
    </style:style>
    <style:style style:name="P136" style:family="paragraph" style:parent-style-name="Text_20_body">
      <style:text-properties officeooo:rsid="21597f75" officeooo:paragraph-rsid="21e9668e"/>
    </style:style>
    <style:style style:name="P137" style:family="paragraph" style:parent-style-name="Text_20_body">
      <style:text-properties officeooo:rsid="21e9668e" officeooo:paragraph-rsid="21e9668e"/>
    </style:style>
    <style:style style:name="P138" style:family="paragraph" style:parent-style-name="Text_20_body">
      <style:text-properties officeooo:paragraph-rsid="215a0579"/>
    </style:style>
    <style:style style:name="P139" style:family="paragraph" style:parent-style-name="Text_20_body">
      <style:text-properties officeooo:paragraph-rsid="215a7955"/>
    </style:style>
    <style:style style:name="P140" style:family="paragraph" style:parent-style-name="Text_20_body">
      <style:text-properties officeooo:rsid="21f79b9f" officeooo:paragraph-rsid="21f79b9f"/>
    </style:style>
    <style:style style:name="P141" style:family="paragraph" style:parent-style-name="Text_20_body">
      <style:text-properties officeooo:rsid="22035c33" officeooo:paragraph-rsid="220b2653"/>
    </style:style>
    <style:style style:name="P142" style:family="paragraph" style:parent-style-name="Text_20_body">
      <style:text-properties officeooo:rsid="2205de60" officeooo:paragraph-rsid="2205de60"/>
    </style:style>
    <style:style style:name="P143" style:family="paragraph" style:parent-style-name="Text_20_body">
      <style:text-properties officeooo:rsid="220fea8a" officeooo:paragraph-rsid="220fea8a"/>
    </style:style>
    <style:style style:name="P144" style:family="paragraph" style:parent-style-name="Text_20_body">
      <style:text-properties officeooo:rsid="2210eef5" officeooo:paragraph-rsid="2212f493"/>
    </style:style>
    <style:style style:name="P145" style:family="paragraph" style:parent-style-name="Text_20_body">
      <style:text-properties officeooo:rsid="2210eef5" officeooo:paragraph-rsid="2215a714"/>
    </style:style>
    <style:style style:name="P146" style:family="paragraph" style:parent-style-name="Text_20_body">
      <style:text-properties officeooo:rsid="221a0527" officeooo:paragraph-rsid="221a0527"/>
    </style:style>
    <style:style style:name="P147" style:family="paragraph" style:parent-style-name="Text_20_body">
      <style:text-properties officeooo:rsid="2237b1e2" officeooo:paragraph-rsid="2237b1e2"/>
    </style:style>
    <style:style style:name="P148" style:family="paragraph" style:parent-style-name="Text_20_body">
      <style:text-properties officeooo:rsid="2239f255" officeooo:paragraph-rsid="2239f255"/>
    </style:style>
    <style:style style:name="P149" style:family="paragraph" style:parent-style-name="Text_20_body">
      <style:text-properties officeooo:rsid="224f2e6b" officeooo:paragraph-rsid="224f2e6b"/>
    </style:style>
    <style:style style:name="P150" style:family="paragraph" style:parent-style-name="Text_20_body">
      <style:text-properties officeooo:rsid="226394fa" officeooo:paragraph-rsid="226394fa"/>
    </style:style>
    <style:style style:name="P151" style:family="paragraph" style:parent-style-name="Text_20_body">
      <style:text-properties officeooo:rsid="226d8c63" officeooo:paragraph-rsid="226d8c63"/>
    </style:style>
    <style:style style:name="P152" style:family="paragraph" style:parent-style-name="Text_20_body">
      <style:text-properties officeooo:rsid="228327ad" officeooo:paragraph-rsid="2284bf97"/>
    </style:style>
    <style:style style:name="P153" style:family="paragraph" style:parent-style-name="Text_20_body">
      <style:text-properties officeooo:rsid="2297affa" officeooo:paragraph-rsid="229b2d63"/>
    </style:style>
    <style:style style:name="P154" style:family="paragraph" style:parent-style-name="Text_20_body">
      <style:text-properties officeooo:rsid="229f4bef" officeooo:paragraph-rsid="229f4bef"/>
    </style:style>
    <style:style style:name="P15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5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5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5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5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6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6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62" style:family="paragraph" style:parent-style-name="Example_20_Header">
      <style:text-properties officeooo:paragraph-rsid="0ce95318"/>
    </style:style>
    <style:style style:name="P163" style:family="paragraph" style:parent-style-name="Example_20_Header">
      <style:text-properties officeooo:paragraph-rsid="2049b142"/>
    </style:style>
    <style:style style:name="P164" style:family="paragraph" style:parent-style-name="Example_20_Header">
      <style:text-properties officeooo:rsid="21d5baa3" officeooo:paragraph-rsid="21d5baa3"/>
    </style:style>
    <style:style style:name="P165" style:family="paragraph" style:parent-style-name="Standard">
      <style:paragraph-properties fo:text-align="center" style:justify-single-word="false" fo:break-before="page"/>
    </style:style>
    <style:style style:name="P166" style:family="paragraph" style:parent-style-name="Example">
      <style:text-properties officeooo:rsid="21d5baa3" officeooo:paragraph-rsid="21d5baa3"/>
    </style:style>
    <style:style style:name="P167" style:family="paragraph" style:parent-style-name="Example">
      <style:text-properties fo:font-style="italic" style:font-style-asian="italic" style:font-style-complex="italic"/>
    </style:style>
    <style:style style:name="P16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0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71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72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173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174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175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176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177" style:family="paragraph" style:parent-style-name="Text_20_body" style:list-style-name="L15">
      <style:text-properties fo:language="cs" fo:country="CZ" officeooo:rsid="2022d038" officeooo:paragraph-rsid="21996beb" style:language-asian="cs" style:country-asian="CZ"/>
    </style:style>
    <style:style style:name="P178" style:family="paragraph" style:parent-style-name="Text_20_body" style:list-style-name="L35">
      <style:text-properties fo:language="cs" fo:country="CZ" officeooo:rsid="2022d038" officeooo:paragraph-rsid="22fd30c1" style:language-asian="cs" style:country-asian="CZ"/>
    </style:style>
    <style:style style:name="P179" style:family="paragraph" style:parent-style-name="Text_20_body" style:list-style-name="L35">
      <style:text-properties fo:language="cs" fo:country="CZ" officeooo:rsid="2022d038" officeooo:paragraph-rsid="2313a2d1" style:language-asian="cs" style:country-asian="CZ"/>
    </style:style>
    <style:style style:name="P180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181" style:family="paragraph" style:parent-style-name="Text_20_body" style:list-style-name="L4">
      <style:text-properties fo:language="cs" fo:country="CZ" officeooo:rsid="22e50c1a" officeooo:paragraph-rsid="22e50c1a" style:language-asian="cs" style:country-asian="CZ"/>
    </style:style>
    <style:style style:name="P182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183" style:family="paragraph" style:parent-style-name="Text_20_body" style:list-style-name="L4">
      <style:text-properties fo:language="cs" fo:country="CZ" officeooo:rsid="21605ebf" officeooo:paragraph-rsid="22e7537f" style:language-asian="cs" style:country-asian="CZ"/>
    </style:style>
    <style:style style:name="P184" style:family="paragraph" style:parent-style-name="Text_20_body" style:list-style-name="L4">
      <style:text-properties fo:language="cs" fo:country="CZ" officeooo:rsid="21605ebf" officeooo:paragraph-rsid="22e7a051" style:language-asian="cs" style:country-asian="CZ"/>
    </style:style>
    <style:style style:name="P185" style:family="paragraph" style:parent-style-name="Text_20_body" style:list-style-name="L4">
      <style:text-properties fo:language="cs" fo:country="CZ" officeooo:rsid="21605ebf" officeooo:paragraph-rsid="22efc542" style:language-asian="cs" style:country-asian="CZ"/>
    </style:style>
    <style:style style:name="P186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187" style:family="paragraph" style:parent-style-name="Text_20_body" style:list-style-name="L4">
      <style:text-properties fo:language="cs" fo:country="CZ" officeooo:rsid="22e976b1" officeooo:paragraph-rsid="22eaa210" style:language-asian="cs" style:country-asian="CZ"/>
    </style:style>
    <style:style style:name="P188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18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90" style:family="paragraph" style:parent-style-name="Text_20_body" style:list-style-name="L15">
      <style:text-properties fo:language="cs" fo:country="CZ" officeooo:rsid="21577601" officeooo:paragraph-rsid="2315ffae" style:language-asian="cs" style:country-asian="CZ"/>
    </style:style>
    <style:style style:name="P191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192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193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194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195" style:family="paragraph" style:parent-style-name="Text_20_body" style:list-style-name="L35">
      <style:text-properties style:text-line-through-style="none" style:text-line-through-type="none" fo:language="cs" fo:country="CZ" officeooo:rsid="2022d038" officeooo:paragraph-rsid="22fd30c1" style:language-asian="cs" style:country-asian="CZ"/>
    </style:style>
    <style:style style:name="P196" style:family="paragraph" style:parent-style-name="Text_20_body" style:list-style-name="L35">
      <style:text-properties style:text-line-through-style="none" style:text-line-through-type="none" fo:language="cs" fo:country="CZ" officeooo:rsid="2022d038" officeooo:paragraph-rsid="2313a2d1" style:language-asian="cs" style:country-asian="CZ"/>
    </style:style>
    <style:style style:name="P197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198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199" style:family="paragraph" style:parent-style-name="Text_20_body" style:list-style-name="L1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00" style:family="paragraph" style:parent-style-name="Text_20_body" style:list-style-name="L6">
      <style:text-properties style:text-line-through-style="none" style:text-line-through-type="none" fo:language="cs" fo:country="CZ" officeooo:rsid="21577601" officeooo:paragraph-rsid="23146a11" style:language-asian="cs" style:country-asian="CZ"/>
    </style:style>
    <style:style style:name="P201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02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03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04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05" style:family="paragraph" style:parent-style-name="Text_20_body" style:list-style-name="L8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06" style:family="paragraph" style:parent-style-name="Text_20_body" style:list-style-name="L8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07" style:family="paragraph" style:parent-style-name="Text_20_body" style:list-style-name="L8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08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09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10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11" style:family="paragraph" style:parent-style-name="Text_20_body" style:list-style-name="L8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12" style:family="paragraph" style:parent-style-name="Text_20_body" style:list-style-name="L29">
      <style:text-properties style:text-line-through-style="none" style:text-line-through-type="none" officeooo:rsid="212834b8" officeooo:paragraph-rsid="212834b8"/>
    </style:style>
    <style:style style:name="P213" style:family="paragraph" style:parent-style-name="Text_20_body" style:list-style-name="L3">
      <style:text-properties officeooo:rsid="20ef5728" officeooo:paragraph-rsid="21e9668e"/>
    </style:style>
    <style:style style:name="P214" style:family="paragraph" style:parent-style-name="Text_20_body" style:list-style-name="L4">
      <style:text-properties officeooo:paragraph-rsid="221e937b"/>
    </style:style>
    <style:style style:name="P215" style:family="paragraph" style:parent-style-name="Text_20_body" style:list-style-name="L4">
      <style:text-properties officeooo:rsid="215eb081" officeooo:paragraph-rsid="215eb081"/>
    </style:style>
    <style:style style:name="P216" style:family="paragraph" style:parent-style-name="Text_20_body" style:list-style-name="L4">
      <style:text-properties officeooo:rsid="21605ebf" officeooo:paragraph-rsid="21ab8207"/>
    </style:style>
    <style:style style:name="P217" style:family="paragraph" style:parent-style-name="Text_20_body" style:list-style-name="L5">
      <style:text-properties officeooo:rsid="2052d536" officeooo:paragraph-rsid="205aec31"/>
    </style:style>
    <style:style style:name="P218" style:family="paragraph" style:parent-style-name="Text_20_body" style:list-style-name="L6">
      <style:text-properties officeooo:paragraph-rsid="21556a76"/>
    </style:style>
    <style:style style:name="P219" style:family="paragraph" style:parent-style-name="Text_20_body" style:list-style-name="L6">
      <style:text-properties officeooo:paragraph-rsid="2065d056"/>
    </style:style>
    <style:style style:name="P220" style:family="paragraph" style:parent-style-name="Text_20_body" style:list-style-name="L6">
      <style:text-properties officeooo:rsid="20dd41c4" officeooo:paragraph-rsid="21537a33"/>
    </style:style>
    <style:style style:name="P221" style:family="paragraph" style:parent-style-name="Text_20_body" style:list-style-name="L6">
      <style:text-properties officeooo:rsid="20dd41c4" officeooo:paragraph-rsid="216ba9fc"/>
    </style:style>
    <style:style style:name="P222" style:family="paragraph" style:parent-style-name="Text_20_body" style:list-style-name="L6">
      <style:text-properties officeooo:rsid="21556a76" officeooo:paragraph-rsid="221e54e3"/>
    </style:style>
    <style:style style:name="P223" style:family="paragraph" style:parent-style-name="Text_20_body" style:list-style-name="L8">
      <style:text-properties officeooo:rsid="21556a76" officeooo:paragraph-rsid="231e8445"/>
    </style:style>
    <style:style style:name="P224" style:family="paragraph" style:parent-style-name="Text_20_body" style:list-style-name="L8">
      <style:text-properties officeooo:rsid="21556a76" officeooo:paragraph-rsid="232057a1"/>
    </style:style>
    <style:style style:name="P225" style:family="paragraph" style:parent-style-name="Text_20_body" style:list-style-name="L8">
      <style:text-properties officeooo:rsid="21556a76" officeooo:paragraph-rsid="232231a2"/>
    </style:style>
    <style:style style:name="P226" style:family="paragraph" style:parent-style-name="Text_20_body" style:list-style-name="L6">
      <style:text-properties officeooo:rsid="21537a33" officeooo:paragraph-rsid="21537a33"/>
    </style:style>
    <style:style style:name="P227" style:family="paragraph" style:parent-style-name="Text_20_body" style:list-style-name="L6">
      <style:text-properties officeooo:rsid="21537a33" officeooo:paragraph-rsid="2307f958"/>
    </style:style>
    <style:style style:name="P228" style:family="paragraph" style:parent-style-name="Text_20_body" style:list-style-name="L9">
      <style:text-properties officeooo:rsid="21537a33" officeooo:paragraph-rsid="216a5f13"/>
    </style:style>
    <style:style style:name="P229" style:family="paragraph" style:parent-style-name="Text_20_body">
      <style:text-properties officeooo:rsid="21537a33" officeooo:paragraph-rsid="215a0579"/>
    </style:style>
    <style:style style:name="P230" style:family="paragraph" style:parent-style-name="Text_20_body">
      <style:text-properties officeooo:rsid="21537a33" officeooo:paragraph-rsid="22e7a051"/>
    </style:style>
    <style:style style:name="P231" style:family="paragraph" style:parent-style-name="Text_20_body">
      <style:text-properties officeooo:rsid="21537a33" officeooo:paragraph-rsid="215a7955"/>
    </style:style>
    <style:style style:name="P232" style:family="paragraph" style:parent-style-name="Text_20_body" style:list-style-name="L7">
      <style:text-properties officeooo:paragraph-rsid="21577601"/>
    </style:style>
    <style:style style:name="P233" style:family="paragraph" style:parent-style-name="Text_20_body" style:list-style-name="L6">
      <style:text-properties officeooo:rsid="21577601" officeooo:paragraph-rsid="21577601"/>
    </style:style>
    <style:style style:name="P234" style:family="paragraph" style:parent-style-name="Text_20_body" style:list-style-name="L6">
      <style:text-properties officeooo:rsid="21577601" officeooo:paragraph-rsid="230cf465"/>
    </style:style>
    <style:style style:name="P235" style:family="paragraph" style:parent-style-name="Text_20_body" style:list-style-name="L6">
      <style:text-properties officeooo:rsid="21577601" officeooo:paragraph-rsid="2310fe24"/>
    </style:style>
    <style:style style:name="P236" style:family="paragraph" style:parent-style-name="Text_20_body">
      <style:text-properties officeooo:rsid="21577601" officeooo:paragraph-rsid="21577601"/>
    </style:style>
    <style:style style:name="P237" style:family="paragraph" style:parent-style-name="Text_20_body">
      <style:text-properties officeooo:rsid="21577601" officeooo:paragraph-rsid="22fc745d"/>
    </style:style>
    <style:style style:name="P238" style:family="paragraph" style:parent-style-name="Text_20_body">
      <style:text-properties officeooo:rsid="21577601" officeooo:paragraph-rsid="22fd30c1"/>
    </style:style>
    <style:style style:name="P239" style:family="paragraph" style:parent-style-name="Text_20_body" style:list-style-name="L8">
      <style:text-properties officeooo:rsid="21577601" officeooo:paragraph-rsid="23146a11"/>
    </style:style>
    <style:style style:name="P240" style:family="paragraph" style:parent-style-name="Text_20_body" style:list-style-name="L8">
      <style:text-properties officeooo:paragraph-rsid="2165869a"/>
    </style:style>
    <style:style style:name="P241" style:family="paragraph" style:parent-style-name="Text_20_body" style:list-style-name="L8">
      <style:text-properties officeooo:rsid="216a235d" officeooo:paragraph-rsid="216a235d"/>
    </style:style>
    <style:style style:name="P242" style:family="paragraph" style:parent-style-name="Text_20_body" style:list-style-name="L9">
      <style:text-properties officeooo:paragraph-rsid="216a5f13"/>
    </style:style>
    <style:style style:name="P243" style:family="paragraph" style:parent-style-name="Text_20_body" style:list-style-name="L8">
      <style:text-properties officeooo:rsid="21667c9e" officeooo:paragraph-rsid="216a5f13"/>
    </style:style>
    <style:style style:name="P244" style:family="paragraph" style:parent-style-name="Text_20_body" style:list-style-name="L6">
      <style:text-properties officeooo:rsid="21667c9e" officeooo:paragraph-rsid="216da214"/>
    </style:style>
    <style:style style:name="P245" style:family="paragraph" style:parent-style-name="Text_20_body" style:list-style-name="L35">
      <style:text-properties officeooo:rsid="21667c9e" officeooo:paragraph-rsid="22fd30c1"/>
    </style:style>
    <style:style style:name="P246" style:family="paragraph" style:parent-style-name="Text_20_body" style:list-style-name="L35">
      <style:text-properties officeooo:rsid="21667c9e" officeooo:paragraph-rsid="231251ac"/>
    </style:style>
    <style:style style:name="P247" style:family="paragraph" style:parent-style-name="Text_20_body" style:list-style-name="L10">
      <style:text-properties officeooo:rsid="20cbce30" officeooo:paragraph-rsid="211d0b7d"/>
    </style:style>
    <style:style style:name="P248" style:family="paragraph" style:parent-style-name="Text_20_body" style:list-style-name="L11">
      <style:text-properties officeooo:rsid="20cbce30" officeooo:paragraph-rsid="211d0b7d"/>
    </style:style>
    <style:style style:name="P249" style:family="paragraph" style:parent-style-name="Text_20_body" style:list-style-name="L11">
      <style:text-properties officeooo:rsid="20cd3211" officeooo:paragraph-rsid="211d0b7d"/>
    </style:style>
    <style:style style:name="P250" style:family="paragraph" style:parent-style-name="Text_20_body" style:list-style-name="L11">
      <style:text-properties officeooo:rsid="20d16baa" officeooo:paragraph-rsid="211d0b7d"/>
    </style:style>
    <style:style style:name="P251" style:family="paragraph" style:parent-style-name="Text_20_body" style:list-style-name="L11">
      <style:text-properties officeooo:rsid="21d96890" officeooo:paragraph-rsid="21d96890"/>
    </style:style>
    <style:style style:name="P252" style:family="paragraph" style:parent-style-name="Text_20_body" style:list-style-name="L6">
      <style:text-properties officeooo:rsid="21f72262" officeooo:paragraph-rsid="21f72262"/>
    </style:style>
    <style:style style:name="P253" style:family="paragraph" style:parent-style-name="Text_20_body" style:list-style-name="L12">
      <style:text-properties officeooo:rsid="216fef7d" officeooo:paragraph-rsid="216fef7d"/>
    </style:style>
    <style:style style:name="P254" style:family="paragraph" style:parent-style-name="Text_20_body" style:list-style-name="L6">
      <style:text-properties officeooo:rsid="216fef7d" officeooo:paragraph-rsid="216fef7d"/>
    </style:style>
    <style:style style:name="P255" style:family="paragraph" style:parent-style-name="Text_20_body" style:list-style-name="L13">
      <style:text-properties officeooo:rsid="21f79b9f" officeooo:paragraph-rsid="2202c6b8"/>
    </style:style>
    <style:style style:name="P256" style:family="paragraph" style:parent-style-name="Text_20_body" style:list-style-name="L13">
      <style:text-properties officeooo:rsid="21f79eda" officeooo:paragraph-rsid="21f79eda"/>
    </style:style>
    <style:style style:name="P257" style:family="paragraph" style:parent-style-name="Text_20_body" style:list-style-name="L14">
      <style:text-properties officeooo:rsid="22107167" officeooo:paragraph-rsid="22107167"/>
    </style:style>
    <style:style style:name="P258" style:family="paragraph" style:parent-style-name="Text_20_body" style:list-style-name="L15">
      <style:text-properties officeooo:rsid="21996beb" officeooo:paragraph-rsid="21996beb"/>
    </style:style>
    <style:style style:name="P259" style:family="paragraph" style:parent-style-name="Text_20_body" style:list-style-name="L16">
      <style:text-properties officeooo:rsid="219de3ca" officeooo:paragraph-rsid="219f3a48"/>
    </style:style>
    <style:style style:name="P260" style:family="paragraph" style:parent-style-name="Text_20_body" style:list-style-name="L15">
      <style:text-properties fo:font-style="normal" officeooo:rsid="219de3ca" officeooo:paragraph-rsid="21a0579a" style:font-style-asian="normal" style:font-style-complex="normal"/>
    </style:style>
    <style:style style:name="P261" style:family="paragraph" style:parent-style-name="Text_20_body" style:list-style-name="L17">
      <style:text-properties officeooo:paragraph-rsid="215d4e07"/>
    </style:style>
    <style:style style:name="P262" style:family="paragraph" style:parent-style-name="Text_20_body" style:list-style-name="L17">
      <style:text-properties officeooo:rsid="215d4e07" officeooo:paragraph-rsid="215d4e07"/>
    </style:style>
    <style:style style:name="P263" style:family="paragraph" style:parent-style-name="Text_20_body" style:list-style-name="L18">
      <style:text-properties officeooo:rsid="217f35c7" officeooo:paragraph-rsid="217f35c7"/>
    </style:style>
    <style:style style:name="P264" style:family="paragraph" style:parent-style-name="Text_20_body" style:list-style-name="L19">
      <style:text-properties officeooo:rsid="217f35c7" officeooo:paragraph-rsid="217f35c7"/>
    </style:style>
    <style:style style:name="P265" style:family="paragraph" style:parent-style-name="Text_20_body" style:list-style-name="L20">
      <style:text-properties officeooo:rsid="217f35c7" officeooo:paragraph-rsid="217f35c7"/>
    </style:style>
    <style:style style:name="P266" style:family="paragraph" style:parent-style-name="Text_20_body" style:list-style-name="L21">
      <style:text-properties officeooo:rsid="217f35c7" officeooo:paragraph-rsid="217f35c7"/>
    </style:style>
    <style:style style:name="P267" style:family="paragraph" style:parent-style-name="Text_20_body" style:list-style-name="L22">
      <style:text-properties officeooo:rsid="229f4bef" officeooo:paragraph-rsid="229f4bef"/>
    </style:style>
    <style:style style:name="P268" style:family="paragraph" style:parent-style-name="Text_20_body" style:list-style-name="L23">
      <style:text-properties officeooo:rsid="217d02ee" officeooo:paragraph-rsid="217d02ee"/>
    </style:style>
    <style:style style:name="P269" style:family="paragraph" style:parent-style-name="Text_20_body" style:list-style-name="L24">
      <style:text-properties officeooo:rsid="217cd243" officeooo:paragraph-rsid="217cd243"/>
    </style:style>
    <style:style style:name="P270" style:family="paragraph" style:parent-style-name="Text_20_body" style:list-style-name="L25">
      <style:text-properties officeooo:rsid="21806ad2" officeooo:paragraph-rsid="21806ad2"/>
    </style:style>
    <style:style style:name="P271" style:family="paragraph" style:parent-style-name="Text_20_body" style:list-style-name="L25">
      <style:text-properties officeooo:rsid="2181dc18" officeooo:paragraph-rsid="21806ad2"/>
    </style:style>
    <style:style style:name="P272" style:family="paragraph" style:parent-style-name="Text_20_body" style:list-style-name="L25">
      <style:text-properties officeooo:rsid="2181dc18" officeooo:paragraph-rsid="2181dc18"/>
    </style:style>
    <style:style style:name="P273" style:family="paragraph" style:parent-style-name="Text_20_body" style:list-style-name="L26">
      <style:text-properties officeooo:rsid="2181dc18" officeooo:paragraph-rsid="2181dc18"/>
    </style:style>
    <style:style style:name="P274" style:family="paragraph" style:parent-style-name="Text_20_body" style:list-style-name="L25">
      <style:text-properties officeooo:rsid="2186a45d" officeooo:paragraph-rsid="2186a45d"/>
    </style:style>
    <style:style style:name="P275" style:family="paragraph" style:parent-style-name="Text_20_body" style:list-style-name="L26">
      <style:text-properties officeooo:rsid="21882840" officeooo:paragraph-rsid="21882840"/>
    </style:style>
    <style:style style:name="P276" style:family="paragraph" style:parent-style-name="Text_20_body" style:list-style-name="L27">
      <style:text-properties officeooo:rsid="2128d94f" officeooo:paragraph-rsid="2128d94f"/>
    </style:style>
    <style:style style:name="P277" style:family="paragraph" style:parent-style-name="Text_20_body" style:list-style-name="L28">
      <style:text-properties officeooo:rsid="2128d94f" officeooo:paragraph-rsid="2128d94f"/>
    </style:style>
    <style:style style:name="P278" style:family="paragraph" style:parent-style-name="Text_20_body" style:list-style-name="L30">
      <style:text-properties officeooo:rsid="218cfb5a" officeooo:paragraph-rsid="218cfb5a"/>
    </style:style>
    <style:style style:name="P279" style:family="paragraph" style:parent-style-name="Text_20_body" style:list-style-name="L30">
      <style:text-properties officeooo:rsid="218eee67" officeooo:paragraph-rsid="218eee67"/>
    </style:style>
    <style:style style:name="P280" style:family="paragraph" style:parent-style-name="Text_20_body" style:list-style-name="L30">
      <style:text-properties officeooo:rsid="219226d3" officeooo:paragraph-rsid="219226d3"/>
    </style:style>
    <style:style style:name="P281" style:family="paragraph" style:parent-style-name="Text_20_body" style:list-style-name="L30">
      <style:text-properties officeooo:rsid="218f7dde" officeooo:paragraph-rsid="218f7dde"/>
    </style:style>
    <style:style style:name="P282" style:family="paragraph" style:parent-style-name="Text_20_body" style:list-style-name="L31">
      <style:text-properties officeooo:rsid="2237b1e2" officeooo:paragraph-rsid="2237b1e2"/>
    </style:style>
    <style:style style:name="P283" style:family="paragraph" style:parent-style-name="Text_20_body" style:list-style-name="L32">
      <style:text-properties officeooo:rsid="2237b1e2" officeooo:paragraph-rsid="2237b1e2"/>
    </style:style>
    <style:style style:name="P284" style:family="paragraph" style:parent-style-name="Text_20_body" style:list-style-name="L33">
      <style:text-properties officeooo:rsid="21e40ee3" officeooo:paragraph-rsid="21e40ee3"/>
    </style:style>
    <style:style style:name="P285" style:family="paragraph" style:parent-style-name="Text_20_body">
      <style:text-properties officeooo:rsid="207d25a9" officeooo:paragraph-rsid="22bd6cdb"/>
    </style:style>
    <style:style style:name="P286" style:family="paragraph" style:parent-style-name="Text_20_body">
      <style:text-properties officeooo:rsid="207d25a9" officeooo:paragraph-rsid="230337f0"/>
    </style:style>
    <style:style style:name="P287" style:family="paragraph" style:parent-style-name="Text_20_body">
      <style:text-properties officeooo:rsid="207d25a9" officeooo:paragraph-rsid="207d25a9"/>
    </style:style>
    <style:style style:name="P288" style:family="paragraph" style:parent-style-name="Text_20_body">
      <style:text-properties officeooo:rsid="22d6a232" officeooo:paragraph-rsid="22d9bedb"/>
    </style:style>
    <style:style style:name="P289" style:family="paragraph" style:parent-style-name="Text_20_body">
      <style:text-properties officeooo:rsid="2024c342" officeooo:paragraph-rsid="2024c342"/>
    </style:style>
    <style:style style:name="P290" style:family="paragraph" style:parent-style-name="Text_20_body">
      <style:text-properties officeooo:rsid="2024c342" officeooo:paragraph-rsid="22dd5c36"/>
    </style:style>
    <style:style style:name="P291" style:family="paragraph" style:parent-style-name="Text_20_body">
      <style:text-properties officeooo:rsid="21a77545" officeooo:paragraph-rsid="21a77545"/>
    </style:style>
    <style:style style:name="P292" style:family="paragraph" style:parent-style-name="Text_20_body">
      <style:text-properties officeooo:rsid="2058902b" officeooo:paragraph-rsid="22f1aa78"/>
    </style:style>
    <style:style style:name="P293" style:family="paragraph" style:parent-style-name="Text_20_body" style:list-style-name="L4">
      <style:text-properties officeooo:rsid="22f4aacb" officeooo:paragraph-rsid="22f4aacb"/>
    </style:style>
    <style:style style:name="P294" style:family="paragraph" style:parent-style-name="Text_20_body" style:list-style-name="L35">
      <style:text-properties officeooo:paragraph-rsid="2228c0da"/>
    </style:style>
    <style:style style:name="P295" style:family="paragraph" style:parent-style-name="Text_20_body" style:list-style-name="L35">
      <style:text-properties officeooo:paragraph-rsid="230cf465"/>
    </style:style>
    <style:style style:name="P296" style:family="paragraph" style:parent-style-name="Text_20_body" style:list-style-name="L35">
      <style:text-properties officeooo:paragraph-rsid="2310fe24"/>
    </style:style>
    <style:style style:name="P297" style:family="paragraph" style:parent-style-name="Text_20_body">
      <style:text-properties officeooo:rsid="21211fb4" officeooo:paragraph-rsid="23011463"/>
    </style:style>
    <style:style style:name="P298" style:family="paragraph" style:parent-style-name="Text_20_body">
      <style:text-properties officeooo:rsid="20889469" officeooo:paragraph-rsid="230337f0"/>
    </style:style>
    <style:style style:name="P299" style:family="paragraph" style:parent-style-name="Text_20_body">
      <style:text-properties officeooo:rsid="2089bc52" officeooo:paragraph-rsid="2089bc52"/>
    </style:style>
    <style:style style:name="P300" style:family="paragraph" style:parent-style-name="Text_20_body">
      <style:text-properties officeooo:rsid="207831ef" officeooo:paragraph-rsid="23033a35"/>
    </style:style>
    <style:style style:name="P301" style:family="paragraph" style:parent-style-name="Text_20_body">
      <style:text-properties officeooo:rsid="20774db6" officeooo:paragraph-rsid="23033a35"/>
    </style:style>
    <style:style style:name="P302" style:family="paragraph" style:parent-style-name="Text_20_body">
      <style:text-properties officeooo:rsid="20759c9f" officeooo:paragraph-rsid="23033a35"/>
    </style:style>
    <style:style style:name="P303" style:family="paragraph" style:parent-style-name="Text_20_body">
      <style:text-properties officeooo:rsid="20879cf5" officeooo:paragraph-rsid="23033a35"/>
    </style:style>
    <style:style style:name="P304" style:family="paragraph" style:parent-style-name="Text_20_body">
      <style:text-properties officeooo:rsid="20642488" officeooo:paragraph-rsid="2305469b"/>
    </style:style>
    <style:style style:name="P305" style:family="paragraph" style:parent-style-name="Heading_20_1">
      <style:text-properties officeooo:rsid="108bcbf7" officeooo:paragraph-rsid="202197c0"/>
    </style:style>
    <style:style style:name="P306" style:family="paragraph" style:parent-style-name="Heading_20_1">
      <style:text-properties officeooo:rsid="215d4e07" officeooo:paragraph-rsid="215d4e07"/>
    </style:style>
    <style:style style:name="P307" style:family="paragraph" style:parent-style-name="Heading_20_1">
      <style:text-properties officeooo:rsid="2236b9e5" officeooo:paragraph-rsid="2236b9e5"/>
    </style:style>
    <style:style style:name="P308" style:family="paragraph" style:parent-style-name="Heading_20_1">
      <style:text-properties officeooo:rsid="21e0b25b" officeooo:paragraph-rsid="21e0b25b"/>
    </style:style>
    <style:style style:name="P309" style:family="paragraph" style:parent-style-name="Heading_20_1">
      <style:text-properties officeooo:rsid="21de3bfb" officeooo:paragraph-rsid="21de3bfb"/>
    </style:style>
    <style:style style:name="P310" style:family="paragraph" style:parent-style-name="Heading_20_2">
      <style:text-properties officeooo:paragraph-rsid="21e9668e"/>
    </style:style>
    <style:style style:name="P311" style:family="paragraph" style:parent-style-name="Heading_20_2">
      <style:text-properties officeooo:rsid="21597f75" officeooo:paragraph-rsid="21e9668e"/>
    </style:style>
    <style:style style:name="P312" style:family="paragraph" style:parent-style-name="Heading_20_2">
      <style:text-properties officeooo:rsid="217f35c7" officeooo:paragraph-rsid="217f35c7"/>
    </style:style>
    <style:style style:name="P313" style:family="paragraph" style:parent-style-name="Heading_20_2">
      <style:text-properties officeooo:rsid="212cf21c" officeooo:paragraph-rsid="212cf21c"/>
    </style:style>
    <style:style style:name="P314" style:family="paragraph" style:parent-style-name="Heading_20_2">
      <style:text-properties officeooo:rsid="212b88ed" officeooo:paragraph-rsid="212b88ed"/>
    </style:style>
    <style:style style:name="P315" style:family="paragraph" style:parent-style-name="Heading_20_2">
      <style:text-properties officeooo:rsid="2128d94f" officeooo:paragraph-rsid="2128d94f"/>
    </style:style>
    <style:style style:name="P316" style:family="paragraph" style:parent-style-name="Heading_20_3">
      <style:text-properties officeooo:paragraph-rsid="202197c0"/>
    </style:style>
    <style:style style:name="P317" style:family="paragraph" style:parent-style-name="Heading_20_3">
      <style:text-properties officeooo:paragraph-rsid="202b038b"/>
    </style:style>
    <style:style style:name="P318" style:family="paragraph" style:parent-style-name="Heading_20_3">
      <style:text-properties fo:language="cs" fo:country="CZ" officeooo:paragraph-rsid="202197c0" style:language-asian="cs" style:country-asian="CZ"/>
    </style:style>
    <style:style style:name="P319" style:family="paragraph" style:parent-style-name="Heading_20_3">
      <style:text-properties fo:language="cs" fo:country="CZ" officeooo:paragraph-rsid="20415ce7" style:language-asian="cs" style:country-asian="CZ"/>
    </style:style>
    <style:style style:name="P320" style:family="paragraph" style:parent-style-name="Heading_20_3">
      <style:text-properties officeooo:paragraph-rsid="21e9668e"/>
    </style:style>
    <style:style style:name="P321" style:family="paragraph" style:parent-style-name="Heading_20_3">
      <style:text-properties officeooo:paragraph-rsid="20415ce7"/>
    </style:style>
    <style:style style:name="P322" style:family="paragraph" style:parent-style-name="Heading_20_4">
      <style:text-properties fo:language="cs" fo:country="CZ" officeooo:rsid="22fff2ef" officeooo:paragraph-rsid="22fff2ef" style:language-asian="cs" style:country-asian="CZ"/>
    </style:style>
    <style:style style:name="P323" style:family="paragraph" style:parent-style-name="Heading_20_4">
      <style:text-properties officeooo:rsid="206f2028" officeooo:paragraph-rsid="206f2028"/>
    </style:style>
    <style:style style:name="P324" style:family="paragraph" style:parent-style-name="Heading_20_4">
      <style:text-properties officeooo:rsid="206f2028" officeooo:paragraph-rsid="2302436a"/>
    </style:style>
    <style:style style:name="P325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326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327" style:family="paragraph" style:parent-style-name="Heading_20_4">
      <style:text-properties officeooo:rsid="21a77545" officeooo:paragraph-rsid="22f1962f"/>
    </style:style>
    <style:style style:name="P328" style:family="paragraph" style:parent-style-name="Heading_20_4">
      <style:text-properties officeooo:rsid="2022d038" officeooo:paragraph-rsid="20611930"/>
    </style:style>
    <style:style style:name="P329" style:family="paragraph" style:parent-style-name="Heading_20_5">
      <style:text-properties officeooo:paragraph-rsid="205aec31"/>
    </style:style>
    <style:style style:name="P330" style:family="paragraph" style:parent-style-name="Heading_20_5">
      <style:text-properties officeooo:paragraph-rsid="21ab8207"/>
    </style:style>
    <style:style style:name="P331" style:family="paragraph" style:parent-style-name="Heading_20_5">
      <style:text-properties officeooo:rsid="206449e7" officeooo:paragraph-rsid="206449e7"/>
    </style:style>
    <style:style style:name="P332" style:family="paragraph" style:parent-style-name="Heading_20_5">
      <style:text-properties officeooo:paragraph-rsid="2065587c"/>
    </style:style>
    <style:style style:name="P333" style:family="paragraph" style:parent-style-name="Heading_20_5">
      <style:text-properties officeooo:rsid="20768cfb" officeooo:paragraph-rsid="23033a35"/>
    </style:style>
    <style:style style:name="P334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335" style:family="paragraph" style:parent-style-name="Heading_20_5">
      <style:text-properties officeooo:rsid="20a1bc0a" officeooo:paragraph-rsid="20ace839"/>
    </style:style>
    <style:style style:name="P336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337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338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339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340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341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342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343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344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345" style:family="paragraph" style:parent-style-name="Heading_20_5">
      <style:text-properties officeooo:rsid="2123f7c4" officeooo:paragraph-rsid="2123f7c4"/>
    </style:style>
    <style:style style:name="P346" style:family="paragraph" style:parent-style-name="Heading_20_5">
      <style:text-properties officeooo:paragraph-rsid="2123f7c4"/>
    </style:style>
    <style:style style:name="P347" style:family="paragraph" style:parent-style-name="Heading_20_5">
      <style:text-properties officeooo:paragraph-rsid="21ac324b"/>
    </style:style>
    <style:style style:name="P348" style:family="paragraph" style:parent-style-name="Heading_20_5">
      <style:text-properties officeooo:paragraph-rsid="220231cf"/>
    </style:style>
    <style:style style:name="P349" style:family="paragraph" style:parent-style-name="Heading_20_5">
      <style:text-properties officeooo:paragraph-rsid="22800e48"/>
    </style:style>
    <style:style style:name="P350" style:family="paragraph" style:parent-style-name="Heading_20_5">
      <style:text-properties officeooo:paragraph-rsid="2202b942"/>
    </style:style>
    <style:style style:name="P351" style:family="paragraph" style:parent-style-name="Heading_20_5">
      <style:text-properties officeooo:paragraph-rsid="22035c33"/>
    </style:style>
    <style:style style:name="P352" style:family="paragraph" style:parent-style-name="Heading_20_5">
      <style:text-properties officeooo:paragraph-rsid="2195aae2"/>
    </style:style>
    <style:style style:name="P353" style:family="paragraph" style:parent-style-name="Heading_20_5">
      <style:text-properties officeooo:paragraph-rsid="22f1aa78"/>
    </style:style>
    <style:style style:name="P354" style:family="paragraph" style:parent-style-name="Heading_20_5">
      <style:text-properties officeooo:paragraph-rsid="230337f0"/>
    </style:style>
    <style:style style:name="P355" style:family="paragraph" style:parent-style-name="Heading_20_5">
      <style:text-properties officeooo:paragraph-rsid="23033a35"/>
    </style:style>
    <style:style style:name="P356" style:family="paragraph" style:parent-style-name="Example" style:list-style-name="L34">
      <style:text-properties officeooo:paragraph-rsid="21de3bfb"/>
    </style:style>
    <style:style style:name="P357" style:family="paragraph" style:parent-style-name="Example" style:list-style-name="L34">
      <style:text-properties officeooo:rsid="21ddad74" officeooo:paragraph-rsid="21de3bfb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fo:language="cs" fo:country="CZ" fo:font-style="normal" officeooo:rsid="2157048b" style:language-asian="cs" style:country-asian="CZ" style:font-style-asian="normal" style:font-style-complex="normal"/>
    </style:style>
    <style:style style:name="T18" style:family="text">
      <style:text-properties style:text-line-through-style="none" style:text-line-through-type="none" fo:language="cs" fo:country="CZ" fo:font-style="normal" officeooo:rsid="2065d056" style:language-asian="cs" style:country-asian="CZ" style:font-style-asian="normal" style:font-style-complex="normal"/>
    </style:style>
    <style:style style:name="T19" style:family="text">
      <style:text-properties style:text-line-through-style="none" style:text-line-through-type="none" officeooo:rsid="2128d94f"/>
    </style:style>
    <style:style style:name="T20" style:family="text">
      <style:text-properties style:text-line-through-style="none" style:text-line-through-type="none" officeooo:rsid="2130bbfa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1471276"/>
    </style:style>
    <style:style style:name="T23" style:family="text">
      <style:text-properties style:text-line-through-style="none" style:text-line-through-type="none" officeooo:rsid="22e16dc2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2a871c9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2ac30f8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2c85621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2c8d110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07f958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11354dcd" style:font-style-asian="italic" style:font-style-complex="italic"/>
    </style:style>
    <style:style style:name="T66" style:family="text">
      <style:text-properties fo:language="cs" fo:country="CZ" fo:font-style="normal" style:language-asian="cs" style:country-asian="CZ" style:font-style-asian="normal" style:font-style-complex="normal"/>
    </style:style>
    <style:style style:name="T67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68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69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70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71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72" style:family="text">
      <style:text-properties fo:language="cs" fo:country="CZ" fo:font-style="normal" officeooo:rsid="21556a76" style:language-asian="cs" style:country-asian="CZ" style:font-style-asian="normal" style:font-style-complex="normal"/>
    </style:style>
    <style:style style:name="T7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7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7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7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7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7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2307f958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87" style:family="text">
      <style:text-properties fo:language="cs" fo:country="CZ" style:language-asian="cs" style:country-asian="CZ"/>
    </style:style>
    <style:style style:name="T88" style:family="text">
      <style:text-properties fo:language="cs" fo:country="CZ" officeooo:rsid="20228d7e" style:language-asian="cs" style:country-asian="CZ"/>
    </style:style>
    <style:style style:name="T89" style:family="text">
      <style:text-properties fo:language="cs" fo:country="CZ" officeooo:rsid="2022d038" style:language-asian="cs" style:country-asian="CZ"/>
    </style:style>
    <style:style style:name="T90" style:family="text">
      <style:text-properties fo:language="cs" fo:country="CZ" officeooo:rsid="202364ac" style:language-asian="cs" style:country-asian="CZ"/>
    </style:style>
    <style:style style:name="T91" style:family="text">
      <style:text-properties fo:language="cs" fo:country="CZ" officeooo:rsid="20267c2c" style:language-asian="cs" style:country-asian="CZ"/>
    </style:style>
    <style:style style:name="T92" style:family="text">
      <style:text-properties fo:language="cs" fo:country="CZ" officeooo:rsid="202b1bc4" style:language-asian="cs" style:country-asian="CZ"/>
    </style:style>
    <style:style style:name="T93" style:family="text">
      <style:text-properties fo:language="cs" fo:country="CZ" officeooo:rsid="202b31b7" style:language-asian="cs" style:country-asian="CZ"/>
    </style:style>
    <style:style style:name="T94" style:family="text">
      <style:text-properties fo:language="cs" fo:country="CZ" officeooo:rsid="202c217c" style:language-asian="cs" style:country-asian="CZ"/>
    </style:style>
    <style:style style:name="T95" style:family="text">
      <style:text-properties fo:language="cs" fo:country="CZ" officeooo:rsid="202ffbff" style:language-asian="cs" style:country-asian="CZ"/>
    </style:style>
    <style:style style:name="T96" style:family="text">
      <style:text-properties fo:language="cs" fo:country="CZ" officeooo:rsid="203187de" style:language-asian="cs" style:country-asian="CZ"/>
    </style:style>
    <style:style style:name="T97" style:family="text">
      <style:text-properties fo:language="cs" fo:country="CZ" officeooo:rsid="2033ec3f" style:language-asian="cs" style:country-asian="CZ"/>
    </style:style>
    <style:style style:name="T98" style:family="text">
      <style:text-properties fo:language="cs" fo:country="CZ" officeooo:rsid="203781ed" style:language-asian="cs" style:country-asian="CZ"/>
    </style:style>
    <style:style style:name="T99" style:family="text">
      <style:text-properties fo:language="cs" fo:country="CZ" officeooo:rsid="2038b19c" style:language-asian="cs" style:country-asian="CZ"/>
    </style:style>
    <style:style style:name="T100" style:family="text">
      <style:text-properties fo:language="cs" fo:country="CZ" officeooo:rsid="2065d056" style:language-asian="cs" style:country-asian="CZ"/>
    </style:style>
    <style:style style:name="T101" style:family="text">
      <style:text-properties fo:language="cs" fo:country="CZ" officeooo:rsid="206d0113" style:language-asian="cs" style:country-asian="CZ"/>
    </style:style>
    <style:style style:name="T102" style:family="text">
      <style:text-properties fo:language="cs" fo:country="CZ" officeooo:rsid="2070f8c1" style:language-asian="cs" style:country-asian="CZ"/>
    </style:style>
    <style:style style:name="T103" style:family="text">
      <style:text-properties fo:language="cs" fo:country="CZ" officeooo:rsid="206f2028" style:language-asian="cs" style:country-asian="CZ"/>
    </style:style>
    <style:style style:name="T104" style:family="text">
      <style:text-properties fo:language="cs" fo:country="CZ" officeooo:rsid="20759c9f" style:language-asian="cs" style:country-asian="CZ"/>
    </style:style>
    <style:style style:name="T105" style:family="text">
      <style:text-properties fo:language="cs" fo:country="CZ" officeooo:rsid="20834f4f" style:language-asian="cs" style:country-asian="CZ"/>
    </style:style>
    <style:style style:name="T106" style:family="text">
      <style:text-properties fo:language="cs" fo:country="CZ" officeooo:rsid="20a3122c" style:language-asian="cs" style:country-asian="CZ"/>
    </style:style>
    <style:style style:name="T107" style:family="text">
      <style:text-properties fo:language="cs" fo:country="CZ" officeooo:rsid="20a3c511" style:language-asian="cs" style:country-asian="CZ"/>
    </style:style>
    <style:style style:name="T108" style:family="text">
      <style:text-properties fo:language="cs" fo:country="CZ" officeooo:rsid="20a56c6b" style:language-asian="cs" style:country-asian="CZ"/>
    </style:style>
    <style:style style:name="T109" style:family="text">
      <style:text-properties fo:language="cs" fo:country="CZ" officeooo:rsid="20a75113" style:language-asian="cs" style:country-asian="CZ"/>
    </style:style>
    <style:style style:name="T110" style:family="text">
      <style:text-properties fo:language="cs" fo:country="CZ" officeooo:rsid="20aac5d0" style:language-asian="cs" style:country-asian="CZ"/>
    </style:style>
    <style:style style:name="T111" style:family="text">
      <style:text-properties fo:language="cs" fo:country="CZ" officeooo:rsid="20ace839" style:language-asian="cs" style:country-asian="CZ"/>
    </style:style>
    <style:style style:name="T112" style:family="text">
      <style:text-properties fo:language="cs" fo:country="CZ" officeooo:rsid="2122963b" style:language-asian="cs" style:country-asian="CZ"/>
    </style:style>
    <style:style style:name="T113" style:family="text">
      <style:text-properties fo:language="cs" fo:country="CZ" officeooo:rsid="207b8e54" style:language-asian="cs" style:country-asian="CZ"/>
    </style:style>
    <style:style style:name="T114" style:family="text">
      <style:text-properties fo:language="cs" fo:country="CZ" officeooo:rsid="21537a33" style:language-asian="cs" style:country-asian="CZ"/>
    </style:style>
    <style:style style:name="T115" style:family="text">
      <style:text-properties fo:language="cs" fo:country="CZ" officeooo:rsid="21537fe3" style:language-asian="cs" style:country-asian="CZ"/>
    </style:style>
    <style:style style:name="T116" style:family="text">
      <style:text-properties fo:language="cs" fo:country="CZ" officeooo:rsid="21542a56" style:language-asian="cs" style:country-asian="CZ"/>
    </style:style>
    <style:style style:name="T117" style:family="text">
      <style:text-properties fo:language="cs" fo:country="CZ" officeooo:rsid="21556a76" style:language-asian="cs" style:country-asian="CZ"/>
    </style:style>
    <style:style style:name="T118" style:family="text">
      <style:text-properties fo:language="cs" fo:country="CZ" officeooo:rsid="215a0579" style:language-asian="cs" style:country-asian="CZ"/>
    </style:style>
    <style:style style:name="T119" style:family="text">
      <style:text-properties fo:language="cs" fo:country="CZ" officeooo:rsid="2165869a" style:language-asian="cs" style:country-asian="CZ"/>
    </style:style>
    <style:style style:name="T120" style:family="text">
      <style:text-properties fo:language="cs" fo:country="CZ" officeooo:rsid="21667c9e" style:language-asian="cs" style:country-asian="CZ"/>
    </style:style>
    <style:style style:name="T121" style:family="text">
      <style:text-properties fo:language="cs" fo:country="CZ" officeooo:rsid="216a5f13" style:language-asian="cs" style:country-asian="CZ"/>
    </style:style>
    <style:style style:name="T122" style:family="text">
      <style:text-properties fo:language="cs" fo:country="CZ" officeooo:rsid="216ba9fc" style:language-asian="cs" style:country-asian="CZ"/>
    </style:style>
    <style:style style:name="T123" style:family="text">
      <style:text-properties fo:language="cs" fo:country="CZ" officeooo:rsid="216e27ca" style:language-asian="cs" style:country-asian="CZ"/>
    </style:style>
    <style:style style:name="T124" style:family="text">
      <style:text-properties fo:language="cs" fo:country="CZ" officeooo:rsid="21716f32" style:language-asian="cs" style:country-asian="CZ"/>
    </style:style>
    <style:style style:name="T125" style:family="text">
      <style:text-properties fo:language="cs" fo:country="CZ" officeooo:rsid="21732d93" style:language-asian="cs" style:country-asian="CZ"/>
    </style:style>
    <style:style style:name="T126" style:family="text">
      <style:text-properties fo:language="cs" fo:country="CZ" officeooo:rsid="2194fb18" style:language-asian="cs" style:country-asian="CZ"/>
    </style:style>
    <style:style style:name="T127" style:family="text">
      <style:text-properties fo:language="cs" fo:country="CZ" officeooo:rsid="21966d5f" style:language-asian="cs" style:country-asian="CZ"/>
    </style:style>
    <style:style style:name="T128" style:family="text">
      <style:text-properties fo:language="cs" fo:country="CZ" officeooo:rsid="2196dca8" style:language-asian="cs" style:country-asian="CZ"/>
    </style:style>
    <style:style style:name="T129" style:family="text">
      <style:text-properties fo:language="cs" fo:country="CZ" officeooo:rsid="219aa5af" style:language-asian="cs" style:country-asian="CZ"/>
    </style:style>
    <style:style style:name="T130" style:family="text">
      <style:text-properties fo:language="cs" fo:country="CZ" officeooo:rsid="219f3a48" style:language-asian="cs" style:country-asian="CZ"/>
    </style:style>
    <style:style style:name="T131" style:family="text">
      <style:text-properties fo:language="cs" fo:country="CZ" officeooo:rsid="219f8206" style:language-asian="cs" style:country-asian="CZ"/>
    </style:style>
    <style:style style:name="T132" style:family="text">
      <style:text-properties fo:language="cs" fo:country="CZ" officeooo:rsid="21ab8207" style:language-asian="cs" style:country-asian="CZ"/>
    </style:style>
    <style:style style:name="T133" style:family="text">
      <style:text-properties fo:language="cs" fo:country="CZ" officeooo:rsid="21b78951" style:language-asian="cs" style:country-asian="CZ"/>
    </style:style>
    <style:style style:name="T134" style:family="text">
      <style:text-properties fo:language="cs" fo:country="CZ" officeooo:rsid="21b97db2" style:language-asian="cs" style:country-asian="CZ"/>
    </style:style>
    <style:style style:name="T135" style:family="text">
      <style:text-properties fo:language="cs" fo:country="CZ" officeooo:rsid="21b1e115" style:language-asian="cs" style:country-asian="CZ"/>
    </style:style>
    <style:style style:name="T136" style:family="text">
      <style:text-properties fo:language="cs" fo:country="CZ" officeooo:rsid="21c502f0" style:language-asian="cs" style:country-asian="CZ"/>
    </style:style>
    <style:style style:name="T137" style:family="text">
      <style:text-properties fo:language="cs" fo:country="CZ" officeooo:rsid="21c702bf" style:language-asian="cs" style:country-asian="CZ"/>
    </style:style>
    <style:style style:name="T138" style:family="text">
      <style:text-properties fo:language="cs" fo:country="CZ" officeooo:rsid="21c8752c" style:language-asian="cs" style:country-asian="CZ"/>
    </style:style>
    <style:style style:name="T139" style:family="text">
      <style:text-properties fo:language="cs" fo:country="CZ" officeooo:rsid="21ca4657" style:language-asian="cs" style:country-asian="CZ"/>
    </style:style>
    <style:style style:name="T140" style:family="text">
      <style:text-properties fo:language="cs" fo:country="CZ" officeooo:rsid="21ca843b" style:language-asian="cs" style:country-asian="CZ"/>
    </style:style>
    <style:style style:name="T141" style:family="text">
      <style:text-properties fo:language="cs" fo:country="CZ" officeooo:rsid="21cc25a8" style:language-asian="cs" style:country-asian="CZ"/>
    </style:style>
    <style:style style:name="T142" style:family="text">
      <style:text-properties fo:language="cs" fo:country="CZ" officeooo:rsid="21cc6043" style:language-asian="cs" style:country-asian="CZ"/>
    </style:style>
    <style:style style:name="T143" style:family="text">
      <style:text-properties fo:language="cs" fo:country="CZ" officeooo:rsid="21d0ba1e" style:language-asian="cs" style:country-asian="CZ"/>
    </style:style>
    <style:style style:name="T144" style:family="text">
      <style:text-properties fo:language="cs" fo:country="CZ" officeooo:rsid="21d106c2" style:language-asian="cs" style:country-asian="CZ"/>
    </style:style>
    <style:style style:name="T145" style:family="text">
      <style:text-properties fo:language="cs" fo:country="CZ" officeooo:rsid="21d1cb1f" style:language-asian="cs" style:country-asian="CZ"/>
    </style:style>
    <style:style style:name="T146" style:family="text">
      <style:text-properties fo:language="cs" fo:country="CZ" officeooo:rsid="21d3385f" style:language-asian="cs" style:country-asian="CZ"/>
    </style:style>
    <style:style style:name="T147" style:family="text">
      <style:text-properties fo:language="cs" fo:country="CZ" officeooo:rsid="21d3dbb1" style:language-asian="cs" style:country-asian="CZ"/>
    </style:style>
    <style:style style:name="T148" style:family="text">
      <style:text-properties fo:language="cs" fo:country="CZ" officeooo:rsid="22069267" style:language-asian="cs" style:country-asian="CZ"/>
    </style:style>
    <style:style style:name="T149" style:family="text">
      <style:text-properties fo:language="cs" fo:country="CZ" officeooo:rsid="2209386b" style:language-asian="cs" style:country-asian="CZ"/>
    </style:style>
    <style:style style:name="T150" style:family="text">
      <style:text-properties fo:language="cs" fo:country="CZ" officeooo:rsid="220f5aec" style:language-asian="cs" style:country-asian="CZ"/>
    </style:style>
    <style:style style:name="T151" style:family="text">
      <style:text-properties fo:language="cs" fo:country="CZ" officeooo:rsid="2212f493" style:language-asian="cs" style:country-asian="CZ"/>
    </style:style>
    <style:style style:name="T152" style:family="text">
      <style:text-properties fo:language="cs" fo:country="CZ" officeooo:rsid="22147956" style:language-asian="cs" style:country-asian="CZ"/>
    </style:style>
    <style:style style:name="T153" style:family="text">
      <style:text-properties fo:language="cs" fo:country="CZ" officeooo:rsid="2215a714" style:language-asian="cs" style:country-asian="CZ"/>
    </style:style>
    <style:style style:name="T154" style:family="text">
      <style:text-properties fo:language="cs" fo:country="CZ" officeooo:rsid="221657ce" style:language-asian="cs" style:country-asian="CZ"/>
    </style:style>
    <style:style style:name="T155" style:family="text">
      <style:text-properties fo:language="cs" fo:country="CZ" officeooo:rsid="22197097" style:language-asian="cs" style:country-asian="CZ"/>
    </style:style>
    <style:style style:name="T156" style:family="text">
      <style:text-properties fo:language="cs" fo:country="CZ" officeooo:rsid="221a0527" style:language-asian="cs" style:country-asian="CZ"/>
    </style:style>
    <style:style style:name="T157" style:family="text">
      <style:text-properties fo:language="cs" fo:country="CZ" officeooo:rsid="221e54e3" style:language-asian="cs" style:country-asian="CZ"/>
    </style:style>
    <style:style style:name="T158" style:family="text">
      <style:text-properties fo:language="cs" fo:country="CZ" officeooo:rsid="221e937b" style:language-asian="cs" style:country-asian="CZ"/>
    </style:style>
    <style:style style:name="T159" style:family="text">
      <style:text-properties fo:language="cs" fo:country="CZ" officeooo:rsid="222151e8" style:language-asian="cs" style:country-asian="CZ"/>
    </style:style>
    <style:style style:name="T160" style:family="text">
      <style:text-properties fo:language="cs" fo:country="CZ" officeooo:rsid="2229be1f" style:language-asian="cs" style:country-asian="CZ"/>
    </style:style>
    <style:style style:name="T161" style:family="text">
      <style:text-properties fo:language="cs" fo:country="CZ" officeooo:rsid="223126e4" style:language-asian="cs" style:country-asian="CZ"/>
    </style:style>
    <style:style style:name="T162" style:family="text">
      <style:text-properties fo:language="cs" fo:country="CZ" officeooo:rsid="22334148" style:language-asian="cs" style:country-asian="CZ"/>
    </style:style>
    <style:style style:name="T163" style:family="text">
      <style:text-properties fo:language="cs" fo:country="CZ" officeooo:rsid="223e7fa9" style:language-asian="cs" style:country-asian="CZ"/>
    </style:style>
    <style:style style:name="T164" style:family="text">
      <style:text-properties fo:language="cs" fo:country="CZ" officeooo:rsid="22404075" style:language-asian="cs" style:country-asian="CZ"/>
    </style:style>
    <style:style style:name="T165" style:family="text">
      <style:text-properties fo:language="cs" fo:country="CZ" officeooo:rsid="2242ceb5" style:language-asian="cs" style:country-asian="CZ"/>
    </style:style>
    <style:style style:name="T166" style:family="text">
      <style:text-properties fo:language="cs" fo:country="CZ" officeooo:rsid="22447983" style:language-asian="cs" style:country-asian="CZ"/>
    </style:style>
    <style:style style:name="T167" style:family="text">
      <style:text-properties fo:language="cs" fo:country="CZ" officeooo:rsid="224a5cc5" style:language-asian="cs" style:country-asian="CZ"/>
    </style:style>
    <style:style style:name="T168" style:family="text">
      <style:text-properties fo:language="cs" fo:country="CZ" officeooo:rsid="224b196c" style:language-asian="cs" style:country-asian="CZ"/>
    </style:style>
    <style:style style:name="T169" style:family="text">
      <style:text-properties fo:language="cs" fo:country="CZ" officeooo:rsid="224c7800" style:language-asian="cs" style:country-asian="CZ"/>
    </style:style>
    <style:style style:name="T170" style:family="text">
      <style:text-properties fo:language="cs" fo:country="CZ" officeooo:rsid="224de8a4" style:language-asian="cs" style:country-asian="CZ"/>
    </style:style>
    <style:style style:name="T171" style:family="text">
      <style:text-properties fo:language="cs" fo:country="CZ" officeooo:rsid="224f2e6b" style:language-asian="cs" style:country-asian="CZ"/>
    </style:style>
    <style:style style:name="T172" style:family="text">
      <style:text-properties fo:language="cs" fo:country="CZ" officeooo:rsid="224faa8c" style:language-asian="cs" style:country-asian="CZ"/>
    </style:style>
    <style:style style:name="T173" style:family="text">
      <style:text-properties fo:language="cs" fo:country="CZ" officeooo:rsid="2250e708" style:language-asian="cs" style:country-asian="CZ"/>
    </style:style>
    <style:style style:name="T174" style:family="text">
      <style:text-properties fo:language="cs" fo:country="CZ" officeooo:rsid="2255106c" style:language-asian="cs" style:country-asian="CZ"/>
    </style:style>
    <style:style style:name="T175" style:family="text">
      <style:text-properties fo:language="cs" fo:country="CZ" officeooo:rsid="2257a472" style:language-asian="cs" style:country-asian="CZ"/>
    </style:style>
    <style:style style:name="T176" style:family="text">
      <style:text-properties fo:language="cs" fo:country="CZ" officeooo:rsid="22593a1f" style:language-asian="cs" style:country-asian="CZ"/>
    </style:style>
    <style:style style:name="T177" style:family="text">
      <style:text-properties fo:language="cs" fo:country="CZ" officeooo:rsid="2262950f" style:language-asian="cs" style:country-asian="CZ"/>
    </style:style>
    <style:style style:name="T178" style:family="text">
      <style:text-properties fo:language="cs" fo:country="CZ" officeooo:rsid="2270d6b1" style:language-asian="cs" style:country-asian="CZ"/>
    </style:style>
    <style:style style:name="T179" style:family="text">
      <style:text-properties fo:language="cs" fo:country="CZ" officeooo:rsid="2270e0f8" style:language-asian="cs" style:country-asian="CZ"/>
    </style:style>
    <style:style style:name="T180" style:family="text">
      <style:text-properties fo:language="cs" fo:country="CZ" officeooo:rsid="227187a1" style:language-asian="cs" style:country-asian="CZ"/>
    </style:style>
    <style:style style:name="T181" style:family="text">
      <style:text-properties fo:language="cs" fo:country="CZ" officeooo:rsid="227200b6" style:language-asian="cs" style:country-asian="CZ"/>
    </style:style>
    <style:style style:name="T182" style:family="text">
      <style:text-properties fo:language="cs" fo:country="CZ" officeooo:rsid="22727396" style:language-asian="cs" style:country-asian="CZ"/>
    </style:style>
    <style:style style:name="T183" style:family="text">
      <style:text-properties fo:language="cs" fo:country="CZ" officeooo:rsid="227303f0" style:language-asian="cs" style:country-asian="CZ"/>
    </style:style>
    <style:style style:name="T184" style:family="text">
      <style:text-properties fo:language="cs" fo:country="CZ" officeooo:rsid="22735bcd" style:language-asian="cs" style:country-asian="CZ"/>
    </style:style>
    <style:style style:name="T185" style:family="text">
      <style:text-properties fo:language="cs" fo:country="CZ" officeooo:rsid="2274e3d9" style:language-asian="cs" style:country-asian="CZ"/>
    </style:style>
    <style:style style:name="T186" style:family="text">
      <style:text-properties fo:language="cs" fo:country="CZ" officeooo:rsid="227aef80" style:language-asian="cs" style:country-asian="CZ"/>
    </style:style>
    <style:style style:name="T187" style:family="text">
      <style:text-properties fo:language="cs" fo:country="CZ" officeooo:rsid="227f3f4c" style:language-asian="cs" style:country-asian="CZ"/>
    </style:style>
    <style:style style:name="T188" style:family="text">
      <style:text-properties fo:language="cs" fo:country="CZ" officeooo:rsid="22800e48" style:language-asian="cs" style:country-asian="CZ"/>
    </style:style>
    <style:style style:name="T189" style:family="text">
      <style:text-properties fo:language="cs" fo:country="CZ" officeooo:rsid="2282078d" style:language-asian="cs" style:country-asian="CZ"/>
    </style:style>
    <style:style style:name="T190" style:family="text">
      <style:text-properties fo:language="cs" fo:country="CZ" officeooo:rsid="2283fdc0" style:language-asian="cs" style:country-asian="CZ"/>
    </style:style>
    <style:style style:name="T191" style:family="text">
      <style:text-properties fo:language="cs" fo:country="CZ" officeooo:rsid="2284bf97" style:language-asian="cs" style:country-asian="CZ"/>
    </style:style>
    <style:style style:name="T192" style:family="text">
      <style:text-properties fo:language="cs" fo:country="CZ" officeooo:rsid="2285b6a1" style:language-asian="cs" style:country-asian="CZ"/>
    </style:style>
    <style:style style:name="T193" style:family="text">
      <style:text-properties fo:language="cs" fo:country="CZ" officeooo:rsid="228809ae" style:language-asian="cs" style:country-asian="CZ"/>
    </style:style>
    <style:style style:name="T194" style:family="text">
      <style:text-properties fo:language="cs" fo:country="CZ" officeooo:rsid="161b024d" style:language-asian="cs" style:country-asian="CZ"/>
    </style:style>
    <style:style style:name="T195" style:family="text">
      <style:text-properties fo:language="cs" fo:country="CZ" officeooo:rsid="228a0369" style:language-asian="cs" style:country-asian="CZ"/>
    </style:style>
    <style:style style:name="T196" style:family="text">
      <style:text-properties fo:language="cs" fo:country="CZ" officeooo:rsid="228a2f29" style:language-asian="cs" style:country-asian="CZ"/>
    </style:style>
    <style:style style:name="T197" style:family="text">
      <style:text-properties fo:language="cs" fo:country="CZ" officeooo:rsid="228a945e" style:language-asian="cs" style:country-asian="CZ"/>
    </style:style>
    <style:style style:name="T198" style:family="text">
      <style:text-properties fo:language="cs" fo:country="CZ" officeooo:rsid="228dc0f3" style:language-asian="cs" style:country-asian="CZ"/>
    </style:style>
    <style:style style:name="T199" style:family="text">
      <style:text-properties fo:language="cs" fo:country="CZ" officeooo:rsid="22908664" style:language-asian="cs" style:country-asian="CZ"/>
    </style:style>
    <style:style style:name="T200" style:family="text">
      <style:text-properties fo:language="cs" fo:country="CZ" officeooo:rsid="22925ac4" style:language-asian="cs" style:country-asian="CZ"/>
    </style:style>
    <style:style style:name="T201" style:family="text">
      <style:text-properties fo:language="cs" fo:country="CZ" officeooo:rsid="2293f1b1" style:language-asian="cs" style:country-asian="CZ"/>
    </style:style>
    <style:style style:name="T202" style:family="text">
      <style:text-properties fo:language="cs" fo:country="CZ" officeooo:rsid="2295c09f" style:language-asian="cs" style:country-asian="CZ"/>
    </style:style>
    <style:style style:name="T203" style:family="text">
      <style:text-properties fo:language="cs" fo:country="CZ" officeooo:rsid="2297aba1" style:language-asian="cs" style:country-asian="CZ"/>
    </style:style>
    <style:style style:name="T204" style:family="text">
      <style:text-properties fo:language="cs" fo:country="CZ" officeooo:rsid="2297affa" style:language-asian="cs" style:country-asian="CZ"/>
    </style:style>
    <style:style style:name="T205" style:family="text">
      <style:text-properties fo:language="cs" fo:country="CZ" officeooo:rsid="2299a298" style:language-asian="cs" style:country-asian="CZ"/>
    </style:style>
    <style:style style:name="T206" style:family="text">
      <style:text-properties fo:language="cs" fo:country="CZ" officeooo:rsid="229c2711" style:language-asian="cs" style:country-asian="CZ"/>
    </style:style>
    <style:style style:name="T207" style:family="text">
      <style:text-properties fo:language="cs" fo:country="CZ" officeooo:rsid="22a49575" style:language-asian="cs" style:country-asian="CZ"/>
    </style:style>
    <style:style style:name="T208" style:family="text">
      <style:text-properties fo:language="cs" fo:country="CZ" officeooo:rsid="22a655ef" style:language-asian="cs" style:country-asian="CZ"/>
    </style:style>
    <style:style style:name="T209" style:family="text">
      <style:text-properties fo:language="cs" fo:country="CZ" officeooo:rsid="22a871c9" style:language-asian="cs" style:country-asian="CZ"/>
    </style:style>
    <style:style style:name="T210" style:family="text">
      <style:text-properties fo:language="cs" fo:country="CZ" officeooo:rsid="22ac30f8" style:language-asian="cs" style:country-asian="CZ"/>
    </style:style>
    <style:style style:name="T211" style:family="text">
      <style:text-properties fo:language="cs" fo:country="CZ" officeooo:rsid="22ae25cb" style:language-asian="cs" style:country-asian="CZ"/>
    </style:style>
    <style:style style:name="T212" style:family="text">
      <style:text-properties fo:language="cs" fo:country="CZ" officeooo:rsid="22b022b7" style:language-asian="cs" style:country-asian="CZ"/>
    </style:style>
    <style:style style:name="T213" style:family="text">
      <style:text-properties fo:language="cs" fo:country="CZ" officeooo:rsid="22b20bb0" style:language-asian="cs" style:country-asian="CZ"/>
    </style:style>
    <style:style style:name="T214" style:family="text">
      <style:text-properties fo:language="cs" fo:country="CZ" officeooo:rsid="22ba960b" style:language-asian="cs" style:country-asian="CZ"/>
    </style:style>
    <style:style style:name="T215" style:family="text">
      <style:text-properties fo:language="cs" fo:country="CZ" officeooo:rsid="22c1f3e0" style:language-asian="cs" style:country-asian="CZ"/>
    </style:style>
    <style:style style:name="T216" style:family="text">
      <style:text-properties fo:language="cs" fo:country="CZ" officeooo:rsid="22c85621" style:language-asian="cs" style:country-asian="CZ"/>
    </style:style>
    <style:style style:name="T217" style:family="text">
      <style:text-properties fo:language="cs" fo:country="CZ" officeooo:rsid="22c8d110" style:language-asian="cs" style:country-asian="CZ"/>
    </style:style>
    <style:style style:name="T218" style:family="text">
      <style:text-properties fo:language="cs" fo:country="CZ" officeooo:rsid="22cab344" style:language-asian="cs" style:country-asian="CZ"/>
    </style:style>
    <style:style style:name="T219" style:family="text">
      <style:text-properties fo:language="cs" fo:country="CZ" officeooo:rsid="22cc5d09" style:language-asian="cs" style:country-asian="CZ"/>
    </style:style>
    <style:style style:name="T220" style:family="text">
      <style:text-properties fo:language="cs" fo:country="CZ" officeooo:rsid="22d09261" style:language-asian="cs" style:country-asian="CZ"/>
    </style:style>
    <style:style style:name="T221" style:family="text">
      <style:text-properties fo:language="cs" fo:country="CZ" officeooo:rsid="22e5d946" style:language-asian="cs" style:country-asian="CZ"/>
    </style:style>
    <style:style style:name="T222" style:family="text">
      <style:text-properties fo:language="cs" fo:country="CZ" officeooo:rsid="22e63fb2" style:language-asian="cs" style:country-asian="CZ"/>
    </style:style>
    <style:style style:name="T223" style:family="text">
      <style:text-properties fo:language="cs" fo:country="CZ" officeooo:rsid="22e70ca7" style:language-asian="cs" style:country-asian="CZ"/>
    </style:style>
    <style:style style:name="T224" style:family="text">
      <style:text-properties fo:language="cs" fo:country="CZ" officeooo:rsid="22e7a051" style:language-asian="cs" style:country-asian="CZ"/>
    </style:style>
    <style:style style:name="T225" style:family="text">
      <style:text-properties fo:language="cs" fo:country="CZ" officeooo:rsid="22ec9b08" style:language-asian="cs" style:country-asian="CZ"/>
    </style:style>
    <style:style style:name="T226" style:family="text">
      <style:text-properties fo:language="cs" fo:country="CZ" officeooo:rsid="22f1962f" style:language-asian="cs" style:country-asian="CZ"/>
    </style:style>
    <style:style style:name="T227" style:family="text">
      <style:text-properties fo:language="cs" fo:country="CZ" officeooo:rsid="21a77545" style:language-asian="cs" style:country-asian="CZ"/>
    </style:style>
    <style:style style:name="T228" style:family="text">
      <style:text-properties fo:language="cs" fo:country="CZ" officeooo:rsid="2059a202" style:language-asian="cs" style:country-asian="CZ"/>
    </style:style>
    <style:style style:name="T229" style:family="text">
      <style:text-properties fo:language="cs" fo:country="CZ" officeooo:rsid="22f92fef" style:language-asian="cs" style:country-asian="CZ"/>
    </style:style>
    <style:style style:name="T230" style:family="text">
      <style:text-properties fo:language="cs" fo:country="CZ" officeooo:rsid="22fd6eed" style:language-asian="cs" style:country-asian="CZ"/>
    </style:style>
    <style:style style:name="T231" style:family="text">
      <style:text-properties fo:language="cs" fo:country="CZ" officeooo:rsid="22fe0d01" style:language-asian="cs" style:country-asian="CZ"/>
    </style:style>
    <style:style style:name="T232" style:family="text">
      <style:text-properties fo:language="cs" fo:country="CZ" officeooo:rsid="2302436a" style:language-asian="cs" style:country-asian="CZ"/>
    </style:style>
    <style:style style:name="T233" style:family="text">
      <style:text-properties fo:language="cs" fo:country="CZ" officeooo:rsid="2304ad9b" style:language-asian="cs" style:country-asian="CZ"/>
    </style:style>
    <style:style style:name="T234" style:family="text">
      <style:text-properties fo:language="cs" fo:country="CZ" officeooo:rsid="2307e196" style:language-asian="cs" style:country-asian="CZ"/>
    </style:style>
    <style:style style:name="T235" style:family="text">
      <style:text-properties fo:language="cs" fo:country="CZ" officeooo:rsid="2309bfdf" style:language-asian="cs" style:country-asian="CZ"/>
    </style:style>
    <style:style style:name="T236" style:family="text">
      <style:text-properties fo:language="cs" fo:country="CZ" officeooo:rsid="230ba10e" style:language-asian="cs" style:country-asian="CZ"/>
    </style:style>
    <style:style style:name="T237" style:family="text">
      <style:text-properties fo:language="cs" fo:country="CZ" officeooo:rsid="11354dcd"/>
    </style:style>
    <style:style style:name="T238" style:family="text">
      <style:text-properties fo:language="cs" fo:country="CZ" officeooo:rsid="12a7fb9d"/>
    </style:style>
    <style:style style:name="T239" style:family="text">
      <style:text-properties fo:language="cs" fo:country="CZ" officeooo:rsid="117240dd"/>
    </style:style>
    <style:style style:name="T240" style:family="text">
      <style:text-properties fo:language="cs" fo:country="CZ" officeooo:rsid="119bf22f"/>
    </style:style>
    <style:style style:name="T241" style:family="text">
      <style:text-properties fo:language="cs" fo:country="CZ" officeooo:rsid="11326cea"/>
    </style:style>
    <style:style style:name="T242" style:family="text">
      <style:text-properties fo:language="cs" fo:country="CZ" officeooo:rsid="11729fe3"/>
    </style:style>
    <style:style style:name="T243" style:family="text">
      <style:text-properties fo:language="cs" fo:country="CZ" officeooo:rsid="1172f2c2"/>
    </style:style>
    <style:style style:name="T244" style:family="text">
      <style:text-properties fo:language="cs" fo:country="CZ" officeooo:rsid="119dffd6"/>
    </style:style>
    <style:style style:name="T245" style:family="text">
      <style:text-properties fo:language="cs" fo:country="CZ" officeooo:rsid="21de3bfb"/>
    </style:style>
    <style:style style:name="T246" style:family="text">
      <style:text-properties fo:language="cs" fo:country="CZ" officeooo:rsid="20e96c9d"/>
    </style:style>
    <style:style style:name="T247" style:family="text">
      <style:text-properties fo:language="cs" fo:country="CZ" officeooo:rsid="20e18c0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officeooo:rsid="2068fff3" style:font-style-asian="italic" style:font-style-complex="italic"/>
    </style:style>
    <style:style style:name="T250" style:family="text">
      <style:text-properties fo:font-style="italic" officeooo:rsid="20768cfb" style:font-style-asian="italic" style:font-style-complex="italic"/>
    </style:style>
    <style:style style:name="T251" style:family="text">
      <style:text-properties fo:font-style="italic" officeooo:rsid="20889469" style:font-style-asian="italic" style:font-style-complex="italic"/>
    </style:style>
    <style:style style:name="T252" style:family="text">
      <style:text-properties fo:font-style="italic" officeooo:rsid="20a19e91" style:font-style-asian="italic" style:font-style-complex="italic"/>
    </style:style>
    <style:style style:name="T253" style:family="text">
      <style:text-properties fo:font-style="italic" officeooo:rsid="20f7086f" style:font-style-asian="italic" style:font-style-complex="italic"/>
    </style:style>
    <style:style style:name="T254" style:family="text">
      <style:text-properties fo:font-style="italic" officeooo:rsid="20774db6" style:font-style-asian="italic" style:font-style-complex="italic"/>
    </style:style>
    <style:style style:name="T255" style:family="text">
      <style:text-properties fo:font-style="italic" officeooo:rsid="21b430db" style:font-style-asian="italic" style:font-style-complex="italic"/>
    </style:style>
    <style:style style:name="T256" style:family="text">
      <style:text-properties fo:font-style="italic" officeooo:rsid="21b1e115" style:font-style-asian="italic" style:font-style-complex="italic"/>
    </style:style>
    <style:style style:name="T257" style:family="text">
      <style:text-properties fo:font-style="italic" officeooo:rsid="21ad8828" style:font-style-asian="italic" style:font-style-complex="italic"/>
    </style:style>
    <style:style style:name="T258" style:family="text">
      <style:text-properties fo:font-style="italic" officeooo:rsid="21bdf1e6" style:font-style-asian="italic" style:font-style-complex="italic"/>
    </style:style>
    <style:style style:name="T259" style:family="text">
      <style:text-properties fo:font-style="italic" officeooo:rsid="2209a5d2" style:font-style-asian="italic" style:font-style-complex="italic"/>
    </style:style>
    <style:style style:name="T260" style:family="text">
      <style:text-properties fo:font-style="italic" officeooo:rsid="2264f721" style:font-style-asian="italic" style:font-style-complex="italic"/>
    </style:style>
    <style:style style:name="T261" style:family="text">
      <style:text-properties fo:font-style="italic" officeooo:rsid="2298b5b6" style:font-style-asian="italic" style:font-style-complex="italic"/>
    </style:style>
    <style:style style:name="T262" style:family="text">
      <style:text-properties fo:font-style="italic" officeooo:rsid="21adb664" style:font-style-asian="italic" style:font-style-complex="italic"/>
    </style:style>
    <style:style style:name="T263" style:family="text">
      <style:text-properties fo:font-style="italic" officeooo:rsid="22bd1088" style:font-style-asian="italic" style:font-style-complex="italic"/>
    </style:style>
    <style:style style:name="T264" style:family="text">
      <style:text-properties fo:font-style="normal" style:font-style-asian="normal" style:font-style-complex="normal"/>
    </style:style>
    <style:style style:name="T265" style:family="text">
      <style:text-properties fo:font-style="normal" officeooo:rsid="2231cc63" style:font-style-asian="normal" style:font-style-complex="normal"/>
    </style:style>
    <style:style style:name="T266" style:family="text">
      <style:text-properties fo:font-style="normal" officeooo:rsid="2157048b" style:font-style-asian="normal" style:font-style-complex="normal"/>
    </style:style>
    <style:style style:name="T267" style:family="text">
      <style:text-properties fo:font-style="normal" officeooo:rsid="2065d056" style:font-style-asian="normal" style:font-style-complex="normal"/>
    </style:style>
    <style:style style:name="T268" style:family="text">
      <style:text-properties fo:font-style="normal" style:text-underline-style="none" style:font-style-asian="normal" style:font-style-complex="normal"/>
    </style:style>
    <style:style style:name="T269" style:family="text">
      <style:text-properties fo:font-style="normal" style:text-underline-style="none" officeooo:rsid="22f7ad49" style:font-style-asian="normal" style:font-style-complex="normal"/>
    </style:style>
    <style:style style:name="T270" style:family="text">
      <style:text-properties officeooo:rsid="201d0560"/>
    </style:style>
    <style:style style:name="T271" style:family="text">
      <style:text-properties officeooo:rsid="20270e3e"/>
    </style:style>
    <style:style style:name="T272" style:family="text">
      <style:text-properties officeooo:rsid="2027dbf6"/>
    </style:style>
    <style:style style:name="T273" style:family="text">
      <style:text-properties officeooo:rsid="20298579"/>
    </style:style>
    <style:style style:name="T274" style:family="text">
      <style:text-properties officeooo:rsid="203a73cb"/>
    </style:style>
    <style:style style:name="T275" style:family="text">
      <style:text-properties officeooo:rsid="205345cd"/>
    </style:style>
    <style:style style:name="T276" style:family="text">
      <style:text-properties officeooo:rsid="2058902b"/>
    </style:style>
    <style:style style:name="T277" style:family="text">
      <style:text-properties officeooo:rsid="205cb6a1"/>
    </style:style>
    <style:style style:name="T278" style:family="text">
      <style:text-properties officeooo:rsid="2065587c"/>
    </style:style>
    <style:style style:name="T279" style:family="text">
      <style:text-properties officeooo:rsid="2068fff3"/>
    </style:style>
    <style:style style:name="T280" style:family="text">
      <style:text-properties officeooo:rsid="206acc77"/>
    </style:style>
    <style:style style:name="T281" style:family="text">
      <style:text-properties officeooo:rsid="20768cfb"/>
    </style:style>
    <style:style style:name="T282" style:family="text">
      <style:text-properties officeooo:rsid="207a19a7"/>
    </style:style>
    <style:style style:name="T283" style:family="text">
      <style:text-properties officeooo:rsid="207e1207"/>
    </style:style>
    <style:style style:name="T284" style:family="text">
      <style:text-properties officeooo:rsid="207fb675"/>
    </style:style>
    <style:style style:name="T285" style:family="text">
      <style:text-properties officeooo:rsid="208751d0"/>
    </style:style>
    <style:style style:name="T286" style:family="text">
      <style:text-properties officeooo:rsid="20889469"/>
    </style:style>
    <style:style style:name="T287" style:family="text">
      <style:text-properties officeooo:rsid="209a6c6f"/>
    </style:style>
    <style:style style:name="T288" style:family="text">
      <style:text-properties officeooo:rsid="20a19e91"/>
    </style:style>
    <style:style style:name="T289" style:family="text">
      <style:text-properties fo:font-size="9.5pt" fo:letter-spacing="0.009cm" fo:language="cs" fo:country="CZ" style:font-size-asian="9.5pt" style:language-asian="cs" style:country-asian="CZ"/>
    </style:style>
    <style:style style:name="T290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291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292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293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294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295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296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297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298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299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00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01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02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03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04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05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06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07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08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09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10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11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12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13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14" style:family="text">
      <style:text-properties fo:font-size="9.5pt" fo:language="cs" fo:country="CZ" style:font-size-asian="9.5pt" style:language-asian="cs" style:country-asian="CZ"/>
    </style:style>
    <style:style style:name="T315" style:family="text">
      <style:text-properties fo:font-size="9.5pt" fo:language="cs" fo:country="CZ" officeooo:rsid="227d5938" style:font-size-asian="9.5pt" style:language-asian="cs" style:country-asian="CZ"/>
    </style:style>
    <style:style style:name="T316" style:family="text">
      <style:text-properties fo:language="en" fo:country="US" officeooo:rsid="20e18c0c"/>
    </style:style>
    <style:style style:name="T317" style:family="text">
      <style:text-properties fo:language="en" fo:country="US" officeooo:rsid="20f1f757"/>
    </style:style>
    <style:style style:name="T318" style:family="text">
      <style:text-properties officeooo:rsid="20f7086f"/>
    </style:style>
    <style:style style:name="T319" style:family="text">
      <style:text-properties officeooo:rsid="2112f312"/>
    </style:style>
    <style:style style:name="T320" style:family="text">
      <style:text-properties officeooo:rsid="211e75b5"/>
    </style:style>
    <style:style style:name="T321" style:family="text">
      <style:text-properties officeooo:rsid="212a64e3"/>
    </style:style>
    <style:style style:name="T322" style:family="text">
      <style:text-properties officeooo:rsid="212cf64d"/>
    </style:style>
    <style:style style:name="T323" style:family="text">
      <style:text-properties officeooo:rsid="2130bbfa"/>
    </style:style>
    <style:style style:name="T324" style:family="text">
      <style:text-properties officeooo:rsid="213d0be9"/>
    </style:style>
    <style:style style:name="T325" style:family="text">
      <style:text-properties officeooo:rsid="2145b31d"/>
    </style:style>
    <style:style style:name="T326" style:family="text">
      <style:text-properties officeooo:rsid="21464600"/>
    </style:style>
    <style:style style:name="T327" style:family="text">
      <style:text-properties officeooo:rsid="214ce48d"/>
    </style:style>
    <style:style style:name="T328" style:family="text">
      <style:text-properties officeooo:rsid="2163e5a4"/>
    </style:style>
    <style:style style:name="T329" style:family="text">
      <style:text-properties officeooo:rsid="2164a9a6"/>
    </style:style>
    <style:style style:name="T330" style:family="text">
      <style:text-properties officeooo:rsid="2164d857"/>
    </style:style>
    <style:style style:name="T331" style:family="text">
      <style:text-properties officeooo:rsid="21674554"/>
    </style:style>
    <style:style style:name="T332" style:family="text">
      <style:text-properties officeooo:rsid="216a5f13"/>
    </style:style>
    <style:style style:name="T333" style:family="text">
      <style:text-properties officeooo:rsid="217d02ee"/>
    </style:style>
    <style:style style:name="T334" style:family="text">
      <style:text-properties officeooo:rsid="2184f07a"/>
    </style:style>
    <style:style style:name="T335" style:family="text">
      <style:text-properties officeooo:rsid="218524ad"/>
    </style:style>
    <style:style style:name="T336" style:family="text">
      <style:text-properties officeooo:rsid="218aa52e"/>
    </style:style>
    <style:style style:name="T337" style:family="text">
      <style:text-properties officeooo:rsid="218ba0c0"/>
    </style:style>
    <style:style style:name="T338" style:family="text">
      <style:text-properties officeooo:rsid="218eee67"/>
    </style:style>
    <style:style style:name="T339" style:family="text">
      <style:text-properties officeooo:rsid="21906387"/>
    </style:style>
    <style:style style:name="T340" style:family="text">
      <style:text-properties officeooo:rsid="2195b040"/>
    </style:style>
    <style:style style:name="T341" style:family="text">
      <style:text-properties officeooo:rsid="2197e806"/>
    </style:style>
    <style:style style:name="T342" style:family="text">
      <style:text-properties officeooo:rsid="2198b31a"/>
    </style:style>
    <style:style style:name="T343" style:family="text">
      <style:text-properties officeooo:rsid="21996beb"/>
    </style:style>
    <style:style style:name="T344" style:family="text">
      <style:text-properties officeooo:rsid="21a922d0"/>
    </style:style>
    <style:style style:name="T345" style:family="text">
      <style:text-properties officeooo:rsid="21adb664"/>
    </style:style>
    <style:style style:name="T346" style:family="text">
      <style:text-properties officeooo:rsid="21b04fb0"/>
    </style:style>
    <style:style style:name="T347" style:family="text">
      <style:text-properties officeooo:rsid="21b1e115"/>
    </style:style>
    <style:style style:name="T348" style:family="text">
      <style:text-properties officeooo:rsid="21b3d0c4"/>
    </style:style>
    <style:style style:name="T349" style:family="text">
      <style:text-properties officeooo:rsid="21b6cacf"/>
    </style:style>
    <style:style style:name="T350" style:family="text">
      <style:text-properties officeooo:rsid="21b97db2"/>
    </style:style>
    <style:style style:name="T351" style:family="text">
      <style:text-properties officeooo:rsid="21bdf1e6"/>
    </style:style>
    <style:style style:name="T352" style:family="text">
      <style:text-properties officeooo:rsid="21c21dcb"/>
    </style:style>
    <style:style style:name="T353" style:family="text">
      <style:text-properties officeooo:rsid="21d6f3b6"/>
    </style:style>
    <style:style style:name="T354" style:family="text">
      <style:text-properties officeooo:rsid="21d77dca"/>
    </style:style>
    <style:style style:name="T355" style:family="text">
      <style:text-properties officeooo:rsid="21d784b3"/>
    </style:style>
    <style:style style:name="T356" style:family="text">
      <style:text-properties officeooo:rsid="21d9cbd9"/>
    </style:style>
    <style:style style:name="T357" style:family="text">
      <style:text-properties officeooo:rsid="21e28bc8"/>
    </style:style>
    <style:style style:name="T358" style:family="text">
      <style:text-properties officeooo:rsid="21e40ee3"/>
    </style:style>
    <style:style style:name="T359" style:family="text">
      <style:text-properties officeooo:rsid="21e767d4"/>
    </style:style>
    <style:style style:name="T360" style:family="text">
      <style:text-properties officeooo:rsid="21e88bb8"/>
    </style:style>
    <style:style style:name="T361" style:family="text">
      <style:text-properties officeooo:rsid="21e9668e"/>
    </style:style>
    <style:style style:name="T362" style:family="text">
      <style:text-properties officeooo:rsid="2209a5d2"/>
    </style:style>
    <style:style style:name="T363" style:family="text">
      <style:text-properties officeooo:rsid="220b2653"/>
    </style:style>
    <style:style style:name="T364" style:family="text">
      <style:text-properties officeooo:rsid="220d11cf"/>
    </style:style>
    <style:style style:name="T365" style:family="text">
      <style:text-properties officeooo:rsid="220e90a3"/>
    </style:style>
    <style:style style:name="T366" style:family="text">
      <style:text-properties officeooo:rsid="221e3299"/>
    </style:style>
    <style:style style:name="T367" style:family="text">
      <style:text-properties officeooo:rsid="21316e66"/>
    </style:style>
    <style:style style:name="T368" style:family="text">
      <style:text-properties officeooo:rsid="20f1f757"/>
    </style:style>
    <style:style style:name="T369" style:family="text">
      <style:text-properties officeooo:rsid="21084381"/>
    </style:style>
    <style:style style:name="T370" style:family="text">
      <style:text-properties officeooo:rsid="2237b1e2"/>
    </style:style>
    <style:style style:name="T371" style:family="text">
      <style:text-properties officeooo:rsid="2238d29b"/>
    </style:style>
    <style:style style:name="T372" style:family="text">
      <style:text-properties officeooo:rsid="223bb682"/>
    </style:style>
    <style:style style:name="T373" style:family="text">
      <style:text-properties officeooo:rsid="22439781"/>
    </style:style>
    <style:style style:name="T374" style:family="text">
      <style:text-properties officeooo:rsid="22447983"/>
    </style:style>
    <style:style style:name="T375" style:family="text">
      <style:text-properties officeooo:rsid="224eb86c"/>
    </style:style>
    <style:style style:name="T376" style:family="text">
      <style:text-properties officeooo:rsid="2264f721"/>
    </style:style>
    <style:style style:name="T377" style:family="text">
      <style:text-properties officeooo:rsid="2267e6f5"/>
    </style:style>
    <style:style style:name="T378" style:family="text">
      <style:text-properties officeooo:rsid="228a945e"/>
    </style:style>
    <style:style style:name="T379" style:family="text">
      <style:text-properties officeooo:rsid="2298b5b6"/>
    </style:style>
    <style:style style:name="T380" style:family="text">
      <style:text-properties officeooo:rsid="229b2d63"/>
    </style:style>
    <style:style style:name="T381" style:family="text">
      <style:text-properties officeooo:rsid="229d0d91"/>
    </style:style>
    <style:style style:name="T382" style:family="text">
      <style:text-properties officeooo:rsid="229deefa"/>
    </style:style>
    <style:style style:name="T383" style:family="text">
      <style:text-properties officeooo:rsid="22a758fa"/>
    </style:style>
    <style:style style:name="T384" style:family="text">
      <style:text-properties officeooo:rsid="22ac7656"/>
    </style:style>
    <style:style style:name="T385" style:family="text">
      <style:text-properties officeooo:rsid="22b85964"/>
    </style:style>
    <style:style style:name="T386" style:family="text">
      <style:text-properties officeooo:rsid="22ba25be"/>
    </style:style>
    <style:style style:name="T387" style:family="text">
      <style:text-properties officeooo:rsid="22ba960b"/>
    </style:style>
    <style:style style:name="T388" style:family="text">
      <style:text-properties officeooo:rsid="22bd1088"/>
    </style:style>
    <style:style style:name="T389" style:family="text">
      <style:text-properties officeooo:rsid="22c10484"/>
    </style:style>
    <style:style style:name="T390" style:family="text">
      <style:text-properties officeooo:rsid="22c43c3b"/>
    </style:style>
    <style:style style:name="T391" style:family="text">
      <style:text-properties officeooo:rsid="22c58244"/>
    </style:style>
    <style:style style:name="T392" style:family="text">
      <style:text-properties officeooo:rsid="22cefbdb"/>
    </style:style>
    <style:style style:name="T393" style:family="text">
      <style:text-properties officeooo:rsid="22d30b1a"/>
    </style:style>
    <style:style style:name="T394" style:family="text">
      <style:text-properties officeooo:rsid="204f4e25"/>
    </style:style>
    <style:style style:name="T395" style:family="text">
      <style:text-properties officeooo:rsid="22d854a9"/>
    </style:style>
    <style:style style:name="T396" style:family="text">
      <style:text-properties officeooo:rsid="22dd5c36"/>
    </style:style>
    <style:style style:name="T397" style:family="text">
      <style:text-properties officeooo:rsid="22defc71"/>
    </style:style>
    <style:style style:name="T398" style:family="text">
      <style:text-properties officeooo:rsid="22df6b66"/>
    </style:style>
    <style:style style:name="T399" style:family="text">
      <style:text-properties officeooo:rsid="22df90f7"/>
    </style:style>
    <style:style style:name="T400" style:family="text">
      <style:text-properties officeooo:rsid="22e50c1a"/>
    </style:style>
    <style:style style:name="T401" style:family="text">
      <style:text-properties officeooo:rsid="2022d038"/>
    </style:style>
    <style:style style:name="T402" style:family="text">
      <style:text-properties officeooo:rsid="22e5bb83"/>
    </style:style>
    <style:style style:name="T403" style:family="text">
      <style:text-properties officeooo:rsid="22e7537f"/>
    </style:style>
    <style:style style:name="T404" style:family="text">
      <style:text-properties officeooo:rsid="22f5da9a"/>
    </style:style>
    <style:style style:name="T405" style:family="text">
      <style:text-properties officeooo:rsid="2304ad9b"/>
    </style:style>
    <style:style style:name="T406" style:family="text">
      <style:text-properties officeooo:rsid="2305469b"/>
    </style:style>
    <style:style style:name="T407" style:family="text">
      <style:text-properties officeooo:rsid="230565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/>
      <text:p text:style-name="P134"/>
      <text:p text:style-name="P5"/>
      <text:p text:style-name="Text_20_body"/>
      <text:p text:style-name="Text_20_body"/>
      <text:p text:style-name="P160">Dračák</text:p>
      <text:p text:style-name="P155"/>
      <text:p text:style-name="P155"/>
      <text:p text:style-name="P161">podle staré školy</text:p>
      <text:p text:style-name="P156"/>
      <text:p text:style-name="P157">(koncept pravidel)</text:p>
      <text:p text:style-name="P156"/>
      <text:p text:style-name="P156"/>
      <text:p text:style-name="P156"/>
      <text:p text:style-name="P156"/>
      <text:p text:style-name="P156"/>
      <text:p text:style-name="P158">Společenská hra na prožívání příběhů</text:p>
      <text:p text:style-name="P158"/>
      <text:p text:style-name="P159"/>
      <text:p text:style-name="P3">Michal Světlý</text:p>
      <text:p text:style-name="P1"><text:soft-page-break/></text:p>
      <text:p text:style-name="P16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8"><text:a xlink:type="simple" xlink:href="#__RefHeading___Toc21875_1991418811" text:style-name="Internet_20_link" text:visited-style-name="Internet_20_link">Tvoje postava</text:a><text:tab/>5</text:p>
          <text:p text:style-name="P169"><text:a xlink:type="simple" xlink:href="#__RefHeading___Toc21879_1991418811" text:style-name="Internet_20_link" text:visited-style-name="Internet_20_link">Rasy</text:a><text:tab/>5</text:p>
          <text:p text:style-name="P169"><text:a xlink:type="simple" xlink:href="#__RefHeading___Toc21881_1991418811" text:style-name="Internet_20_link" text:visited-style-name="Internet_20_link">Povolání tvé postavy</text:a><text:tab/>7</text:p>
          <text:p text:style-name="P169"><text:a xlink:type="simple" xlink:href="#__RefHeading___Toc36196_611713307" text:style-name="Internet_20_link" text:visited-style-name="Internet_20_link">Vlastnosti</text:a><text:tab/>7</text:p>
          <text:p text:style-name="P169"><text:a xlink:type="simple" xlink:href="#__RefHeading___Toc36198_611713307" text:style-name="Internet_20_link" text:visited-style-name="Internet_20_link">Počet životů</text:a><text:tab/>8</text:p>
          <text:p text:style-name="P169"><text:a xlink:type="simple" xlink:href="#__RefHeading___Toc1648_4210766435" text:style-name="Internet_20_link" text:visited-style-name="Internet_20_link">Kouzla, recepty a schopnosti</text:a><text:tab/>8</text:p>
          <text:p text:style-name="P169"><text:a xlink:type="simple" xlink:href="#__RefHeading___Toc17048_4210766435" text:style-name="Internet_20_link" text:visited-style-name="Internet_20_link">Dovednosti</text:a><text:tab/>8</text:p>
          <text:p text:style-name="P168"><text:a xlink:type="simple" xlink:href="#__RefHeading___Toc36200_611713307" text:style-name="Internet_20_link" text:visited-style-name="Internet_20_link">Povolání</text:a><text:tab/>11</text:p>
          <text:p text:style-name="P168"><text:a xlink:type="simple" xlink:href="#__RefHeading___Toc1650_4210766435" text:style-name="Internet_20_link" text:visited-style-name="Internet_20_link">Zranění a léčba</text:a><text:tab/>35</text:p>
          <text:p text:style-name="P168"><text:a xlink:type="simple" xlink:href="#__RefHeading___Toc17052_4210766435" text:style-name="Internet_20_link" text:visited-style-name="Internet_20_link">Magické předměty</text:a><text:tab/>36</text:p>
          <text:p text:style-name="P168"><text:a xlink:type="simple" xlink:href="#__RefHeading___Toc1652_4210766435" text:style-name="Internet_20_link" text:visited-style-name="Internet_20_link">Boj a jiná nebezpečí</text:a><text:tab/>37</text:p>
          <text:p text:style-name="P169"><text:a xlink:type="simple" xlink:href="#__RefHeading___Toc17054_4210766435" text:style-name="Internet_20_link" text:visited-style-name="Internet_20_link">Vzdálenosti</text:a><text:tab/>37</text:p>
          <text:p text:style-name="P169"><text:a xlink:type="simple" xlink:href="#__RefHeading___Toc1654_4210766435" text:style-name="Internet_20_link" text:visited-style-name="Internet_20_link">Kola</text:a><text:tab/>37</text:p>
          <text:p text:style-name="P169"><text:a xlink:type="simple" xlink:href="#__RefHeading___Toc1656_4210766435" text:style-name="Internet_20_link" text:visited-style-name="Internet_20_link">Záměry</text:a><text:tab/>37</text:p>
          <text:p text:style-name="P169"><text:a xlink:type="simple" xlink:href="#__RefHeading___Toc1658_4210766435" text:style-name="Internet_20_link" text:visited-style-name="Internet_20_link">Hody</text:a><text:tab/>38</text:p>
          <text:p text:style-name="P169"><text:a xlink:type="simple" xlink:href="#__RefHeading___Toc1660_4210766435" text:style-name="Internet_20_link" text:visited-style-name="Internet_20_link">Výhody a nevýhody</text:a><text:tab/>40</text:p>
          <text:p text:style-name="P169"><text:a xlink:type="simple" xlink:href="#__RefHeading___Toc1662_4210766435" text:style-name="Internet_20_link" text:visited-style-name="Internet_20_link">Pasti a jedy</text:a><text:tab/>40</text:p>
          <text:p text:style-name="P169"><text:a xlink:type="simple" xlink:href="#__RefHeading___Toc17056_4210766435" text:style-name="Internet_20_link" text:visited-style-name="Internet_20_link">Zbraně, zbroje a štíty</text:a><text:tab/>41</text:p>
          <text:p text:style-name="P169"><text:a xlink:type="simple" xlink:href="#__RefHeading___Toc17058_4210766435" text:style-name="Internet_20_link" text:visited-style-name="Internet_20_link">Hlášení útoku</text:a><text:tab/>42</text:p>
          <text:p text:style-name="P168"><text:a xlink:type="simple" xlink:href="#__RefHeading___Toc36202_611713307" text:style-name="Internet_20_link" text:visited-style-name="Internet_20_link">Hledání, skrývání a plížení</text:a><text:tab/>43</text:p>
          <text:p text:style-name="P169"><text:a xlink:type="simple" xlink:href="#__RefHeading___Toc36204_611713307" text:style-name="Internet_20_link" text:visited-style-name="Internet_20_link">Hledání</text:a><text:tab/>43</text:p>
          <text:p text:style-name="P169"><text:a xlink:type="simple" xlink:href="#__RefHeading___Toc36206_611713307" text:style-name="Internet_20_link" text:visited-style-name="Internet_20_link">Postřeh a plížení</text:a><text:tab/>43</text:p>
          <text:p text:style-name="P168"><text:a xlink:type="simple" xlink:href="#__RefHeading___Toc12113_526618153" text:style-name="Internet_20_link" text:visited-style-name="Internet_20_link">Zvyšování vlastností</text:a><text:tab/>44</text:p>
          <text:p text:style-name="P168"><text:a xlink:type="simple" xlink:href="#__RefHeading___Toc12115_526618153" text:style-name="Internet_20_link" text:visited-style-name="Internet_20_link">Náhodný hod</text:a><text:tab/>45</text:p>
        </text:index-body>
      </text:table-of-content>
      <text:p text:style-name="P162"/>
      <text:p text:style-name="P4"/>
      <text:p text:style-name="P2">Verze 0.<text:span text:style-name="T382">3</text:span></text:p>
      <text:p text:style-name="P162">Poděkování</text:p>
      <text:p text:style-name="Example">Tato příručka <text:span text:style-name="T270">je silně inspirovaná titulem</text:span> Dračí Doupě vydan<text:span text:style-name="T324">ým</text:span> nakladatelstvím Altar. Rád bych touto formou poděkoval autorům originálních pravidel Dračího doupěte, jmenovitě:</text:p>
      <text:p text:style-name="Example">AUTOR PROJEKTU: Martin Klíma</text:p>
      <text:p text:style-name="Example"><text:soft-page-break/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64">Nápady a připomínkami přispěli:</text:p>
      <text:p text:style-name="P166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305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316" text:outline-level="3">Člověk</text:h>
      <text:p text:style-name="Text_20_body"><text:span text:style-name="T88">VELIKOST: 6<text:line-break/></text:span><text:span text:style-name="T87">VLASTNOSTI: Síla 1-3, Finesa 1-3, Duše 1-3 </text:span><text:span text:style-name="T89"><text:line-break/></text:span><text:span text:style-name="T90">SCHOPNOST: Všestrannost</text:span></text:p>
      <text:p text:style-name="P163">Všestrannost</text:p>
      <text:p text:style-name="P289">Jako člověk si můžeš <text:span text:style-name="T396">vybrat jednu z následujících schopností, i když nemáš příslušné povolání:</text:span></text:p>
      <text:p text:style-name="P290"><text:span text:style-name="T397">Od válečníka: </text:span><text:span text:style-name="T248">Zastrašení, Útok na dva cíle, Ochránce</text:span><text:line-break/><text:span text:style-name="T397">Od hraničáře: </text:span><text:span text:style-name="T248">Pouto se zvířetem, Mluvení se zvířaty</text:span><text:line-break/><text:span text:style-name="T397">Od zloděje: </text:span><text:span text:style-name="T248">Získání důvěry, Bezpečný dopad, Obří skoky, Chytání střel</text:span></text:p>
      <text:h text:style-name="Heading_20_4" text:outline-level="4">Barbar</text:h>
      <text:p text:style-name="P6"><text:span text:style-name="T88">VELIKOST: 6<text:line-break/>VLASTNOSTI: Síla 2-3, Finesa 1-3, Duše 1-3</text:span><text:span text:style-name="T89"><text:line-break/></text:span><text:span text:style-name="T90">SCHOPNOST: Všestrannost (stejně jako ostatní lidé)</text:span></text:p>
      <text:h text:style-name="P316" text:outline-level="3">Hobit</text:h>
      <text:p text:style-name="P7"><text:span text:style-name="T88">VELIKOST: </text:span><text:span text:style-name="T91">5</text:span><text:span text:style-name="T88"><text:line-break/>VLASTNOSTI: </text:span><text:span text:style-name="T93">Síla 1-2, Finesa 2-3, Duše 1-3</text:span><text:span text:style-name="T89"><text:line-break/></text:span><text:span text:style-name="T90">SCHOPNOST: </text:span><text:span text:style-name="T91">Vytříbená chuť a čich</text:span></text:p>
      <text:p text:style-name="Example_20_Header"><text:soft-page-break/>Vytříbená chuť a čich</text:p>
      <text:p text:style-name="P8">Hobiti mají citlivější chuť a čich než příslušníci ostatních ras. Jsou <text:span text:style-name="T271">to </text:span>díky tomu známí labužníci a velcí znalci různých nápojů, pokrmů a jiných poživatin, ale dává jim to výhodu i na dobrodružných výpravách: Neumí sice stopovat tak dobře jako psi, ale dokáží <text:span text:style-name="T272">například</text:span> čich<text:span text:style-name="T272">em poznat převlečenou osobu</text:span> a pouhým ochutnáním odhalí přítomnost jedů <text:span text:style-name="T273">nebo jiných nežádoucích přísad</text:span>.</text:p>
      <text:h text:style-name="P317" text:outline-level="3">Kudůk</text:h>
      <text:p text:style-name="P9"><text:span text:style-name="T88">VELIKOST: </text:span><text:span text:style-name="T91">5</text:span><text:span text:style-name="T88"><text:line-break/>VLASTNOSTI: </text:span><text:span text:style-name="T94">Síla 1-2, Finesa 2-3, Duše 1-3</text:span><text:span text:style-name="T89"><text:line-break/></text:span><text:span text:style-name="T90">SCHOPNOST: </text:span><text:span text:style-name="T91">Vytříbená chuť a čich </text:span><text:span text:style-name="T92">(jako hobit)</text:span></text:p>
      <text:h text:style-name="P318" text:outline-level="3">Elf</text:h>
      <text:p text:style-name="P10"><text:span text:style-name="T88">VELIKOST: </text:span><text:span text:style-name="T95">6</text:span><text:span text:style-name="T88"><text:line-break/>VLASTNOSTI: Síla 1-2, Finesa 2-3, Duše 2-3</text:span><text:span text:style-name="T94"><text:line-break/></text:span><text:span text:style-name="T90">SCHOPNOST: </text:span><text:span text:style-name="T97">Ostrý zrak</text:span></text:p>
      <text:p text:style-name="Example_20_Header"><text:span text:style-name="T96">O</text:span><text:span text:style-name="T87">strý zrak</text:span></text:p>
      <text:p text:style-name="P11"><text:span text:style-name="T87">Elfové mají ostřejší a citlivější zrak než ostatní rasy. Vidí dobře i za šera (ale ne v naprosté tmě) a rozeznají detaily </text:span><text:span text:style-name="T98">i </text:span><text:span text:style-name="T87">na v</text:span><text:span text:style-name="T98">elkou</text:span><text:span text:style-name="T87"> vzdálenost.</text:span></text:p>
      <text:h text:style-name="P318" text:outline-level="3">Trpaslík</text:h>
      <text:p text:style-name="P12"><text:span text:style-name="T88">VELIKOST: </text:span><text:span text:style-name="T95">6</text:span><text:span text:style-name="T88"><text:line-break/>VLASTNOSTI: Síla 2-3, Finesa 1-2, Duše 1-3</text:span><text:span text:style-name="T94"><text:line-break/></text:span><text:span text:style-name="T90">SCHOPNOST: </text:span><text:span text:style-name="T99">Infravidění</text:span></text:p>
      <text:p text:style-name="Example_20_Header"><text:soft-page-break/>Infravidění</text:p>
      <text:p text:style-name="P13">Trpaslíci dokáží rozeznat teplejší předměty od studenějších. <text:span text:style-name="T274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318" text:outline-level="3">Kroll</text:h>
      <text:p text:style-name="P15">VELIKOST: 7<text:line-break/>VLASTNOSTI: Síla 3, Finesa 1-2, Duše 1-2<text:line-break/>SCHOPNOST: Ultrasluch</text:p>
      <text:p text:style-name="Example_20_Header">Ultrasluch</text:p>
      <text:p text:style-name="P14">Krol<text:span text:style-name="T327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7">Válečník, hraničář, kouzelník, alchymista nebo zloděj.</text:p>
      <text:h text:style-name="P310" text:outline-level="2"><text:bookmark-start text:name="__RefHeading___Toc36196_611713307"/>Vlastnosti<text:bookmark-end text:name="__RefHeading___Toc36196_611713307"/></text:h>
      <text:p text:style-name="P135"><text:span text:style-name="Emphasis"><text:span text:style-name="T264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360">č</text:span></text:span><text:span text:style-name="Emphasis">á</text:span><text:span text:style-name="Emphasis"><text:span text:style-name="T360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311" text:outline-level="2"><text:bookmark-start text:name="__RefHeading___Toc36198_611713307"/>Počet životů<text:bookmark-end text:name="__RefHeading___Toc36198_611713307"/></text:h>
      <text:p text:style-name="P136">Tvůj počet životů je roven součtu Velikosti (podle rasy) a Síly.</text:p>
      <text:h text:style-name="P310" text:outline-level="2"><text:bookmark-start text:name="__RefHeading___Toc1648_4210766435"/>Kouzla, <text:span text:style-name="T322">recepty a</text:span> schopnosti<text:bookmark-end text:name="__RefHeading___Toc1648_4210766435"/></text:h>
      <text:p text:style-name="P18">Každá rasa má jednu zvláštní schopnost – tu získáš automaticky výběrem této rasy. <text:span text:style-name="T325">Ostatní kouzla, recepty a schopnosti získáš v rámci svého povolání</text:span>: V jeho popisu najdeš, co se kdy můžeš naučit.</text:p>
      <text:h text:style-name="P310" text:outline-level="2"><text:bookmark-start text:name="__RefHeading___Toc17048_4210766435"/>Dovednosti<text:bookmark-end text:name="__RefHeading___Toc17048_4210766435"/></text:h>
      <text:p text:style-name="P126">Každá dovednost má tři stupně: Začátečnický, pokročilý a mistrovský.</text:p>
      <text:list xml:id="list1723486297" text:style-name="L1">
        <text:list-item>
          <text:p text:style-name="P171">Na prvních <text:span text:style-name="T398">dvou</text:span> úrovních se <text:span text:style-name="T398">učíš</text:span> <text:span text:style-name="T323">dovednosti na začátečnický stupeň</text:span>.</text:p>
        </text:list-item>
        <text:list-item>
          <text:p text:style-name="P171">Na úrovních <text:span text:style-name="T398">3</text:span>-<text:span text:style-name="T398">6</text:span> se můžeš <text:span text:style-name="T323">začátečnické dovednosti vylepšovat na pokročilé.</text:span></text:p>
        </text:list-item>
        <text:list-item>
          <text:p text:style-name="P171"><text:soft-page-break/>Od <text:span text:style-name="T399">sedmé</text:span> úrovně výš se můžeš <text:span text:style-name="T323">pokročilé dovednosti vylepšovat na mistrovské</text:span>.</text:p>
        </text:list-item>
      </text:list>
      <text:p text:style-name="P100"><text:span text:style-name="T1">Stupeň dovednosti určuje, co dokážeš, </text:span><text:span text:style-name="T21">případně co znáš</text:span><text:span text:style-name="T1">:</text:span></text:p>
      <text:list xml:id="list1111387811" text:style-name="L2">
        <text:list-item>
          <text:p text:style-name="P194">Se začátečnickou znalostí <text:span text:style-name="T248">Otevírání zámků</text:span> například dokážeš otevřít jen jednoduché (začátečnické) zámky. K otevření mistrovského zámku potřebuješ mistrovskou dovednost.</text:p>
        </text:list-item>
      </text:list>
      <text:p text:style-name="P103">Kdy se můžeš učit jaké dovednosti najdeš v popisu svého povolání.</text:p>
      <text:h text:style-name="P320" text:outline-level="3">Znalosti dané povoláním</text:h>
      <text:p text:style-name="P105">Každé povolání <text:span text:style-name="T326">také</text:span> představuje balíček znalostí, <text:span text:style-name="T326">které nezmiňujeme zvlášť jako dovednost</text:span>: Válečník se vyzná ve zbraních, kouzelník <text:span text:style-name="T323">pozná různá kouzla, alchymista zná různé magické suroviny, ze kterých pak vyrábí kouzelné předměty, atd.</text:span></text:p>
      <text:list xml:id="list3977912132" text:style-name="L3">
        <text:list-item>
          <text:p text:style-name="P213"><text:span text:style-name="T20">Znalosti </text:span><text:span text:style-name="T22">dané</text:span><text:span text:style-name="T20"> povolání</text:span><text:span text:style-name="T22">m</text:span><text:span text:style-name="T20"> automaticky</text:span><text:span text:style-name="T1"> rostou s úrovní: Na 1-</text:span><text:span text:style-name="T23">2</text:span><text:span text:style-name="T1"> jsou začátečnické, na </text:span><text:span text:style-name="T23">3</text:span><text:span text:style-name="T1">-</text:span><text:span text:style-name="T23">6</text:span><text:span text:style-name="T1"> pokročilé, na </text:span><text:span text:style-name="T23">7</text:span><text:span text:style-name="T1">-1</text:span><text:span text:style-name="T23">2</text:span><text:span text:style-name="T1"> mistrovské.</text:span></text:p>
        </text:list-item>
      </text:list>
      <text:h text:style-name="P320" text:outline-level="3"><text:span text:style-name="T366">Seznam</text:span> <text:span text:style-name="T319">dovedností</text:span></text:h>
      <text:p text:style-name="P99">Když se v popisu svého povolání dočteš, že si můžeš vybrat nějakou dovednost, znamená to některou z následujících:</text:p>
      <text:p text:style-name="List_20_of_20_Items">Cizí jazyk <text:span text:style-name="T367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<text:soft-page-break/>Přetvářka a převleky</text:p>
      <text:p text:style-name="List_20_of_20_Items">Star<text:span text:style-name="T368">ý </text:span>jazyk<text:span text:style-name="T369"> (každý je samostatná dovednost)</text:span></text:p>
      <text:p text:style-name="List_20_of_20_Items"><text:span text:style-name="T24">Š</text:span>plhání</text:p>
      <text:p text:style-name="List_20_of_20_Items"><text:span text:style-name="T246">Výroba a o</text:span><text:span text:style-name="T316">dstra</text:span><text:span text:style-name="T247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361">P</text:span>ovolání<text:bookmark-end text:name="__RefHeading___Toc36200_611713307"/></text:h>
      <text:h text:style-name="P321" text:outline-level="3">Válečník</text:h>
      <text:p text:style-name="P138"><text:span text:style-name="T105">1. </text:span><text:span text:style-name="T89">úroveň</text:span></text:p>
      <text:list xml:id="list1089441231" text:style-name="L4">
        <text:list-item>
          <text:p text:style-name="P214"><text:span text:style-name="T221">Umíš</text:span><text:span text:style-name="T158"> </text:span><text:span text:style-name="T37">Ošetřování zranění</text:span><text:span text:style-name="T71"> </text:span><text:span text:style-name="T81">na začátečnickém stupni (ošetřením vrátíš 2 životy).</text:span></text:p>
        </text:list-item>
        <text:list-item>
          <text:p text:style-name="P215"><text:span text:style-name="T89">V</text:span><text:span text:style-name="T87">yber si </text:span><text:span text:style-name="T162">dvě</text:span><text:span text:style-name="T87"> </text:span><text:span text:style-name="T159">další</text:span><text:span text:style-name="T87"> dovednost</text:span><text:span text:style-name="T162">i. </text:span><text:span text:style-name="T223">Obě budeš mít</text:span><text:span text:style-name="T162"> </text:span><text:span text:style-name="T222">na začátečnickém stupni</text:span><text:span text:style-name="T87">.</text:span></text:p>
        </text:list-item>
        <text:list-item>
          <text:p text:style-name="P216"><text:span text:style-name="T89">Vyber si jednu z</text:span><text:span text:style-name="T225">e začátečnických</text:span><text:span text:style-name="T89"> </text:span><text:span text:style-name="T132">válečnických</text:span><text:span text:style-name="T89"> schopností.</text:span></text:p>
        </text:list-item>
        <text:list-item>
          <text:p text:style-name="P293"><text:span text:style-name="T89">M</text:span><text:span text:style-name="T87">ůžeš si připoutat jeden magický předmět.</text:span></text:p>
        </text:list-item>
      </text:list>
      <text:p text:style-name="P108"><text:span text:style-name="T118">2</text:span><text:span text:style-name="T105">. </text:span><text:span text:style-name="T89">úroveň</text:span></text:p>
      <text:list xml:id="list173241920373285" text:continue-numbering="true" text:style-name="L4">
        <text:list-item>
          <text:p text:style-name="P183"><text:span text:style-name="T401">Vyber si jednu ze začátečnických válečnických schopností.</text:span></text:p>
        </text:list-item>
        <text:list-item>
          <text:p text:style-name="P172"><text:span text:style-name="T400">Nauč se</text:span> jednu dovednost <text:span text:style-name="T400">na začátečnický stupeň</text:span>.</text:p>
        </text:list-item>
        <text:list-item>
          <text:p text:style-name="P191"><text:span text:style-name="T401">M</text:span>ůžeš si připoutat <text:span text:style-name="T404">celkem</text:span> dva magické předměty.</text:p>
        </text:list-item>
      </text:list>
      <text:p text:style-name="P108"><text:span text:style-name="T118">3</text:span><text:span text:style-name="T105">. </text:span><text:span text:style-name="T89">úroveň</text:span></text:p>
      <text:list xml:id="list173241845396389" text:continue-numbering="true" text:style-name="L4">
        <text:list-item>
          <text:p text:style-name="P186">Zvyš si jednu vlastnost (rozdíl mezi tvou nejvyšší a nejnižší může být nejvýše 3).</text:p>
        </text:list-item>
        <text:list-item>
          <text:p text:style-name="P173"><text:span text:style-name="T400">Nauč se</text:span><text:span text:style-name="T89"> jednu dovednost </text:span><text:span text:style-name="T400">na začátečnický stupeň</text:span> <text:span text:style-name="T403">nebo si zvyš jednu dovednost na pokročilý stupeň.</text:span></text:p>
        </text:list-item>
      </text:list>
      <text:p text:style-name="P108"><text:span text:style-name="T118">4</text:span><text:span text:style-name="T105">. </text:span><text:span text:style-name="T89">úroveň</text:span></text:p>
      <text:list xml:id="list173242200421822" text:continue-numbering="true" text:style-name="L4">
        <text:list-item>
          <text:p text:style-name="P184"><text:span text:style-name="T401">Vyber si jednu ze začátečnických nebo pokročilých válečnických schopností.</text:span></text:p>
        </text:list-item>
        <text:list-item>
          <text:p text:style-name="P181"><text:soft-page-break/><text:span text:style-name="T401">Z</text:span>vyš si <text:span text:style-name="T402">jednu</text:span> dovednost na pokročilý stupeň.</text:p>
        </text:list-item>
        <text:list-item>
          <text:p text:style-name="P191"><text:span text:style-name="T401">M</text:span>ůžeš si připoutat <text:span text:style-name="T404">celkem</text:span> tři magické předměty.</text:p>
        </text:list-item>
      </text:list>
      <text:p text:style-name="P108"><text:span text:style-name="T118">5</text:span><text:span text:style-name="T105">. </text:span><text:span text:style-name="T89">úroveň</text:span></text:p>
      <text:list xml:id="list173242232169754" text:continue-numbering="true" text:style-name="L4">
        <text:list-item>
          <text:p text:style-name="P187"><text:span text:style-name="T89">Zvyš si jednu vlastnost (rozdíl mezi tvou nejvyšší a nejnižší může být nejvýše 3).</text:span></text:p>
        </text:list-item>
        <text:list-item>
          <text:p text:style-name="P174"><text:span text:style-name="T400">Nauč se</text:span> jednu dovednost <text:span text:style-name="T400">na začátečnický stupeň</text:span> <text:span text:style-name="T403">nebo si zvyš jednu dovednost na pokročilý stupeň.</text:span></text:p>
        </text:list-item>
      </text:list>
      <text:p text:style-name="P230"><text:span text:style-name="T224">6</text:span><text:span text:style-name="T105">. </text:span><text:span text:style-name="T89">úroveň</text:span></text:p>
      <text:list xml:id="list173242938981033" text:continue-numbering="true" text:style-name="L4">
        <text:list-item>
          <text:p text:style-name="P185"><text:span text:style-name="T401">Vyber si jednu ze začátečnických nebo pokročilých válečnických schopností.</text:span></text:p>
        </text:list-item>
        <text:list-item>
          <text:p text:style-name="P182"><text:span text:style-name="T401">Z</text:span>vyš si <text:span text:style-name="T402">jednu</text:span> dovednost na pokročilý stupeň.</text:p>
        </text:list-item>
        <text:list-item>
          <text:p text:style-name="P191"><text:span text:style-name="T401">M</text:span>ůžeš si připoutat <text:span text:style-name="T404">celkem</text:span> čtyři magické předměty.</text:p>
        </text:list-item>
      </text:list>
      <text:h text:style-name="Heading_20_4" text:outline-level="4"><text:span text:style-name="T226">Začátečnické v</text:span><text:span text:style-name="T120">álečnické s</text:span><text:span text:style-name="T87">chopnosti</text:span></text:h>
      <text:h text:style-name="Heading_20_5" text:outline-level="5">Zastrašení</text:h>
      <text:p text:style-name="P288">Zastrašení musíš vždy <text:span text:style-name="T395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394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29" text:outline-level="5"><text:soft-page-break/>Sehranost</text:h>
      <text:p text:style-name="P33">Vyžaduje alespoň týden společného tréninku a potom průběžné udržování (sem tam si zatrénovat).<text:line-break/><text:tab/><text:span text:style-name="T328">Kdykoliv</text:span> bojuje<text:span text:style-name="T328">š</text:span> bok po boku <text:span text:style-name="T277">někoho, s kým jsi sehraný</text:span>, <text:span text:style-name="T275">můžeš si v každém kole vybrat:</text:span></text:p>
      <text:list xml:id="list343431880" text:style-name="L5">
        <text:list-item>
          <text:p text:style-name="P217">Dá<text:span text:style-name="T328">š</text:span> výhodu <text:span text:style-name="T275">tomuto spolubojovníkovi</text:span>.</text:p>
        </text:list-item>
        <text:list-item>
          <text:p text:style-name="P217"><text:span text:style-name="T329">Nebo získáš výhodu sám</text:span>.</text:p>
        </text:list-item>
      </text:list>
      <text:h text:style-name="P330" text:outline-level="5">Ochránce</text:h>
      <text:p text:style-name="P127">Můžeš protivníkovi zabránit v útoku, i když není v nevýhodě.</text:p>
      <text:h text:style-name="Heading_20_5" text:outline-level="5">Velení</text:h>
      <text:p text:style-name="P291">V každém kole můžeš dát povel jedné postavě. Pokud tě poslechne, započítá si výhodu. <text:span text:style-name="T344">Povel musí dávat smysl.</text:span> Tato výhoda se nesčítá s výhodou za <text:span text:style-name="T248">sehranost</text:span>.</text:p>
      <text:h text:style-name="P327" text:outline-level="4"><text:span text:style-name="T226">Pokročilé v</text:span><text:span text:style-name="T120">álečnické s</text:span><text:span text:style-name="T87">chopnosti</text:span></text:h>
      <text:h text:style-name="P353" text:outline-level="5">Útok na <text:span text:style-name="T276">dva cíle</text:span></text:h>
      <text:p text:style-name="P292"><text:span text:style-name="T227">Postih je jen -1. </text:span><text:span text:style-name="T228">Lze i s lukem (nabít dva šípy) nebo vrhacími zbraněmi (v každé ruce jedna).</text:span></text:p>
      <text:h text:style-name="P321" text:outline-level="3">Hraničář</text:h>
      <text:p text:style-name="P24">MAGENERGIE: Duše + úroveň</text:p>
      <text:p text:style-name="P107"><text:span text:style-name="T105">1. </text:span><text:span text:style-name="T87">úroveň</text:span></text:p>
      <text:list xml:id="list4095288700" text:style-name="L6">
        <text:list-item>
          <text:p text:style-name="P220"><text:span text:style-name="T114">U</text:span><text:span text:style-name="T87">míš získávat magenergii meditací </text:span><text:span text:style-name="T233">(trvá zhruba 10 minut)</text:span><text:span text:style-name="T87">.</text:span></text:p>
        </text:list-item>
        <text:list-item>
          <text:p text:style-name="P222"><text:span text:style-name="T87">Umíš </text:span><text:span text:style-name="T229">následující</text:span><text:span text:style-name="T87"> dovednost</text:span><text:span text:style-name="T157">i </text:span><text:span text:style-name="T229">na začátečnickém stupni</text:span><text:span text:style-name="T157">:</text:span></text:p>
          <text:list>
            <text:list-item>
              <text:p text:style-name="P193">Orientace a přežití v divočině</text:p>
            </text:list-item>
            <text:list-item>
              <text:p text:style-name="P201"><text:soft-page-break/>Ošetřování zranění<text:span text:style-name="T268"> </text:span><text:span text:style-name="T269">(ošetřením vrátíš 2 žt)</text:span></text:p>
            </text:list-item>
            <text:list-item>
              <text:p text:style-name="P201">Lov a stopování</text:p>
            </text:list-item>
            <text:list-item>
              <text:p text:style-name="P208">Jednu další dovednost podle svého výběru</text:p>
            </text:list-item>
          </text:list>
        </text:list-item>
        <text:list-item>
          <text:p text:style-name="P220"><text:span text:style-name="T114">Umíš sesílat jedno </text:span><text:span text:style-name="T234">začátečnické </text:span><text:span text:style-name="T114">kouzlo podle svého výběru</text:span><text:span text:style-name="T87">.</text:span></text:p>
        </text:list-item>
        <text:list-item>
          <text:p text:style-name="P227"><text:span text:style-name="T87">Vyber si jedno </text:span><text:span text:style-name="T116">další </text:span><text:span text:style-name="T235">začátečnické</text:span><text:span text:style-name="T87"> kouzlo nebo</text:span><text:span text:style-name="T66"> </text:span><text:span text:style-name="T84">začátečnickou schopnost</text:span><text:span text:style-name="T87">.</text:span></text:p>
        </text:list-item>
        <text:list-item>
          <text:p text:style-name="P218"><text:span text:style-name="T114">Můžeš si připoutat jeden magický předmět.</text:span></text:p>
        </text:list-item>
      </text:list>
      <text:p text:style-name="P19">2. úroveň</text:p>
      <text:list xml:id="list173242857677311" text:continue-numbering="true" text:style-name="L6">
        <text:list-item>
          <text:p text:style-name="P226"><text:span text:style-name="T87">Vyber si jedno </text:span><text:span text:style-name="T116">další</text:span><text:span text:style-name="T87"> kouzlo nebo</text:span><text:span text:style-name="T66"> </text:span><text:span text:style-name="T84">začátečnickou schopnost</text:span><text:span text:style-name="T87">.</text:span></text:p>
        </text:list-item>
        <text:list-item>
          <text:p text:style-name="P226"><text:span text:style-name="T87">Můžeš si připoutat celkem dva magické předměty.</text:span></text:p>
        </text:list-item>
        <text:list-item>
          <text:p text:style-name="P226"><text:span text:style-name="T87">Nauč se jednu dovednost na začátečnický stupeň.</text:span></text:p>
        </text:list-item>
      </text:list>
      <text:p text:style-name="P20">3. úroveň</text:p>
      <text:list xml:id="list173243160831949" text:continue-list="list173242938981033" text:style-name="L4">
        <text:list-item>
          <text:p text:style-name="P188">Zvyš si jednu vlastnost (rozdíl mezi tvou nejvyšší a nejnižší může být nejvýše 3).</text:p>
        </text:list-item>
      </text:list>
      <text:list xml:id="list727152648" text:style-name="L7">
        <text:list-item>
          <text:p text:style-name="P232"><text:span text:style-name="T114">Vyber si </text:span><text:span text:style-name="T236">začátečnické nebo pokročilé</text:span><text:span text:style-name="T114"> kouzlo </text:span><text:span text:style-name="T236">nebo začátečnickou či pokročilou schopnost</text:span><text:span text:style-name="T114">.</text:span></text:p>
        </text:list-item>
      </text:list>
      <text:list xml:id="list173241257295515" text:continue-list="list173242857677311" text:style-name="L6">
        <text:list-item>
          <text:p text:style-name="P233"><text:span text:style-name="T67">Nauč se jednu dovednost na začátečnický stupeň nebo si zvyš jednu dovednost na pokročilý stupeň.</text:span></text:p>
        </text:list-item>
      </text:list>
      <text:p text:style-name="P20">4. úroveň</text:p>
      <text:list xml:id="list173241858248552" text:continue-numbering="true" text:style-name="L6">
        <text:list-item>
          <text:p text:style-name="P219"><text:span text:style-name="T236">N</text:span><text:span text:style-name="T100">auč </text:span><text:span text:style-name="T236">se</text:span><text:span text:style-name="T100"> jednu z mimosmyslových schopností </text:span><text:span text:style-name="T102">(</text:span><text:span text:style-name="T64">telekinezi</text:span><text:span text:style-name="T102">, </text:span><text:span text:style-name="T64">pyrokinezi</text:span><text:span text:style-name="T102"> nebo </text:span><text:span text:style-name="T64">telepatii</text:span><text:span text:style-name="T102">)</text:span><text:span text:style-name="T100">.</text:span></text:p>
        </text:list-item>
        <text:list-item>
          <text:p text:style-name="P219"><text:span text:style-name="T100">Můžeš si připoutat celkem tři magické předměty.</text:span></text:p>
        </text:list-item>
        <text:list-item>
          <text:p text:style-name="P219"><text:span text:style-name="T100">Zvyš si jednu dovednost na pokročilý stupeň.</text:span></text:p>
        </text:list-item>
      </text:list>
      <text:p text:style-name="P236"><text:soft-page-break/><text:span text:style-name="T100">5. </text:span><text:span text:style-name="T87">úroveň</text:span></text:p>
      <text:list xml:id="list173242200704814" text:continue-list="list173243160831949" text:style-name="L4">
        <text:list-item>
          <text:p text:style-name="P188"><text:span text:style-name="T87">Zvyš si jednu vlastnost (rozdíl mezi tvou nejvyšší a nejnižší může být nejvýše 3).</text:span></text:p>
        </text:list-item>
      </text:list>
      <text:list xml:id="list173242935954539" text:continue-list="list173241858248552" text:style-name="L6">
        <text:list-item>
          <text:p text:style-name="P234"><text:span text:style-name="T114">Vyber si </text:span><text:span text:style-name="T236">začátečnické nebo pokročilé</text:span><text:span text:style-name="T114"> kouzlo </text:span><text:span text:style-name="T236">nebo začátečnickou či pokročilou schopnost</text:span><text:span text:style-name="T114">.</text:span></text:p>
        </text:list-item>
        <text:list-item>
          <text:p text:style-name="P235"><text:span text:style-name="T67">Nauč se jednu dovednost na začátečnický stupeň nebo si zvyš jednu dovednost na pokročilý stupeň.</text:span></text:p>
        </text:list-item>
      </text:list>
      <text:p text:style-name="P237"><text:span text:style-name="T83">6</text:span><text:span text:style-name="T82">. </text:span><text:span text:style-name="T67">úroveň</text:span></text:p>
      <text:list xml:id="list797348192" text:style-name="L35">
        <text:list-item>
          <text:p text:style-name="P294"><text:span text:style-name="T67">Můžeš si připoutat celkem čtyři magické předměty.</text:span></text:p>
        </text:list-item>
        <text:list-item>
          <text:p text:style-name="P295"><text:span text:style-name="T85">Vyber si </text:span><text:span text:style-name="T86">začátečnické nebo pokročilé</text:span><text:span text:style-name="T85"> kouzlo </text:span><text:span text:style-name="T86">nebo začátečnickou či pokročilou schopnost</text:span><text:span text:style-name="T85">.</text:span></text:p>
        </text:list-item>
        <text:list-item>
          <text:p text:style-name="P296"><text:span text:style-name="T82">Zvyš si jednu dovednost na pokročilý stupeň.</text:span></text:p>
        </text:list-item>
      </text:list>
      <text:h text:style-name="P328" text:outline-level="4"><text:span text:style-name="T230">Začátečnické </text:span><text:span text:style-name="T231">hraničářské</text:span><text:span text:style-name="T230"> s</text:span><text:span text:style-name="T87">chopnosti</text:span></text:h>
      <text:h text:style-name="Heading_20_5" text:outline-level="5"><text:span text:style-name="T89">P</text:span><text:span text:style-name="T87">outo se zvířetem</text:span></text:h>
      <text:p text:style-name="P16">Zvíře rozumí složitým slovním příkazům.</text:p>
      <text:p text:style-name="P106"><text:span text:style-name="T87">Nebezpečnost zvířete může být maximálně rovna tvé úrovni, můžeš ale mít mládě (takže mu nebezpečnost postupně poroste </text:span><text:span text:style-name="T101">s tím, jak se ti bude zvyšovat úroveň</text:span><text:span text:style-name="T87">).</text:span></text:p>
      <text:p text:style-name="P21">Vyber si, které zvíře tě provází.</text:p>
      <text:h text:style-name="Heading_20_5" text:outline-level="5">Mluvení se zvířaty</text:h>
      <text:p text:style-name="P17">/* To<text:span text:style-name="T330">hle</text:span> je možná spíš druidská schopnost? */</text:p>
      <text:p text:style-name="P192">Zvíře dokáže „mluvit“ jen o tom, čemu samo rozumí.</text:p>
      <text:h text:style-name="P322" text:outline-level="4"><text:soft-page-break/>Mimosmyslové schopnosti</text:h>
      <text:h text:style-name="Heading_20_5" text:outline-level="5">Telekineze</text:h>
      <text:p text:style-name="P34"><text:span text:style-name="T248">Dosah:</text:span> <text:span text:style-name="T406">krátká vzdálenost</text:span></text:p>
      <text:p text:style-name="P34"><text:span text:style-name="T279">Pomocí </text:span><text:span text:style-name="T249">soustředění</text:span> <text:span text:style-name="T279">můžeš pomalu </text:span>hýbat předměty, <text:span text:style-name="T405">jako kdybys měl Sílu rovnou tvé Duši</text:span>.</text:p>
      <text:h text:style-name="P331" text:outline-level="5">Pyrokineze</text:h>
      <text:p text:style-name="P304"><text:span text:style-name="T248">Dosah:</text:span> <text:span text:style-name="T406">krátká vzdálenost</text:span></text:p>
      <text:p text:style-name="P35"><text:span text:style-name="T279">Dokážeš zapálit oheň pomocí </text:span><text:span text:style-name="T249">soustředění</text:span>. Živé tvory <text:span text:style-name="T279">pyrokineze</text:span> přímo nezraňuje, následný oheň je <text:span text:style-name="T407">ale</text:span> zranit může.</text:p>
      <text:h text:style-name="P332" text:outline-level="5">Tele<text:span text:style-name="T278">patie</text:span></text:h>
      <text:p text:style-name="P304"><text:span text:style-name="T248">Dosah:</text:span> <text:span text:style-name="T406">krátká vzdálenost</text:span></text:p>
      <text:p text:style-name="P95"><text:span text:style-name="T279">Po dobu </text:span><text:span text:style-name="T249">soustředění</text:span><text:span text:style-name="T279"> můžeš </text:span>s někým „mluvit“ v myšlenkách. Bez znalosti jazyka si nebudete rozum<text:span text:style-name="T279">ě</text:span>t. <text:span text:style-name="T280">Cíl se může po navázání spojení vzdálit z dosahu.</text:span></text:p>
      <text:h text:style-name="P323" text:outline-level="4"><text:span text:style-name="T232">Začátečnická h</text:span><text:span text:style-name="T112">raničářská k</text:span><text:span text:style-name="T87">ouzla</text:span></text:h>
      <text:p text:style-name="P297"><text:span text:style-name="T103">K </text:span><text:span text:style-name="T113">hraničářským kouzlům se nepočítá postih za zbroj.</text:span></text:p>
      <text:h text:style-name="Heading_20_5" text:outline-level="5">Uzdrav zranění</text:h>
      <text:p text:style-name="P36"><text:span text:style-name="T33">Magenergie</text:span><text:span text:style-name="T34">:</text:span> 3 magy<text:line-break/><text:span text:style-name="T248">Dosah:</text:span> kontaktní<text:line-break/><text:span text:style-name="T253">Sesílání:</text:span><text:span text:style-name="T318"> 1 minuta (mimo boj)</text:span></text:p>
      <text:p text:style-name="P287">Vyléčí <text:span text:style-name="T283">(</text:span>Duše <text:span text:style-name="T285">hraničáře)</text:span> životů. <text:span text:style-name="T284">Znovu účinkuje na stejný cíl až poté, co se doléčí do plných životů.</text:span></text:p>
      <text:h text:style-name="P333" text:outline-level="5">Zpomalení jedu</text:h>
      <text:p text:style-name="P301"><text:span text:style-name="T33">Magenergie</text:span><text:span text:style-name="T25">:</text:span><text:span text:style-name="T264"> 1 mag<text:line-break/></text:span><text:span text:style-name="T250">Dosah:</text:span><text:span text:style-name="T281"> </text:span>d<text:span text:style-name="T281">otyk</text:span></text:p>
      <text:p text:style-name="P300"><text:soft-page-break/>Kouzlo prodlouží latenci jedu <text:span text:style-name="T282">v cíli</text:span> o 1 den.</text:p>
      <text:h text:style-name="P355" text:outline-level="5">Najdi pachovou stopu</text:h>
      <text:p text:style-name="P303"><text:span text:style-name="T33">Magenergie</text:span><text:span text:style-name="T34">:</text:span> 1 mag</text:p>
      <text:p text:style-name="P303">Po dobu <text:span text:style-name="T248">soustředění</text:span> dokážeš stopovat čichem jako pes.</text:p>
      <text:h text:style-name="P324" text:outline-level="4"><text:span text:style-name="T232">Pokročilá h</text:span><text:span text:style-name="T112">raničářská k</text:span><text:span text:style-name="T87">ouzla</text:span></text:h>
      <text:h text:style-name="P354" text:outline-level="5">Uzdrav nemocného</text:h>
      <text:p text:style-name="P286"><text:span text:style-name="T33">Magenergie</text:span><text:span text:style-name="T34">:</text:span> 3 magy<text:line-break/><text:span text:style-name="T248">Dosah:</text:span> kontaktní<text:line-break/><text:span text:style-name="T251">Sesílání:</text:span><text:span text:style-name="T286"> 10 minut</text:span></text:p>
      <text:p text:style-name="P298"><text:span text:style-name="T103">Vyléčí většinu běžných (nemagických) nemocí. Smrtelné nemoci pouze zmírní natolik, že pacient přežije.</text:span></text:p>
      <text:h text:style-name="Heading_20_5" text:outline-level="5">Uklidni bestii</text:h>
      <text:p text:style-name="P62"><text:span text:style-name="T33">Magenergie</text:span><text:span text:style-name="T34">:</text:span> 2 magy<text:line-break/><text:span text:style-name="T248">Dosah:</text:span> krátký</text:p>
      <text:p text:style-name="P299">Kouzlo zklidní obyčejné, nemagické zvíře natolik, že ztratí chuť útočit. Pokud je ale něco znovu rozdráždí, účinek pomine.</text:p>
      <text:h text:style-name="P355" text:outline-level="5"><text:span text:style-name="T103">N</text:span><text:span text:style-name="T87">ajdi zvíře</text:span></text:h>
      <text:p text:style-name="P301"><text:span text:style-name="T33">Magenergie</text:span><text:span text:style-name="T25">:</text:span><text:span text:style-name="T66"> 1 mag<text:line-break/></text:span><text:span text:style-name="T26">Dosah:</text:span><text:span text:style-name="T104"> (Duše) hodin cesty.</text:span></text:p>
      <text:p text:style-name="P302"><text:span text:style-name="T87">Vycítíš směr k nejbližšímu zvířeti druhu, na který pomyslíš.</text:span></text:p>
      <text:h text:style-name="P321" text:outline-level="3">Alchymista</text:h>
      <text:p text:style-name="P139"><text:span text:style-name="T105">1. </text:span><text:span text:style-name="T89">úroveň</text:span></text:p>
      <text:list xml:id="list712821745" text:style-name="L8">
        <text:list-item>
          <text:p text:style-name="P223"><text:span text:style-name="T160">Umíš </text:span><text:span text:style-name="T229">následující</text:span><text:span text:style-name="T160"> dovednost</text:span><text:span text:style-name="T157">i </text:span><text:span text:style-name="T229">na začátečnickém stupni</text:span><text:span text:style-name="T157">:</text:span></text:p>
          <text:list>
            <text:list-item>
              <text:p text:style-name="P202"><text:soft-page-break/>Čtení a psaní</text:p>
            </text:list-item>
            <text:list-item>
              <text:p text:style-name="P205">Znalost jedů</text:p>
            </text:list-item>
            <text:list-item>
              <text:p text:style-name="P211"><text:span text:style-name="T73">J</text:span><text:span text:style-name="T66">eden </text:span><text:span text:style-name="T87">Starý jazyk</text:span></text:p>
            </text:list-item>
            <text:list-item>
              <text:p text:style-name="P209">Jednu další dovednost podle svého výběru</text:p>
            </text:list-item>
          </text:list>
        </text:list-item>
        <text:list-item>
          <text:p text:style-name="P240"><text:span text:style-name="T119">P</text:span><text:span text:style-name="T89">oznáš </text:span><text:span text:style-name="T161">alchymistické</text:span><text:span text:style-name="T89"> suroviny a můžeš z nich vyrábět předměty, jejichž recepty se naučíš.</text:span></text:p>
        </text:list-item>
        <text:list-item>
          <text:p text:style-name="P241"><text:span text:style-name="T89">V</text:span><text:span text:style-name="T87">yber si dva recepty.</text:span></text:p>
        </text:list-item>
        <text:list-item>
          <text:p text:style-name="P241"><text:span text:style-name="T87">Můžeš si připoutat jeden magický předmět.</text:span></text:p>
        </text:list-item>
      </text:list>
      <text:p text:style-name="P109"><text:span text:style-name="T118">2</text:span><text:span text:style-name="T105">. </text:span><text:span text:style-name="T89">úroveň</text:span></text:p>
      <text:list xml:id="list874504815" text:style-name="L9">
        <text:list-item>
          <text:p text:style-name="P242"><text:span text:style-name="T89">V</text:span><text:span text:style-name="T121">yber si jeden další recept.</text:span></text:p>
        </text:list-item>
        <text:list-item>
          <text:p text:style-name="P242"><text:span text:style-name="T121">Můžeš si připoutat celkem dva magické předměty.</text:span></text:p>
        </text:list-item>
        <text:list-item>
          <text:p text:style-name="P242"><text:span text:style-name="T121">Nauč se jednu dovednost na začátečnický stupeň.</text:span></text:p>
        </text:list-item>
      </text:list>
      <text:p text:style-name="P109"><text:span text:style-name="T118">3</text:span><text:span text:style-name="T105">. </text:span><text:span text:style-name="T89">úroveň</text:span></text:p>
      <text:list xml:id="list173243415930591" text:continue-list="list173242200704814" text:style-name="L4">
        <text:list-item>
          <text:p text:style-name="P188"><text:span text:style-name="T89">Zvyš si jednu vlastnost (rozdíl mezi tvou nejvyšší a nejnižší může být nejvýše 3).</text:span></text:p>
        </text:list-item>
      </text:list>
      <text:list xml:id="list173241776154880" text:continue-list="list712821745" text:style-name="L8">
        <text:list-item>
          <text:p text:style-name="P243"><text:span text:style-name="T89">V</text:span><text:span text:style-name="T121">yber si jeden další recept.</text:span></text:p>
        </text:list-item>
        <text:list-item>
          <text:p text:style-name="P243"><text:span text:style-name="T11">Nauč se jednu dovednost na začátečnický stupeň nebo si zvyš jednu dovednost na pokročilý stupeň.</text:span></text:p>
        </text:list-item>
      </text:list>
      <text:p text:style-name="P109"><text:span text:style-name="T118">4</text:span><text:span text:style-name="T105">. </text:span><text:span text:style-name="T89">úroveň</text:span></text:p>
      <text:list xml:id="list173242101706777" text:continue-list="list874504815" text:style-name="L9">
        <text:list-item>
          <text:p text:style-name="P228"><text:span text:style-name="T89">V</text:span><text:span text:style-name="T121">yber si jeden další recept.</text:span></text:p>
        </text:list-item>
        <text:list-item>
          <text:p text:style-name="P228"><text:span text:style-name="T121">Zvyš si jednu dovednost na pokročilý stupeň.</text:span></text:p>
        </text:list-item>
        <text:list-item>
          <text:p text:style-name="P228"><text:span text:style-name="T121">Můžeš si připoutat celkem tři magické předměty.</text:span></text:p>
        </text:list-item>
      </text:list>
      <text:p text:style-name="P109"><text:soft-page-break/><text:span text:style-name="T118">5</text:span><text:span text:style-name="T105">. </text:span><text:span text:style-name="T89">úroveň</text:span></text:p>
      <text:list xml:id="list173241816212335" text:continue-list="list173243415930591" text:style-name="L4">
        <text:list-item>
          <text:p text:style-name="P188"><text:span text:style-name="T89">Zvyš si jednu vlastnost (rozdíl mezi tvou nejvyšší a nejnižší může být nejvýše 3).</text:span></text:p>
        </text:list-item>
      </text:list>
      <text:list xml:id="list173241325553219" text:continue-list="list173242101706777" text:style-name="L9">
        <text:list-item>
          <text:p text:style-name="P228"><text:span text:style-name="T89">V</text:span><text:span text:style-name="T121">yber si jeden další recept.</text:span></text:p>
        </text:list-item>
      </text:list>
      <text:list xml:id="list173242976125141" text:continue-list="list173241776154880" text:style-name="L8">
        <text:list-item>
          <text:p text:style-name="P239"><text:span text:style-name="T17">Nauč se jednu dovednost na začátečnický stupeň nebo si zvyš jednu dovednost na pokročilý stupeň.</text:span></text:p>
        </text:list-item>
      </text:list>
      <text:p text:style-name="P238"><text:span text:style-name="T83">6</text:span><text:span text:style-name="T82">. </text:span><text:span text:style-name="T67">úroveň</text:span></text:p>
      <text:list xml:id="list173242687642315" text:continue-list="list797348192" text:style-name="L35">
        <text:list-item>
          <text:p text:style-name="P246"><text:span text:style-name="T18">Zvyš si jednu dovednost na pokročilý stupeň.</text:span></text:p>
        </text:list-item>
        <text:list-item>
          <text:p text:style-name="P245"><text:span text:style-name="T17">Můžeš si připoutat celkem čtyři magické předměty.</text:span></text:p>
        </text:list-item>
      </text:list>
      <text:h text:style-name="Heading_20_4" text:outline-level="4"><text:span text:style-name="T331">Alchymistické s</text:span>chopnosti</text:h>
      <text:h text:style-name="Heading_20_5" text:outline-level="5">Lučba</text:h>
      <text:list xml:id="list5943143" text:style-name="L10">
        <text:list-item>
          <text:p text:style-name="P247">Za den (mezi dvěma vydatnými spánky) můžeš zpracovat jen určité množství magenergie: Duše + úroveň.</text:p>
        </text:list-item>
      </text:list>
      <text:list xml:id="list31069535" text:style-name="L11">
        <text:list-item>
          <text:list>
            <text:list-item>
              <text:p text:style-name="P249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50">Na výrobu předmětů je potřeba <text:span text:style-name="T355">alchymistická</text:span> aparatura, která se vejde do malé truhlice <text:span text:style-name="T353">(dá se pohodlně nosit v ruce nebo v torně)</text:span>. <text:span text:style-name="T320">V této truhlici nosíš také suroviny.</text:span></text:p>
        </text:list-item>
        <text:list-item>
          <text:p text:style-name="P251"><text:span text:style-name="T356">Předměty se vyrábí z připravených polotovarů, takže v</text:span>ýroba každého <text:span text:style-name="T356">z nich</text:span> zabere <text:span text:style-name="T356">jen</text:span> několik minut.</text:p>
        </text:list-item>
        <text:list-item>
          <text:p text:style-name="P248"><text:span text:style-name="T354">V</text:span>yrobené <text:span text:style-name="T354">předměty</text:span> si své magické vlastnosti uchovají jen několik hodin.</text:p>
        </text:list-item>
      </text:list>
      <text:h text:style-name="Heading_20_4" text:outline-level="4"><text:soft-page-break/><text:span text:style-name="T332">Alchymistické r</text:span>ecepty</text:h>
      <text:h text:style-name="Heading_20_5" text:outline-level="5">Léčivý lektvar</text:h>
      <text:p text:style-name="P64"><text:span text:style-name="T252">Potřebná magenergie</text:span><text:span text:style-name="T248">:</text:span> 1 mag</text:p>
      <text:p text:style-name="P63"><text:span text:style-name="T287">V průběhu krátkého odpočinku v</text:span>yléčí (Duše <text:span text:style-name="T287">alchymisty + 6</text:span>) životů <text:span text:style-name="T287">(nevrací životy v boji)</text:span>. <text:span text:style-name="T284">Znovu účinkuje na stejný cíl až poté, co se doléčí do plných životů.</text:span></text:p>
      <text:h text:style-name="Heading_20_5" text:outline-level="5">Antigravitační cloumák</text:h>
      <text:p text:style-name="P64"><text:span text:style-name="T252">Potřebná magenergie</text:span><text:span text:style-name="T248">:</text:span> 1 mag<text:line-break/><text:span text:style-name="T252">Trvání:</text:span><text:span text:style-name="T288"> několik minut</text:span></text:p>
      <text:p text:style-name="P78">Cíl spolu se vším, co nese, bude po dobu působení pociťovat slabší gravitaci (zhruba jako na Měsíci).</text:p>
      <text:h text:style-name="Heading_20_5" text:outline-level="5">Čarovná rtuť</text:h>
      <text:p text:style-name="P65"><text:span text:style-name="T27">Potřebná magenergie</text:span><text:span text:style-name="T25">:</text:span><text:span text:style-name="T87"> 1 mag<text:line-break/></text:span><text:span text:style-name="T28">Trvání:</text:span><text:span text:style-name="T109"> Do prvního úspěšného použití</text:span></text:p>
      <text:p text:style-name="P79"><text:span text:style-name="T87">Jestliže se někde v </text:span><text:span text:style-name="T107">krátké</text:span><text:span text:style-name="T87"> vzdálenosti, vyskytuje zlato, </text:span>stříbro či drahé kamení, kulička<text:span text:style-name="T24"> </text:span><text:span text:style-name="T87">se </text:span><text:span text:style-name="T106">k němu</text:span><text:span text:style-name="T87"> začne kutálet. </text:span><text:span text:style-name="T108">Po úspěšném použití své schopnosti ztrácí.</text:span></text:p>
      <text:h text:style-name="P334" text:outline-level="5">Lektvar chladných vod</text:h>
      <text:p text:style-name="P66"><text:span text:style-name="T27">Potřebná magenergie</text:span><text:span text:style-name="T29">:</text:span><text:span text:style-name="T108"> 1 mag<text:line-break/></text:span><text:span text:style-name="T28">Trvání:</text:span><text:span text:style-name="T109"> </text:span><text:span text:style-name="T110">Několik minut</text:span></text:p>
      <text:p text:style-name="P91">Postavě, která tento lektvar vypila, se po dobu jeho působení jakékoliv utrpěné zranění ohněm snižuje o 3.</text:p>
      <text:h text:style-name="P335" text:outline-level="5"><text:span text:style-name="T108">Lektvar mlhovin</text:span><text:span text:style-name="T111">y</text:span></text:h>
      <text:p text:style-name="P67"><text:span text:style-name="T27">Potřebná magenergie</text:span><text:span text:style-name="T29">:</text:span><text:span text:style-name="T108"> 1 mag<text:line-break/></text:span><text:span text:style-name="T28">Trvání:</text:span><text:span text:style-name="T109"> </text:span><text:span text:style-name="T110">Několik minut</text:span></text:p>
      <text:p text:style-name="P67"><text:span text:style-name="T291">Mlžná forma po dobu působení (bez výbavy a oblečení)</text:span><text:span text:style-name="T290">.</text:span></text:p>
      <text:h text:style-name="P336" text:outline-level="5"><text:soft-page-break/>Lektvar zmenšování</text:h>
      <text:p text:style-name="P68"><text:span text:style-name="T307">Potřebná magenergie</text:span><text:span text:style-name="T308">:</text:span><text:span text:style-name="T292"> 1 mag<text:line-break/></text:span><text:span text:style-name="T309">Trvání:</text:span><text:span text:style-name="T293"> </text:span><text:span text:style-name="T290">Několik minut</text:span></text:p>
      <text:p text:style-name="P81"><text:span text:style-name="T290">P</text:span><text:span text:style-name="T289">o dobu trvání se postava zmenší na polovinu spolu se vším, co nese. Na polovinu se jí tím sníží Velikost (a tedy počet životů – aktuální i maximální). Vlastnosti se nezmění.</text:span></text:p>
      <text:p text:style-name="P80"><text:span text:style-name="T295">/* Síla by možná mohla klesnout, ale asi nemusí</text:span><text:span text:style-name="T294"> </text:span><text:span text:style-name="T295">*/</text:span></text:p>
      <text:h text:style-name="P337" text:outline-level="5">Megacloumák</text:h>
      <text:p text:style-name="P69"><text:span text:style-name="T307">Potřebná magenergie</text:span><text:span text:style-name="T308">:</text:span><text:span text:style-name="T292"> 1 mag<text:line-break/></text:span><text:span text:style-name="T309">Trvání:</text:span><text:span text:style-name="T293"> </text:span><text:span text:style-name="T290">Několik minut</text:span></text:p>
      <text:p text:style-name="P69"><text:span text:style-name="T292">Odstraní mdloby, ochromení, paralýzu </text:span><text:span text:style-name="T313">a</text:span><text:span text:style-name="T292"> křeče </text:span><text:span text:style-name="T313">a </text:span><text:span text:style-name="T296">po dobu trvání</text:span><text:span text:style-name="T313"> probere postavu z bezv</text:span><text:span text:style-name="T296">ědomí.</text:span></text:p>
      <text:h text:style-name="P338" text:outline-level="5">Pavoučí lektvar</text:h>
      <text:p text:style-name="P70"><text:span text:style-name="T307">Potřebná magenergie</text:span><text:span text:style-name="T308">:</text:span><text:span text:style-name="T292"> 1 mag<text:line-break/></text:span><text:span text:style-name="T309">Trvání:</text:span><text:span text:style-name="T293"> </text:span><text:span text:style-name="T290">Několik minut</text:span></text:p>
      <text:p text:style-name="P82"><text:span text:style-name="T290">P</text:span><text:span text:style-name="T289">o dobu trvání se postava udrží na jakémkoliv pevném povrchu.</text:span></text:p>
      <text:h text:style-name="P339" text:outline-level="5">Lektvar rychlosti</text:h>
      <text:p text:style-name="P71"><text:span text:style-name="T307">Potřebná magenergie</text:span><text:span text:style-name="T308">:</text:span><text:span text:style-name="T292"> 1 mag<text:line-break/></text:span><text:span text:style-name="T309">Trvání:</text:span><text:span text:style-name="T293"> </text:span><text:span text:style-name="T290">Několik minut</text:span></text:p>
      <text:p text:style-name="P83"><text:span text:style-name="T290">Z</text:span><text:span text:style-name="T289">dvojnásobí rychlost běhu (postava bude běhat zhruba stejně rychle jako kůň).</text:span></text:p>
      <text:h text:style-name="P340" text:outline-level="5">Detekční hůlka</text:h>
      <text:p text:style-name="P72"><text:span text:style-name="T307">Potřebná magenergie</text:span><text:span text:style-name="T308">:</text:span><text:span text:style-name="T292"> </text:span><text:span text:style-name="T297">2</text:span><text:span text:style-name="T292"> mag</text:span><text:span text:style-name="T297">y</text:span><text:span text:style-name="T292"><text:line-break/></text:span><text:span text:style-name="T309">Trvání:</text:span><text:span text:style-name="T293"> </text:span><text:span text:style-name="T290">Několik minut</text:span></text:p>
      <text:p text:style-name="P85"><text:span text:style-name="T290">U</text:span><text:span text:style-name="T289">možní najít tajné východy nebo schránky. Nedává ale znalost, jak je otevřít, ani jestli jsou zapas</text:span><text:span text:style-name="T298">tě</text:span><text:span text:style-name="T289">né.</text:span></text:p>
      <text:h text:style-name="Heading_20_5" text:outline-level="5"><text:soft-page-break/>Lakmusový papírek</text:h>
      <text:p text:style-name="P73"><text:span text:style-name="T307">Potřebná magenergie</text:span><text:span text:style-name="T308">:</text:span><text:span text:style-name="T292"> </text:span><text:span text:style-name="T297">2</text:span><text:span text:style-name="T292"> mag</text:span><text:span text:style-name="T297">y</text:span></text:p>
      <text:p text:style-name="P86"><text:span text:style-name="T297">Z</text:span><text:span text:style-name="T289">jistí složení jakékoliv kapaliny (mimo jiné rozpozná účinek lektvaru).</text:span></text:p>
      <text:h text:style-name="P341" text:outline-level="5">Černá zhouba</text:h>
      <text:p text:style-name="P74"><text:span text:style-name="T307">Potřebná magenergie</text:span><text:span text:style-name="T308">: </text:span><text:span text:style-name="T301">1</text:span><text:span text:style-name="T292"> mag<text:line-break/></text:span><text:span text:style-name="T311">S</text:span><text:span text:style-name="T312">íla jedu:</text:span><text:span text:style-name="T299"> 7<text:line-break/></text:span><text:span text:style-name="T310">Latence:</text:span><text:span text:style-name="T300"> 1 minuta</text:span></text:p>
      <text:p text:style-name="P87"><text:span text:style-name="T299">P</text:span><text:span text:style-name="T289">aralytický jed.</text:span></text:p>
      <text:h text:style-name="P342" text:outline-level="5">Jablečná vůně</text:h>
      <text:p text:style-name="P75"><text:span text:style-name="T307">Potřebná magenergie</text:span><text:span text:style-name="T308">: </text:span><text:span text:style-name="T301">1</text:span><text:span text:style-name="T292"> mag<text:line-break/></text:span><text:span text:style-name="T311">S</text:span><text:span text:style-name="T312">íla jedu:</text:span><text:span text:style-name="T299"> </text:span><text:span text:style-name="T301">6</text:span><text:span text:style-name="T299"><text:line-break/></text:span><text:span text:style-name="T310">Latence:</text:span><text:span text:style-name="T300"> </text:span><text:span text:style-name="T301">5 kol</text:span></text:p>
      <text:p text:style-name="P88"><text:span text:style-name="T301">P</text:span><text:span text:style-name="T289">lynný jed. </text:span><text:span text:style-name="T304">Oblak zaplní několik metrů chodby nebo malou místnost.</text:span></text:p>
      <text:h text:style-name="P343" text:outline-level="5">Vlčí mor</text:h>
      <text:p text:style-name="P76"><text:span text:style-name="T307">Potřebná magenergie</text:span><text:span text:style-name="T308">: </text:span><text:span text:style-name="T301">1</text:span><text:span text:style-name="T292"> mag<text:line-break/></text:span><text:span text:style-name="T311">S</text:span><text:span text:style-name="T312">íla jedu:</text:span><text:span text:style-name="T299"> </text:span><text:span text:style-name="T302">6</text:span><text:span text:style-name="T299"><text:line-break/></text:span><text:span text:style-name="T310">Latence:</text:span><text:span text:style-name="T300"> </text:span><text:span text:style-name="T303">1</text:span><text:span text:style-name="T302">30</text:span><text:span text:style-name="T300"> minut</text:span></text:p>
      <text:p text:style-name="P89"><text:span text:style-name="T300">J</text:span><text:span text:style-name="T289">ed na otravu šípů a podobně.</text:span></text:p>
      <text:h text:style-name="P344" text:outline-level="5">Melenova pomsta</text:h>
      <text:p text:style-name="P77"><text:span text:style-name="T307">Potřebná magenergie</text:span><text:span text:style-name="T308">: </text:span><text:span text:style-name="T301">1</text:span><text:span text:style-name="T292"> mag<text:line-break/></text:span><text:span text:style-name="T311">S</text:span><text:span text:style-name="T312">íla jedu:</text:span><text:span text:style-name="T299"> </text:span><text:span text:style-name="T303">7</text:span><text:span text:style-name="T299"><text:line-break/></text:span><text:span text:style-name="T310">Latence:</text:span><text:span text:style-name="T300"> </text:span><text:span text:style-name="T303">1</text:span><text:span text:style-name="T300"> </text:span><text:span text:style-name="T303">hodina</text:span></text:p>
      <text:p text:style-name="P90"><text:span text:style-name="T303">J</text:span><text:span text:style-name="T289">ed do nápojů.</text:span></text:p>
      <text:h text:style-name="P321" text:outline-level="3">Kouzelník</text:h>
      <text:p text:style-name="P25">MAGENERGIE: Duše + úroveň</text:p>
      <text:p text:style-name="P109"><text:soft-page-break/><text:span text:style-name="T105">1. </text:span><text:span text:style-name="T89">úroveň</text:span></text:p>
      <text:list xml:id="list173242795685440" text:continue-list="list173242976125141" text:style-name="L8">
        <text:list-item>
          <text:p text:style-name="P224"><text:span text:style-name="T160">Umíš </text:span><text:span text:style-name="T229">následující</text:span><text:span text:style-name="T160"> dovednost</text:span><text:span text:style-name="T157">i </text:span><text:span text:style-name="T229">na začátečnickém stupni</text:span><text:span text:style-name="T157">:</text:span></text:p>
          <text:list>
            <text:list-item>
              <text:p text:style-name="P203">Čtení a psaní</text:p>
            </text:list-item>
            <text:list-item>
              <text:p text:style-name="P206"><text:span text:style-name="T265">J</text:span><text:span text:style-name="T264">eden </text:span>Starý jazyk</text:p>
            </text:list-item>
            <text:list-item>
              <text:p text:style-name="P209">Jednu další dovednost podle svého výběru</text:p>
            </text:list-item>
          </text:list>
        </text:list-item>
      </text:list>
      <text:list xml:id="list173242866979802" text:continue-list="list173242935954539" text:style-name="L6">
        <text:list-item>
          <text:p text:style-name="P221"><text:span text:style-name="T114">U</text:span><text:span text:style-name="T87">míš získávat magenergii </text:span><text:span text:style-name="T31">zaostřením vůle</text:span><text:span text:style-name="T87">.</text:span></text:p>
        </text:list-item>
        <text:list-item>
          <text:p text:style-name="P221"><text:span text:style-name="T114">Umíš sesílat </text:span><text:span text:style-name="T123">tři</text:span><text:span text:style-name="T114"> kouzl</text:span><text:span text:style-name="T122">a</text:span><text:span text:style-name="T114"> podle svého výběru</text:span><text:span text:style-name="T89">.</text:span></text:p>
        </text:list-item>
        <text:list-item>
          <text:p text:style-name="P252"><text:span text:style-name="T89">U</text:span><text:span text:style-name="T87">míš sesílat kouzla z kouzelnických svitků, které si najdeš a připoutáš.</text:span></text:p>
        </text:list-item>
        <text:list-item>
          <text:p text:style-name="P252"><text:span text:style-name="T87">Můžeš si připoutat jeden magický předmět.</text:span></text:p>
        </text:list-item>
      </text:list>
      <text:p text:style-name="P109"><text:span text:style-name="T118">2</text:span><text:span text:style-name="T105">. </text:span><text:span text:style-name="T89">úroveň</text:span></text:p>
      <text:list xml:id="list2744708921" text:style-name="L12">
        <text:list-item>
          <text:p text:style-name="P253"><text:span text:style-name="T89">V</text:span><text:span text:style-name="T87">yber si dvě další kouzla.</text:span></text:p>
        </text:list-item>
        <text:list-item>
          <text:p text:style-name="P253"><text:span text:style-name="T87">Můžeš si připoutat celkem dva magické předměty.</text:span></text:p>
        </text:list-item>
        <text:list-item>
          <text:p text:style-name="P253"><text:span text:style-name="T87">Nauč se jednu dovednost na začátečnický stupeň.</text:span></text:p>
        </text:list-item>
      </text:list>
      <text:p text:style-name="P109"><text:span text:style-name="T118">3</text:span><text:span text:style-name="T105">. </text:span><text:span text:style-name="T89">úroveň</text:span></text:p>
      <text:list xml:id="list173241980586902" text:continue-list="list173241816212335" text:style-name="L4">
        <text:list-item>
          <text:p text:style-name="P188"><text:span text:style-name="T89">Zvyš si jednu vlastnost (rozdíl mezi tvou nejvyšší a nejnižší může být nejvýše 3).</text:span></text:p>
        </text:list-item>
      </text:list>
      <text:list xml:id="list173242652656656" text:continue-list="list173242866979802" text:style-name="L6">
        <text:list-item>
          <text:p text:style-name="P254"><text:span text:style-name="T89">V</text:span><text:span text:style-name="T87">yber si jedno další kouzlo.</text:span></text:p>
        </text:list-item>
        <text:list-item>
          <text:p text:style-name="P244"><text:span text:style-name="T11">Nauč se jednu dovednost na začátečnický stupeň nebo si zvyš jednu dovednost na pokročilý stupeň.</text:span></text:p>
        </text:list-item>
      </text:list>
      <text:p text:style-name="P109"><text:span text:style-name="T118">4</text:span><text:span text:style-name="T105">. </text:span><text:span text:style-name="T89">úroveň</text:span></text:p>
      <text:list xml:id="list173242876847348" text:continue-list="list2744708921" text:style-name="L12">
        <text:list-item>
          <text:p text:style-name="P175">Vyber si dvě další kouzla.</text:p>
        </text:list-item>
        <text:list-item>
          <text:p text:style-name="P175"><text:soft-page-break/>Můžeš si připoutat celkem tři magické předměty.</text:p>
        </text:list-item>
        <text:list-item>
          <text:p text:style-name="P175">Zvyš si jednu dovednost na pokročilý stupeň.</text:p>
        </text:list-item>
      </text:list>
      <text:p text:style-name="P109"><text:span text:style-name="T118">5</text:span><text:span text:style-name="T105">. </text:span><text:span text:style-name="T89">úroveň</text:span></text:p>
      <text:list xml:id="list173241650225680" text:continue-list="list173241980586902" text:style-name="L4">
        <text:list-item>
          <text:p text:style-name="P188"><text:span text:style-name="T89">Zvyš si jednu vlastnost (rozdíl mezi tvou nejvyšší a nejnižší může být nejvýše 3).</text:span></text:p>
        </text:list-item>
      </text:list>
      <text:list xml:id="list173241647992466" text:continue-list="list173242652656656" text:style-name="L6">
        <text:list-item>
          <text:p text:style-name="P176">Vyber si jedno další kouzlo.</text:p>
        </text:list-item>
        <text:list-item>
          <text:p text:style-name="P200"><text:span text:style-name="T266">Nauč se jednu dovednost na začátečnický stupeň nebo si zvyš jednu dovednost na pokročilý stupeň.</text:span></text:p>
        </text:list-item>
      </text:list>
      <text:p text:style-name="P238"><text:span text:style-name="T83">6</text:span><text:span text:style-name="T82">. </text:span><text:span text:style-name="T67">úroveň</text:span></text:p>
      <text:list xml:id="list173242200511898" text:continue-list="list173242687642315" text:style-name="L35">
        <text:list-item>
          <text:p text:style-name="P196"><text:span text:style-name="T267">Zvyš si jednu dovednost na pokročilý stupeň.</text:span></text:p>
        </text:list-item>
        <text:list-item>
          <text:p text:style-name="P195"><text:span text:style-name="T266">Můžeš si připoutat celkem čtyři magické předměty.</text:span></text:p>
        </text:list-item>
      </text:list>
      <text:h text:style-name="P325" text:outline-level="4"><text:span text:style-name="T124">S</text:span><text:span text:style-name="T87">vitky s kouzly</text:span></text:h>
      <text:p text:style-name="P140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937825513" text:style-name="L13">
        <text:list-item>
          <text:p text:style-name="P197">Připoutaný svitek při sesílání kouzla nemusíš držet v ruce, ale musíš ho mít u sebe (třeba v torně).</text:p>
        </text:list-item>
        <text:list-item>
          <text:p text:style-name="P255"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198">Když potřebnou magenergii nemáš nebo nechceš zaplatit, kouzlo stále můžeš seslat, ale svitek se při tom nenávratně zničí.</text:p>
        </text:list-item>
        <text:list-item>
          <text:p text:style-name="P197"><text:soft-page-break/>Při přestupu na další úroveň se místo kouzla z pravidel můžeš naučit kouzlo ze svitku. Od té chvíle ho budeš moci sesílat, i když svitek nebudeš mít připoutaný.</text:p>
        </text:list-item>
        <text:list-item>
          <text:p text:style-name="P256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326" text:outline-level="4"><text:span text:style-name="T124">Kouze</text:span><text:span text:style-name="T125">l</text:span><text:span text:style-name="T124">nické s</text:span><text:span text:style-name="T87">chopnosti</text:span></text:h>
      <text:h text:style-name="P345" text:outline-level="5">Zaostření vůle</text:h>
      <text:p text:style-name="P96">Krátkou meditací (zhruba 10 minut) doplníš svou magenergii na maximum.</text:p>
      <text:h text:style-name="P346" text:outline-level="5">Sesílání kouzel</text:h>
      <text:p text:style-name="P97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154457983" text:style-name="L14">
        <text:list-item>
          <text:p text:style-name="P257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104">Kdykoliv sešleš kouzlo, které jsi v předchozích několika minutách ještě <text:span text:style-name="T384">nepoužil</text:span>, bude tě stát o 1 mag méně (nejméně ale 1 mag).</text:p>
      <text:h text:style-name="Heading_20_4" text:outline-level="4">Kouzelnická kouzla</text:h>
      <text:h text:style-name="P347" text:outline-level="5"><text:span text:style-name="T374">Dým </text:span>*Fumideó*</text:h>
      <text:p text:style-name="P37"><text:span text:style-name="T33">Magenergie</text:span><text:span text:style-name="T34">:</text:span> <text:span text:style-name="T346">2</text:span> mag<text:span text:style-name="T346">y</text:span><text:line-break/><text:span text:style-name="T248">Dosah:</text:span> místo ve střední vzdálenosti<text:span text:style-name="T386"><text:line-break/></text:span><text:span text:style-name="T262">Trvání:</text:span><text:span text:style-name="T345"> několik minut</text:span></text:p>
      <text:p text:style-name="P128">Kouzlo vytvoří všude v krátké vzdálenosti <text:span text:style-name="T385">od cílového místa</text:span> hustý, neprůhledný dým. Kouř je těžší než vzduch, <text:span text:style-name="T383">ale vítr jej snadno rozfouká</text:span>.</text:p>
      <text:h text:style-name="P348" text:outline-level="5"><text:soft-page-break/>Hyperprostor<text:span text:style-name="T87"> *Hye archom*</text:span></text:h>
      <text:p text:style-name="P285"><text:span text:style-name="T33">Magenergie</text:span><text:span text:style-name="T34">:</text:span> <text:span text:style-name="T390">1</text:span> mag<text:span text:style-name="T347"><text:line-break/></text:span><text:span text:style-name="T263">Rozsah:</text:span><text:span text:style-name="T388"> 1 tvor předmět nebo do velikosti krolla v kontaktní vzdálenosti</text:span><text:line-break/><text:span text:style-name="T248">Dosah:</text:span> <text:span text:style-name="T388">místo v krátké vzdálenosti</text:span></text:p>
      <text:p text:style-name="P180">Pomocí tohoto kouzla můžeš jednoho tvora nebo předmět do velikosti krolla přemístit na jiné místo v <text:span text:style-name="T248">krátké vzdálenosti</text:span>. Pokud je cílem živý tvor, nemusí s přemístěným souhlasit, ale cílové místo musí <text:span text:style-name="T392">teleportovaný cíl</text:span> udržet – není tedy možné někoho nebo něco teleportovat třeba do vzduchu, do vody nebo na tenké větve stromu.<text:line-break/><text:tab/><text:span text:style-name="T387">Pokud jsi na cílovém místě</text:span> osobně byl od chvíle, kdy se<text:span text:style-name="T347">s</text:span> naposledy probudil, <text:span text:style-name="T387">tak ho při sesílání nemusíš vidět</text:span>. <text:span text:style-name="T387">Když</text:span> je <text:span text:style-name="T387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tab/>Spolu s cílem se přemístí vše, co má u sebe a dokáže to zvednout (pokud tedy nese jiného tvora, přemístí se i s ním). To například znamená, že je-li cíl svázán, přenese se i s pouty, <text:span text:style-name="T389">ale</text:span> <text:span text:style-name="T389">když je</text:span> někde přivázán nebo připoután, není jej možné přenést (protože sám nedokáže zvednout to, k čemu je připoután).<text:line-break/><text:tab/><text:span text:style-name="T391">Když cíl teleportuješ někomu do zad, bude mít v příštím kole bonus +2 za přípravu.</text:span></text:p>
      <text:h text:style-name="P348" text:outline-level="5">Hypnóza *Sómnos*</text:h>
      <text:p text:style-name="P38"><text:span text:style-name="T33">Magenergie</text:span><text:span text:style-name="T34">:</text:span> <text:span text:style-name="T347">3</text:span> mag<text:span text:style-name="T347">y<text:line-break/></text:span><text:span text:style-name="T256">Vyvolání:</text:span><text:span text:style-name="T347"> 1 minuta</text:span><text:line-break/><text:span text:style-name="T248">Dosah:</text:span> <text:span text:style-name="T349">kontaktní</text:span></text:p>
      <text:p text:style-name="P129"><text:soft-page-break/>Po dobu <text:span text:style-name="T255">soustředění</text:span> bude cíl plnit všechny tvoje příkazy a nebude dělat nic jiného. <text:span text:style-name="T348">Instrukce musí být jednoduché, jednoznačné věty. Může jít o nebezpečný příkaz, ale ne o sebevražedný. Dotyčný neprozradí nic, co považuje za tajemství.<text:line-break/><text:tab/>Můžeš také cíli</text:span><text:span text:style-name="T87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33">cíl</text:span><text:span text:style-name="T87"> všechno pamatuje, ledaže by dostal posthypnotický příkaz, aby na všechno zapomněl. V případě, že dojde ke konfliktu různých posthypnotických příkazů, platit bude ten, který byl zadaný nejpozději.</text:span></text:p>
      <text:h text:style-name="P348" text:outline-level="5">Levitace *Planere*</text:h>
      <text:p text:style-name="P22"><text:span text:style-name="T257">Magenergie</text:span><text:span text:style-name="T254">:</text:span> <text:span text:style-name="T350">2</text:span> mag<text:span text:style-name="T347">y<text:line-break/></text:span><text:span text:style-name="T256">Dosah:</text:span><text:span text:style-name="T347"> dotyk</text:span></text:p>
      <text:p text:style-name="P23">Jedna osoba spolu se vším, co nese, nebo <text:span text:style-name="T352">podobně těžký</text:span> předmět, kterého se dotýkáš, po dobu tvého soustředění nebude nic vážit. Když sešleš <text:span text:style-name="T248">levitaci</text:span> na něco těžšího, tak to ztratí váhu jen částečně: Asi jako kdyby to zvedal někdo se stejnou Silou, jakou máš Duši.<text:line-break/><text:tab/><text:span text:style-name="T351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248">soustředění</text:span> volně pohybovat jako ve stavu beztíže.<text:line-break/><text:tab/><text:span text:style-name="T351">Pokud přerušíš </text:span><text:span text:style-name="T258">soustředění</text:span><text:span text:style-name="T351">, nebo když se cíl</text:span>e přestaneš dotýkat<text:span text:style-name="T351">, kouzlo pomine a začne opět normálně působit gravitace.</text:span></text:p>
      <text:h text:style-name="P348" text:outline-level="5">Magický štít *Magomágen*</text:h>
      <text:p text:style-name="P39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35">Dosah:</text:span><text:span text:style-name="T135"> </text:span><text:span text:style-name="T136">krátký</text:span></text:p>
      <text:p text:style-name="P130"><text:soft-page-break/><text:span text:style-name="T135">K</text:span><text:span text:style-name="T87">olem tvého cíle se na okamžik vytvoří neviditelný magický štít. </text:span><text:span text:style-name="T202">Proti</text:span><text:span text:style-name="T87"> vše</text:span><text:span text:style-name="T202">m</text:span><text:span text:style-name="T87"> útok</text:span><text:span text:style-name="T202">ům</text:span><text:span text:style-name="T87"> veden</text:span><text:span text:style-name="T208">ým</text:span><text:span text:style-name="T87"> proti němu v tomto kole si házíš na obranu Duší s bonusem +2 za plnou obranu. </text:span><text:span text:style-name="T138">Když</text:span><text:span text:style-name="T137"> se brání také, počítá se lepší z výsledků.</text:span></text:p>
      <text:h text:style-name="P348" text:outline-level="5">Mágův velký mix<text:span text:style-name="T87"> *Magomegamix*</text:span></text:h>
      <text:p text:style-name="P40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35">Dosah:</text:span><text:span text:style-name="T135"> </text:span><text:span text:style-name="T136">krátký<text:line-break/></text:span><text:span text:style-name="T139">Zranění: </text:span><text:span text:style-name="T140">6</text:span><text:span text:style-name="T139">kz </text:span><text:span text:style-name="T140">(cíl si nepočítá zbroj)</text:span></text:p>
      <text:p text:style-name="P122"><text:span text:style-name="T87">Toto kouzlo nejprve vytvoří kolem zvoleného protivníka žlutý mlhovinový opar a posléze se pokusí zcela náhodně prohodit umístění všech molekul jeho těla. </text:span><text:span text:style-name="T142">Kouzlo působí jen na </text:span><text:span text:style-name="T143">tvory z masa a kostí (včetně nemrtvých, </text:span><text:span text:style-name="T144">kteří mají nějaké tělo</text:span><text:span text:style-name="T143">)</text:span><text:span text:style-name="T142">.</text:span><text:span text:style-name="T87"><text:line-break/><text:tab/></text:span><text:span text:style-name="T140">Hází se, jako by šlo o zraňující útok, </text:span><text:span text:style-name="T141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87"><text:line-break/><text:tab/>Seslání dalšího </text:span><text:span text:style-name="T25">mágova velkého mixu</text:span><text:span text:style-name="T87"> na takto vzniklý rosol celý efekt zvrátí, takže se místo rosolu objeví zase původní cíl. </text:span><text:span text:style-name="T141">B</text:span><text:span text:style-name="T87">ude úplně nahý, ve stejné kondici jako před sesláním prvního magomegamixu a z doby, kdy z něj byl rosol, si nebude vůbec nic pamatovat.</text:span></text:p>
      <text:h text:style-name="P348" text:outline-level="5">Melenina krása *Melenebeau*</text:h>
      <text:p text:style-name="P41"><text:span text:style-name="T33">Magenergie</text:span><text:span text:style-name="T34">:</text:span><text:span text:style-name="T87"> </text:span><text:span text:style-name="T145">3</text:span><text:span text:style-name="T87"> mag</text:span><text:span text:style-name="T135">y<text:line-break/></text:span><text:span text:style-name="T35">Dosah:</text:span><text:span text:style-name="T135"> </text:span><text:span text:style-name="T145">dotyk</text:span></text:p>
      <text:p text:style-name="P131"><text:span text:style-name="T145">T</text:span><text:span text:style-name="T87">oto kouzlo změní vzezření cílové osoby tak, že bude pro ostatní jedince své rasy neobyčejně krásná, </text:span><text:span text:style-name="T147">a to</text:span><text:span text:style-name="T87"> až do chvíle, než </text:span><text:span text:style-name="T146">dotyčný</text:span><text:span text:style-name="T87"> usne.<text:line-break/><text:tab/>Poněkud nepříjemný vedlejší účinek kouzla je, že po celý další den bude cíl naopak vypadat mimořádně odpudivě.</text:span></text:p>
      <text:h text:style-name="P349" text:outline-level="5"><text:soft-page-break/>Metamorfóza *Aloiósis*</text:h>
      <text:p text:style-name="P56"><text:span text:style-name="T33">Magenergie</text:span><text:span text:style-name="T34">:</text:span><text:span text:style-name="T87"> </text:span><text:span text:style-name="T188">4</text:span><text:span text:style-name="T87"> mag</text:span><text:span text:style-name="T135">y<text:line-break/></text:span><text:span text:style-name="T35">Dosah:</text:span><text:span text:style-name="T135"> </text:span><text:span text:style-name="T188">dotyk</text:span><text:span text:style-name="T136"><text:line-break/></text:span><text:span text:style-name="T38">Rozsah:</text:span><text:span text:style-name="T163"> 1 humanoidní osoba<text:line-break/></text:span><text:span text:style-name="T50">Sesílání:</text:span><text:span text:style-name="T188"> 1 minuta<text:line-break/></text:span><text:span text:style-name="T51">Trvání:</text:span><text:span text:style-name="T189"> několik minut</text:span></text:p>
      <text:p text:style-name="P152"><text:span text:style-name="T87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190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191">nezíská</text:span><text:span text:style-name="T190"> jiné </text:span><text:span text:style-name="T191">než rasové</text:span><text:span text:style-name="T190"> schopnosti ani dovednosti cílového tvora, </text:span><text:span text:style-name="T191">vlastnosti získané kouzlem nebo magickým původem, ani specifické zranitelnosti </text:span><text:span text:style-name="T163">(v podobě lykantropa mu tedy </text:span><text:span text:style-name="T191">například</text:span><text:span text:style-name="T163"> nebude vadit stříbro)</text:span><text:span text:style-name="T190">.<text:line-break/><text:tab/></text:span><text:span text:style-name="T192">Zpětná proměna </text:span><text:span text:style-name="T193">nastane samovolně a</text:span><text:span text:style-name="T192"> trvá stejně dlouho jako sesílání.</text:span></text:p>
      <text:h text:style-name="P350" text:outline-level="5">Modrý blesk *Artak bárak*</text:h>
      <text:p text:style-name="P57"><text:span text:style-name="T33">Magenergie</text:span><text:span text:style-name="T34">:</text:span><text:span text:style-name="T87"> </text:span><text:span text:style-name="T163">3</text:span><text:span text:style-name="T87"> mag</text:span><text:span text:style-name="T135">y<text:line-break/></text:span><text:span text:style-name="T35">Dosah:</text:span><text:span text:style-name="T135"> </text:span><text:span text:style-name="T194">střední</text:span><text:span text:style-name="T136"><text:line-break/></text:span><text:span text:style-name="T38">Rozsah:</text:span><text:span text:style-name="T163"> 1 cíl<text:line-break/></text:span><text:span text:style-name="T39">Hod:</text:span><text:span text:style-name="T164"> Duše + k6 proti Síle</text:span><text:span text:style-name="T163"><text:line-break/></text:span><text:span text:style-name="T39">Zranění:</text:span><text:span text:style-name="T164"> </text:span><text:span text:style-name="T195">4</text:span><text:span text:style-name="T164">kz bleskem</text:span></text:p>
      <text:p text:style-name="P26"><text:soft-page-break/>Ode zranění se odečítá zbroj a štít.</text:p>
      <text:h text:style-name="P350" text:outline-level="5">Montvho čardáš *Montymero*</text:h>
      <text:p text:style-name="P49"><text:span text:style-name="T33">Magenergie</text:span><text:span text:style-name="T34">:</text:span><text:span text:style-name="T87"> </text:span><text:span text:style-name="T187">4</text:span><text:span text:style-name="T87"> mag</text:span><text:span text:style-name="T135">y<text:line-break/></text:span><text:span text:style-name="T35">Dosah:</text:span><text:span text:style-name="T135"> </text:span><text:span text:style-name="T136">krátký<text:line-break/></text:span><text:span text:style-name="T38">Rozsah:</text:span><text:span text:style-name="T163"> 1-</text:span><text:span text:style-name="T169">3</text:span><text:span text:style-name="T163"> cíl</text:span><text:span text:style-name="T169">e</text:span><text:span text:style-name="T167"><text:line-break/></text:span><text:span text:style-name="T39">Hod:</text:span><text:span text:style-name="T164"> Duše + k6 proti </text:span><text:span text:style-name="T167">Duši </text:span><text:span text:style-name="T169">(ověření každé kolo)</text:span><text:span text:style-name="T167"><text:line-break/></text:span><text:span text:style-name="T41">Trvání:</text:span><text:span text:style-name="T168"> Soustředění</text:span></text:p>
      <text:p text:style-name="P50"><text:span text:style-name="T167">Toto kouzlo účinkuje pouze na inteligentní cíle (tedy s vyšší než zvířecí inteligencí). Protivníci, kteří neuspějí v hodu na obranu proti kouzlu, jsou postiženi těžkým psychickým šokem a po dobu </text:span><text:span text:style-name="T40">soustředění</text:span><text:span text:style-name="T167"> </text:span><text:span text:style-name="T169">mají potřebu </text:span><text:span text:style-name="T167">zběsile tančit a křepčit. </text:span><text:span text:style-name="T169">Nemohou útočit, kouzlit a podobně a brání se s nevýhodou. </text:span><text:span text:style-name="T170">Každé kolo se hází znovu a cíle tedy mají možnost se probrat. Efekt kouzla také pomine</text:span><text:span text:style-name="T167"> </text:span><text:span text:style-name="T170">p</text:span><text:span text:style-name="T167">ři prvním utrpěném zranění.</text:span></text:p>
      <text:h text:style-name="P350" text:outline-level="5">Najdi nevid<text:span text:style-name="T375">itel</text:span>né *Heurískon avidia*</text:h>
      <text:p text:style-name="P51"><text:span text:style-name="T33">Magenergie</text:span><text:span text:style-name="T34">:</text:span><text:span text:style-name="T87"> </text:span><text:span text:style-name="T171">2</text:span><text:span text:style-name="T87"> mag</text:span><text:span text:style-name="T135">y<text:line-break/></text:span><text:span text:style-name="T35">Dosah:</text:span><text:span text:style-name="T135"> </text:span><text:span text:style-name="T136">k</text:span><text:span text:style-name="T171">ontaktní</text:span><text:span text:style-name="T136"><text:line-break/></text:span><text:span text:style-name="T38">Rozsah:</text:span><text:span text:style-name="T163"> 1 cíl</text:span><text:span text:style-name="T167"><text:line-break/></text:span><text:span text:style-name="T41">Trvání:</text:span><text:span text:style-name="T168"> </text:span><text:span text:style-name="T176">Několik minut</text:span></text:p>
      <text:p text:style-name="P149"><text:span text:style-name="T168">C</text:span><text:span text:style-name="T87">íl kouzla po dobu tvého soustředění uvidí neviditelné tvory a předměty. Sem patří postavy zneviditel</text:span><text:span text:style-name="T173">ně</text:span><text:span text:style-name="T87">né kouzlem, alchymistickým lektvarem či magickým předmětem, ale také bytosti, které jsou ze své podstaty neviditelné, například nevidění.<text:line-break/><text:tab/></text:span><text:span text:style-name="T172">Kouzlo ale neúčinkuje na bytosti, které nemají hmotnou podstatu (různí duchové a podobně).</text:span></text:p>
      <text:h text:style-name="P350" text:outline-level="5">Neviditelnost<text:span text:style-name="T87"> *Avidius*</text:span></text:h>
      <text:p text:style-name="P52"><text:span text:style-name="T33">Magenergie</text:span><text:span text:style-name="T34">:</text:span><text:span text:style-name="T87"> </text:span><text:span text:style-name="T174">3</text:span><text:span text:style-name="T87"> mag</text:span><text:span text:style-name="T135">y<text:line-break/></text:span><text:span text:style-name="T42">Trvání:</text:span><text:span text:style-name="T175"> Několik minut<text:line-break/></text:span><text:span text:style-name="T38">Rozsah:</text:span><text:span text:style-name="T163"> 1 cíl</text:span></text:p>
      <text:p text:style-name="P30"><text:soft-page-break/>Cíl kouzla spolu se vším, co nese, bude po dobu jeho trvání neviditelný.</text:p>
      <text:h text:style-name="P350" text:outline-level="5">Oheň *Igneum*</text:h>
      <text:p text:style-name="P61"><text:span text:style-name="T33">Magenergie</text:span><text:span text:style-name="T34">:</text:span><text:span text:style-name="T87"> </text:span><text:span text:style-name="T205">4</text:span><text:span text:style-name="T87"> mag</text:span><text:span text:style-name="T135">y<text:line-break/></text:span><text:span text:style-name="T42">Trvání:</text:span><text:span text:style-name="T175"> Několik minut<text:line-break/></text:span><text:span text:style-name="T35">Dosah:</text:span><text:span text:style-name="T135"> </text:span><text:span text:style-name="T177">krátký<text:line-break/></text:span><text:span text:style-name="T55">Rozsah:</text:span><text:span text:style-name="T203"> oblast v kontaktní vzdálenosti od cílového místa<text:line-break/></text:span><text:span text:style-name="T56">Zranění</text:span><text:span text:style-name="T204">: každé kolo 4kz ohněm - Zbroj</text:span></text:p>
      <text:p text:style-name="P153">Tímto kouzlem stvoříš na cílovém místě magické plameny. Můžeš jimi například zahradit chodbu nebo zcela zaplnit malou místnost. <text:span text:style-name="T379">Na cílovém místě nemusí být nic hořlavého, musí tam ale být schopen normální oheň – nelze tedy například vyvolat </text:span><text:span text:style-name="T261">oheň</text:span><text:span text:style-name="T379"> pod vodou. </text:span><text:span text:style-name="T248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380">Pokud na tebe při sesílání někdo útočí, musíš se bránit Finesou, i když sesíláš plameny pod něj.</text:span> Kouzlo také zapálí nebo spálí všechno, co by za stejnou dobu zapálil obyčejný oheň.</text:p>
      <text:h text:style-name="P350" text:outline-level="5">Ohnivý déšť<text:span text:style-name="T87"> *Nefelé ignea*</text:span></text:h>
      <text:p text:style-name="P53"><text:span text:style-name="T33">Magenergie</text:span><text:span text:style-name="T34">:</text:span><text:span text:style-name="T87"> </text:span><text:span text:style-name="T177">4</text:span><text:span text:style-name="T87"> mag</text:span><text:span text:style-name="T135">y<text:line-break/></text:span><text:span text:style-name="T35">Dosah:</text:span><text:span text:style-name="T135"> </text:span><text:span text:style-name="T177">krátký</text:span><text:span text:style-name="T136"><text:line-break/></text:span><text:span text:style-name="T43">Rozsah:</text:span><text:span text:style-name="T74"> </text:span><text:span text:style-name="T80">v</text:span><text:span text:style-name="T75">šechno v </text:span><text:span text:style-name="T76">krátké vzdálenosti </text:span><text:span text:style-name="T77">od cílového místa<text:line-break/></text:span><text:span text:style-name="T44">Trvání:</text:span><text:span text:style-name="T79"> </text:span><text:span text:style-name="T80">s</text:span><text:span text:style-name="T79">oustředění</text:span><text:span text:style-name="T77"><text:line-break/></text:span><text:span text:style-name="T45">Zranění:</text:span><text:span text:style-name="T78"> +0</text:span></text:p>
      <text:p text:style-name="P150">V oblasti před tebou začne sršet ohnivý déšť. <text:span text:style-name="T376">V každém kole </text:span><text:span text:style-name="T260">soustředění</text:span><text:span text:style-name="T376"> si znovu házíš.</text:span></text:p>
      <text:p text:style-name="P150">/<text:span text:style-name="T377">* Tohle by asi fakt mělo bejt vysokolevelové kouzlo */</text:span></text:p>
      <text:h text:style-name="P350" text:outline-level="5"><text:soft-page-break/>Protoplazma *Prorep tohabet*</text:h>
      <text:p text:style-name="P59"><text:span text:style-name="T33">Magenergie</text:span><text:span text:style-name="T34">:</text:span><text:span text:style-name="T87"> </text:span><text:span text:style-name="T163">3</text:span><text:span text:style-name="T87"> mag</text:span><text:span text:style-name="T135">y<text:line-break/></text:span><text:span text:style-name="T35">Dosah:</text:span><text:span text:style-name="T135"> </text:span><text:span text:style-name="T136">k</text:span><text:span text:style-name="T166">o</text:span><text:span text:style-name="T199">n</text:span><text:span text:style-name="T166">taktní</text:span><text:span text:style-name="T136"><text:line-break/></text:span><text:span text:style-name="T38">Rozsah:</text:span><text:span text:style-name="T163"> 1 cíl<text:line-break/></text:span><text:span text:style-name="T53">Trvání:</text:span><text:span text:style-name="T198"> několik minut</text:span><text:span text:style-name="T135"><text:line-break/></text:span><text:span text:style-name="T52">Možnosti v případě </text:span><text:span text:style-name="T54">zásahu</text:span><text:span text:style-name="T52">:</text:span><text:span text:style-name="T197"> nevýhoda, zpomalení</text:span></text:p>
      <text:p text:style-name="P29">Po chvíli soustředění z <text:span text:style-name="T378">tvých</text:span> rozpažených rukou vytrysknou proudy lepkavého protoplazmatického slizu.</text:p>
      <text:h text:style-name="P350" text:outline-level="5">Rychlost *Hyperio*</text:h>
      <text:p text:style-name="P48"><text:span text:style-name="T33">Magenergie</text:span><text:span text:style-name="T34">:</text:span><text:span text:style-name="T87"> </text:span><text:span text:style-name="T163">3</text:span><text:span text:style-name="T87"> mag</text:span><text:span text:style-name="T135">y<text:line-break/></text:span><text:span text:style-name="T35">Dosah:</text:span><text:span text:style-name="T135"> </text:span><text:span text:style-name="T136">k</text:span><text:span text:style-name="T166">oktaktní</text:span><text:span text:style-name="T136"><text:line-break/></text:span><text:span text:style-name="T38">Rozsah:</text:span><text:span text:style-name="T163"> 1 cíl</text:span></text:p>
      <text:p text:style-name="P84"><text:span text:style-name="T290">Z</text:span><text:span text:style-name="T305">dvojnásobí rychlost běhu (</text:span><text:span text:style-name="T306">postava</text:span><text:span text:style-name="T305"> bude běhat zhruba stejně rychle jako kůň).</text:span></text:p>
      <text:h text:style-name="P351" text:outline-level="5">Sugesce *Inirinsico*</text:h>
      <text:p text:style-name="P60"><text:span text:style-name="T33">Magenergie</text:span><text:span text:style-name="T34">:</text:span><text:span text:style-name="T87"> </text:span><text:span text:style-name="T199">2</text:span><text:span text:style-name="T87"> mag</text:span><text:span text:style-name="T135">y<text:line-break/></text:span><text:span text:style-name="T35">Dosah:</text:span><text:span text:style-name="T135"> </text:span><text:span text:style-name="T200">k</text:span><text:span text:style-name="T215">ontaktní</text:span><text:span text:style-name="T136"><text:line-break/></text:span><text:span text:style-name="T38">Rozsah:</text:span><text:span text:style-name="T163"> 1 </text:span><text:span text:style-name="T201">inteligentní tvor</text:span><text:span text:style-name="T163"><text:line-break/></text:span><text:span text:style-name="T53">Trvání:</text:span><text:span text:style-name="T198"> několik minut<text:line-break/></text:span><text:span text:style-name="T57">Hod:</text:span><text:span text:style-name="T206"> Duše + k6 proti Duši</text:span></text:p>
      <text:p text:style-name="P28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393">si</text:span> pravý stav věcí a vzpomene si, že tě slyšel vyslovit kouzelné slovo. Co z toho vyvodí a jak zareaguje, je na úvaze Pána jeskyně.</text:p>
      <text:h text:style-name="P351" text:outline-level="5"><text:soft-page-break/>Světlo <text:span text:style-name="T87">*Luxmen*</text:span></text:h>
      <text:p text:style-name="P54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46">Dosah:</text:span><text:span text:style-name="T178"> Dotyk<text:line-break/></text:span><text:span text:style-name="T58">Trvání:</text:span><text:span text:style-name="T207"> několik minut</text:span><text:span text:style-name="T178"><text:line-break/></text:span><text:span text:style-name="T47">Oslepení:</text:span><text:span text:style-name="T179"> Duše + k6 proti Finese</text:span></text:p>
      <text:p text:style-name="P151"><text:span text:style-name="T87">Předmět, kterého se dotkneš, bude </text:span><text:span text:style-name="T219">několik minut</text:span><text:span text:style-name="T207"> </text:span><text:span text:style-name="T87">svítit </text:span><text:span text:style-name="T216">asi jako lucerna</text:span><text:span text:style-name="T87">. </text:span><text:span text:style-name="T216">Kdykoliv v průběhu trvání můžeš po</text:span><text:span text:style-name="T217">mocí</text:span><text:span text:style-name="T210"> </text:span><text:span text:style-name="T60">s</text:span><text:span text:style-name="T59">oustředění</text:span><text:span text:style-name="T209"> </text:span><text:span text:style-name="T178">libovolně měnit barvu světla a jeho intenzitu. Nejvyšší možná je zhruba jako maják. </text:span><text:span text:style-name="T61">Světlo</text:span><text:span text:style-name="T216"> pak ozáří i</text:span><text:span text:style-name="T178"> velký sál </text:span><text:span text:style-name="T216">a je natolik jasné, že oslepí každého, kdo nemá </text:span><text:span text:style-name="T218">předem</text:span><text:span text:style-name="T216"> zakryté oči a neuspěje v hodu na odolání.</text:span><text:span text:style-name="T179"> </text:span><text:span text:style-name="T217">Když se přestaneš </text:span><text:span text:style-name="T62">soustředit</text:span><text:span text:style-name="T217">, barva a intenzita světla se vrátí na původní a případné oslepení odezní.</text:span></text:p>
      <text:h text:style-name="P351" text:outline-level="5">Ticho *Silenció*</text:h>
      <text:p text:style-name="P45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/text:span></text:p>
      <text:p text:style-name="P145"><text:span text:style-name="T135">P</text:span><text:span text:style-name="T87">o dobu </text:span><text:span text:style-name="T25">soustředění</text:span><text:span text:style-name="T87"> bude všude kolem tebe až do vzdálenosti (Duše) metrů naprosté ticho. Znamená to mimo jiné, že v tomto prostoru nepůjde sesílat kouzla. </text:span><text:span text:style-name="T153">Slyšet není nic, tedy ani zvuky zvenku.</text:span><text:span text:style-name="T87"> Kroll uvnitř této oblasti nebude moci použít svůj utrasluch vůbec, z vnějšku pro něj bude pouze představovat „temnou“, neprůhlednou </text:span><text:span text:style-name="T154">kouli</text:span><text:span text:style-name="T87">. </text:span></text:p>
      <text:h text:style-name="P351" text:outline-level="5">Tma <text:s/>*Obscurum*</text:h>
      <text:p text:style-name="P46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/text:span></text:p>
      <text:p text:style-name="P144"><text:span text:style-name="T135">P</text:span><text:span text:style-name="T87">o dobu </text:span><text:span text:style-name="T25">soustředění</text:span><text:span text:style-name="T87"> bude všude kolem tebe až do vzdálenosti (Duše) metrů naprostá tma. Trpaslíkovo </text:span><text:span text:style-name="T25">infravidění</text:span><text:span text:style-name="T87"> je také vyřazeno. </text:span><text:span text:style-name="T151">Lucerny, svíčky a další zdroje světla tím nebudou uhašeny. Když je někdo vynese ven, budou opět svítit. Zvenku bude vidět nepřirozená koule temnoty zakrývající vše, co je za ní. Zevnitř není vidět </text:span><text:span text:style-name="T152">nic, tedy ani</text:span><text:span text:style-name="T151"> ven.</text:span></text:p>
      <text:h text:style-name="P351" text:outline-level="5"><text:soft-page-break/>Vodní dech *Aqua spiro*</text:h>
      <text:p text:style-name="P44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35">Dosah:</text:span><text:span text:style-name="T135"> </text:span><text:span text:style-name="T150">kontaktní</text:span></text:p>
      <text:p text:style-name="P143"><text:span text:style-name="T150">C</text:span><text:span text:style-name="T87">íl bude po dobu </text:span><text:span text:style-name="T25">soustředění</text:span><text:span text:style-name="T87"> schopen pod vodou dýchat stejně jako ve vzduchu.</text:span></text:p>
      <text:h text:style-name="P351" text:outline-level="5">Zaklep *Taptap*</text:h>
      <text:p text:style-name="P43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35">Dosah:</text:span><text:span text:style-name="T135"> </text:span><text:span text:style-name="T149">dotyk</text:span></text:p>
      <text:p text:style-name="P141"><text:span text:style-name="T362">Kouzlo </text:span><text:span text:style-name="T259">zaklep</text:span><text:span text:style-name="T362"> po dobu </text:span><text:span text:style-name="T259">soustředění</text:span><text:span text:style-name="T362"> potlačí jakékoliv zamykací kouzlo, které působí na cílový zámek</text:span>. <text:span text:style-name="T363">Zámek neodemkne, pouze umožní, aby šel</text:span> vypáčit nebo odemknout klíčem. Zamykací kouzlo <text:span text:style-name="T364">tím navíc není zrušeno</text:span>, takže když <text:span text:style-name="T365">jej někdo</text:span> <text:span text:style-name="T362">znovu zamkne</text:span>, bud<text:span text:style-name="T362">e</text:span> opět <text:span text:style-name="T362">chráněný proti odemknutí a vypáčení</text:span>.</text:p>
      <text:h text:style-name="P351" text:outline-level="5">Zamkni *Linol*</text:h>
      <text:p text:style-name="P42"><text:span text:style-name="T33">Magenergie</text:span><text:span text:style-name="T34">:</text:span><text:span text:style-name="T87"> </text:span><text:span text:style-name="T134">2</text:span><text:span text:style-name="T87"> mag</text:span><text:span text:style-name="T135">y<text:line-break/></text:span><text:span text:style-name="T35">Dosah:</text:span><text:span text:style-name="T135"> </text:span><text:span text:style-name="T148">dotyk<text:line-break/></text:span><text:span text:style-name="T36">Trvání:</text:span><text:span text:style-name="T155"> </text:span><text:span text:style-name="T211">několik minut </text:span><text:span text:style-name="T212">(</text:span><text:span text:style-name="T211">při pomalém seslání je účinek trvalý</text:span><text:span text:style-name="T212">)</text:span></text:p>
      <text:p text:style-name="P142"><text:span text:style-name="T136">T</text:span><text:span text:style-name="T87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20">sám</text:span><text:span text:style-name="T87"> odemkne.<text:line-break/><text:tab/></text:span><text:span text:style-name="T213">Toto kouzlo můžeš také seslat formou krátkého rituálu. Zabere to </text:span><text:span text:style-name="T214">zhruba minutu</text:span><text:span text:style-name="T213">, ale účinek je pak trvalý.</text:span></text:p>
      <text:h text:style-name="P351" text:outline-level="5">Zelen<text:span text:style-name="T373">ý</text:span> blesk *Járak bárak*</text:h>
      <text:p text:style-name="P58"><text:span text:style-name="T33">Magenergie</text:span><text:span text:style-name="T34">:</text:span><text:span text:style-name="T87"> </text:span><text:span text:style-name="T163">3</text:span><text:span text:style-name="T87"> mag</text:span><text:span text:style-name="T135">y<text:line-break/></text:span><text:span text:style-name="T35">Dosah:</text:span><text:span text:style-name="T135"> </text:span><text:span text:style-name="T194">střední</text:span><text:span text:style-name="T136"><text:line-break/></text:span><text:span text:style-name="T38">Rozsah:</text:span><text:span text:style-name="T163"> 1-</text:span><text:span text:style-name="T165">2</text:span><text:span text:style-name="T163"> cíl</text:span><text:span text:style-name="T165">e</text:span><text:span text:style-name="T163"><text:line-break/></text:span><text:span text:style-name="T39">Hod:</text:span><text:span text:style-name="T164"> Duše + k6 proti Síle</text:span><text:span text:style-name="T163"><text:line-break/></text:span><text:span text:style-name="T39">Zranění:</text:span><text:span text:style-name="T164"> </text:span><text:span text:style-name="T196">3</text:span><text:span text:style-name="T164">kz bleskem</text:span></text:p>
      <text:p text:style-name="P27"><text:soft-page-break/>Ode zranění se odečítá zbroj a štít.</text:p>
      <text:h text:style-name="P351" text:outline-level="5">Zenerova karta<text:span text:style-name="T87"> *Zenerchart*</text:span></text:h>
      <text:p text:style-name="P55"><text:span text:style-name="T33">Magenergie</text:span><text:span text:style-name="T34">:</text:span><text:span text:style-name="T87"> </text:span><text:span text:style-name="T163">3</text:span><text:span text:style-name="T87"> mag</text:span><text:span text:style-name="T135">y<text:line-break/></text:span><text:span text:style-name="T48">Dosah:</text:span><text:span text:style-name="T180"> krátký<text:line-break/></text:span><text:span text:style-name="T48">Rozsah:</text:span><text:span text:style-name="T180"> 1 inteligentní tvor<text:line-break/></text:span><text:span text:style-name="T49">Hod:</text:span><text:span text:style-name="T181"> Duše + k6 proti Duši</text:span><text:span text:style-name="T180"><text:line-break/></text:span><text:span text:style-name="T49">Trvání:</text:span><text:span text:style-name="T181"> </text:span><text:span text:style-name="T185">Několik minut</text:span></text:p>
      <text:p text:style-name="P123"><text:span text:style-name="T182">Toto kouzlo</text:span><text:span text:style-name="T87"> vytvoří opalizující obláček, v němž se začnou zjevovat magické karty. </text:span><text:span text:style-name="T180">Když na něj pohlédne</text:span><text:span text:style-name="T87"> inteligentní tvor, </text:span><text:span text:style-name="T180">hází si </text:span><text:span text:style-name="T182">proti tobě </text:span><text:span text:style-name="T180">Duší</text:span><text:span text:style-name="T87"> a když neuspěje, tak po </text:span><text:span text:style-name="T182">dobu </text:span><text:span text:style-name="T185">trvání kouzla </text:span><text:span text:style-name="T87">ustrne a nebude vůbec vnímat svoje okolí. Pokud bude po tuto dobu cílem útoku, brání se </text:span><text:span text:style-name="T183">s nevýhodou</text:span><text:span text:style-name="T87"> a jakékoliv utrpěné zranění jej z efektu kouzla vysvobodí. Další možností, jak </text:span><text:span text:style-name="T186">cíl vysvobodit</text:span><text:span text:style-name="T87">, je odtáhnout </text:span><text:span text:style-name="T186">jej</text:span><text:span text:style-name="T87"> z výhledu na obláček. Obláček může </text:span><text:span text:style-name="T184">v jednu chvíli</text:span><text:span text:style-name="T87"> „lapit“ pouze jednoho tvora. </text:span><text:span text:style-name="T186">Pokud se ale cíl z jeho vlivu dostane, může se opět někdo chytit.</text:span><text:span text:style-name="T314"><text:line-break/><text:tab/>Je také dobré poznamenat, že obláček nerozlišuje mezi přáteli a nepřáteli, </text:span><text:span text:style-name="T315">ale na tebe nepůsobí.</text:span></text:p>
      <text:h text:style-name="P351" text:outline-level="5">Zlom kouzlo *Frangoetia*</text:h>
      <text:p text:style-name="P47"><text:span text:style-name="T33">Magenergie</text:span><text:span text:style-name="T34">:</text:span><text:span text:style-name="T87"> </text:span><text:span text:style-name="T156">3</text:span><text:span text:style-name="T87"> mag</text:span><text:span text:style-name="T135">y<text:line-break/></text:span><text:span text:style-name="T35">Dosah:</text:span><text:span text:style-name="T135"> </text:span><text:span text:style-name="T156">krátký</text:span></text:p>
      <text:p text:style-name="P146"><text:span text:style-name="T156">T</text:span><text:span text:style-name="T87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87">, takto není možné zrušit.</text:span></text:p>
      <text:h text:style-name="P319" text:outline-level="3">Zloděj</text:h>
      <text:p text:style-name="P139"><text:span text:style-name="T105">1. </text:span><text:span text:style-name="T89">úroveň</text:span></text:p>
      <text:list xml:id="list173243046285946" text:continue-list="list173242795685440" text:style-name="L8">
        <text:list-item>
          <text:p text:style-name="P225"><text:span text:style-name="T160">Umíš </text:span><text:span text:style-name="T229">následující</text:span><text:span text:style-name="T160"> dovednost</text:span><text:span text:style-name="T157">i </text:span><text:span text:style-name="T229">na začátečnickém stupni</text:span><text:span text:style-name="T157">:</text:span></text:p>
          <text:list>
            <text:list-item>
              <text:p text:style-name="P204"><text:soft-page-break/>Šplhání</text:p>
            </text:list-item>
            <text:list-item>
              <text:p text:style-name="P204">Otevírání zámků</text:p>
            </text:list-item>
            <text:list-item>
              <text:p text:style-name="P207"><text:span text:style-name="T368">Výroba a o</text:span><text:span text:style-name="T317">dstra</text:span><text:span text:style-name="T368">ňování pastí</text:span></text:p>
            </text:list-item>
            <text:list-item>
              <text:p text:style-name="P204">Přetvářka a převleky</text:p>
            </text:list-item>
            <text:list-item>
              <text:p text:style-name="P204">Znalost jedů</text:p>
            </text:list-item>
            <text:list-item>
              <text:p text:style-name="P210">Jednu další dovednost podle svého výběru</text:p>
            </text:list-item>
          </text:list>
        </text:list-item>
      </text:list>
      <text:list xml:id="list3699269705" text:style-name="L15">
        <text:list-item>
          <text:p text:style-name="P258"><text:span text:style-name="T89">V</text:span><text:span text:style-name="T87">yber si </text:span><text:span text:style-name="T129">jednu schopnost</text:span><text:span text:style-name="T87">.</text:span></text:p>
        </text:list-item>
        <text:list-item>
          <text:p text:style-name="P258"><text:span text:style-name="T87">Můžeš si připoutat jeden magický předmět.</text:span></text:p>
        </text:list-item>
      </text:list>
      <text:p text:style-name="P109"><text:span text:style-name="T118">2</text:span><text:span text:style-name="T105">. </text:span><text:span text:style-name="T89">úroveň</text:span></text:p>
      <text:list xml:id="list2546861379" text:style-name="L16">
        <text:list-item>
          <text:p text:style-name="P259"><text:span text:style-name="T70">Nauč se jednu dovednost na začátečnický stupeň.</text:span></text:p>
        </text:list-item>
        <text:list-item>
          <text:p text:style-name="P259"><text:span text:style-name="T70">Můžeš si připoutat celkem dva magické předměty.</text:span></text:p>
        </text:list-item>
      </text:list>
      <text:p text:style-name="P109"><text:span text:style-name="T118">3</text:span><text:span text:style-name="T105">. </text:span><text:span text:style-name="T89">úroveň</text:span></text:p>
      <text:list xml:id="list173242505814551" text:continue-list="list173241650225680" text:style-name="L4">
        <text:list-item>
          <text:p text:style-name="P188"><text:span text:style-name="T89">Zvyš si jednu vlastnost (rozdíl mezi tvou nejvyšší a nejnižší může být nejvýše 3).</text:span></text:p>
        </text:list-item>
      </text:list>
      <text:list xml:id="list173241500513199" text:continue-list="list3699269705" text:style-name="L15">
        <text:list-item>
          <text:p text:style-name="P177">Vyber si jednu další schopnost.</text:p>
        </text:list-item>
        <text:list-item>
          <text:p text:style-name="P177">Nauč se jednu dovednost na začátečnický stupeň nebo si zvyš jednu dovednost na pokročilý stupeň.</text:p>
        </text:list-item>
      </text:list>
      <text:p text:style-name="P109"><text:span text:style-name="T118">4</text:span><text:span text:style-name="T105">. </text:span><text:span text:style-name="T89">úroveň</text:span></text:p>
      <text:list xml:id="list173241607083498" text:continue-numbering="true" text:style-name="L15">
        <text:list-item>
          <text:p text:style-name="P260"><text:span text:style-name="T131">Zvyš si jednu dovednost na pokročilý stupeň.</text:span></text:p>
        </text:list-item>
        <text:list-item>
          <text:p text:style-name="P260"><text:span text:style-name="T131">Můžeš si připoutat celkem tři magické předměty.</text:span></text:p>
        </text:list-item>
      </text:list>
      <text:p text:style-name="P109"><text:span text:style-name="T118">5</text:span><text:span text:style-name="T105">. </text:span><text:span text:style-name="T89">úroveň</text:span></text:p>
      <text:list xml:id="list173241583048173" text:continue-list="list173242505814551" text:style-name="L4">
        <text:list-item>
          <text:p text:style-name="P188"><text:soft-page-break/><text:span text:style-name="T89">Zvyš si jednu vlastnost (rozdíl mezi tvou nejvyšší a nejnižší může být nejvýše 3).</text:span></text:p>
        </text:list-item>
      </text:list>
      <text:list xml:id="list173242451916674" text:continue-list="list173241607083498" text:style-name="L15">
        <text:list-item>
          <text:p text:style-name="P177">Vyber si jednu další schopnost.</text:p>
        </text:list-item>
        <text:list-item>
          <text:p text:style-name="P190"><text:span text:style-name="T266">Nauč se jednu dovednost na začátečnický stupeň nebo si zvyš jednu dovednost na pokročilý stupeň.</text:span></text:p>
        </text:list-item>
      </text:list>
      <text:p text:style-name="P238"><text:span text:style-name="T83">6</text:span><text:span text:style-name="T82">. </text:span><text:span text:style-name="T67">úroveň</text:span></text:p>
      <text:list xml:id="list173243442194895" text:continue-list="list173242200511898" text:style-name="L35">
        <text:list-item>
          <text:p text:style-name="P179"><text:span text:style-name="T267">Zvyš si jednu dovednost na pokročilý stupeň.</text:span></text:p>
        </text:list-item>
        <text:list-item>
          <text:p text:style-name="P178"><text:span text:style-name="T266">Můžeš si připoutat celkem čtyři magické předměty.</text:span></text:p>
        </text:list-item>
      </text:list>
      <text:h text:style-name="Heading_20_4" text:outline-level="4"><text:span text:style-name="T126">Zlodějské s</text:span><text:span text:style-name="T87">chopnosti</text:span></text:h>
      <text:h text:style-name="P352" text:outline-level="5"><text:span text:style-name="T342">Útok</text:span> ze zálohy</text:h>
      <text:p text:style-name="P124"><text:span text:style-name="T343">Pokud o tobě cíl nevěděl, počítáš si +2 ke zranění</text:span>.</text:p>
      <text:h text:style-name="P352" text:outline-level="5">Získání důvěry</text:h>
      <text:p text:style-name="P32">Když se se tebou bude někdo <text:span text:style-name="T359">několik minut</text:span> bavit na nějaké téma, získá pocit, že ti v tomto ohledu může zcela věřit.</text:p>
      <text:h text:style-name="P352" text:outline-level="5">Chůze beze stop</text:h>
      <text:p text:style-name="P124">S výjimkou naprosto nevhodného terénu (bahno, čerstvě napadaný sníh) se dokáže<text:span text:style-name="T341">š</text:span> pohybovat tak, že nezanechá<text:span text:style-name="T341">š </text:span>žádné stopy. <text:span text:style-name="T341">A to včetně pachových, takže tě nevystopují ani psi</text:span> (na krátkou vzdálenost <text:span text:style-name="T341">tě však</text:span> stále ucítí).</text:p>
      <text:h text:style-name="P352" text:outline-level="5">Bezpečný dopad</text:h>
      <text:p text:style-name="P124"><text:span text:style-name="T68">Dokážeš</text:span><text:span text:style-name="T66"> bezpečně dopadnout z </text:span><text:span text:style-name="T69">dvojnásobné výšky než ostatní</text:span><text:span text:style-name="T66">.</text:span></text:p>
      <text:h text:style-name="P352" text:outline-level="5">Obří skoky</text:h>
      <text:p text:style-name="P124"><text:span text:style-name="T340">Vyskočíš dvakrát výše a doskočíš dvakrát dále než ostatní</text:span>.</text:p>
      <text:h text:style-name="P352" text:outline-level="5"><text:soft-page-break/>Chytání střel</text:h>
      <text:p text:style-name="P125"><text:span text:style-name="T127">Když uspěješ v </text:span><text:span text:style-name="T32">plné obraně</text:span><text:span text:style-name="T127">, </text:span><text:span text:style-name="T128">bezpečně </text:span><text:span text:style-name="T127">chytíš střelu v letu. Pokud máš volné obě ruce, můžeš v jenom kole do každé z nich chytit jednu střelu.</text:span></text:p>
      <text:h text:style-name="P352" text:outline-level="5">Splynutí s okolím</text:h>
      <text:p text:style-name="P31">Dokud jsi nehybný a nevyčníváš, jsi skoro neviditelný.</text:p>
      <text:p text:style-name="P94"/>
      <text:h text:style-name="Heading_20_1" text:outline-level="1"><text:bookmark-start text:name="__RefHeading___Toc1650_4210766435"/>Zranění a léčba<text:bookmark-end text:name="__RefHeading___Toc1650_4210766435"/></text:h>
      <text:p text:style-name="P92">Přes noc se vyléčí (Síla) životů.</text:p>
      <text:h text:style-name="Heading_20_3" text:outline-level="3">Ošetření zranění</text:h>
      <text:p text:style-name="P93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1">To samé kouzlo, i kdyby ho seslal někdo jiný, bude znovu na stejný cíl účinkovat až poté, co se dotyčný doléčí do plných životů. To samé platí pro léčivé lektvary.</text:p>
      <text:h text:style-name="P306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0"><text:span text:style-name="T11">V</text:span><text:span text:style-name="T7">lastnosti magických předmětů se projeví až po jejich připoutání.</text:span></text:p>
      <text:list xml:id="list2833211793" text:style-name="L17">
        <text:list-item>
          <text:p text:style-name="P262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199">Není možné připoutat předmět, který má připoutaný někdo jiný.</text:p>
        </text:list-item>
        <text:list-item>
          <text:p text:style-name="P26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1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9">a jiná nebezpečí</text:span><text:bookmark-end text:name="__RefHeading___Toc1652_4210766435"/></text:h>
      <text:h text:style-name="P312" text:outline-level="2"><text:bookmark-start text:name="__RefHeading___Toc17054_4210766435"/>Vzdálenost<text:bookmark-end text:name="__RefHeading___Toc17054_4210766435"/></text:h>
      <text:p text:style-name="P117">Kontaktní</text:p>
      <text:list xml:id="list3222326948" text:style-name="L18">
        <text:list-item>
          <text:p text:style-name="P263">Stačí udělat pár kroků</text:p>
        </text:list-item>
      </text:list>
      <text:p text:style-name="P117">Krátká</text:p>
      <text:list xml:id="list2547566798" text:style-name="L19">
        <text:list-item>
          <text:p text:style-name="P264">V dos<text:span text:style-name="T381">třelu</text:span> malé vrhací zbraně.</text:p>
        </text:list-item>
      </text:list>
      <text:p text:style-name="P117">Střední</text:p>
      <text:list xml:id="list1582590264" text:style-name="L20">
        <text:list-item>
          <text:p text:style-name="P265">V dostřelu krátkého luku nebo oštěpu.</text:p>
        </text:list-item>
      </text:list>
      <text:p text:style-name="P117">Dlouhá</text:p>
      <text:list xml:id="list3252789630" text:style-name="L21">
        <text:list-item>
          <text:p text:style-name="P266">V dostřelu dlouhého luku.</text:p>
        </text:list-item>
      </text:list>
      <text:h text:style-name="Heading_20_2" text:outline-level="2">Rychlost</text:h>
      <text:list xml:id="list2238879434" text:style-name="L22">
        <text:list-item>
          <text:p text:style-name="P267">pomalá chůze, rychlá chůze, běh, koňský běh</text:p>
        </text:list-item>
      </text:list>
      <text:p text:style-name="P154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248">zpomalení</text:span>, znamená posun o jeden stupeň rychlosti dolů. Naopak <text:span text:style-name="T248">zrychlující</text:span> kouzla a efekty posouvají o jeden stupeň nahoru.</text:p>
      <text:h text:style-name="P313" text:outline-level="2"><text:bookmark-start text:name="__RefHeading___Toc1654_4210766435"/><text:soft-page-break/>Kola<text:bookmark-end text:name="__RefHeading___Toc1654_4210766435"/></text:h>
      <text:p text:style-name="P116">Boj probíhá v kolech. Kolo představuje zhruba 3 vteřiny.</text:p>
      <text:h text:style-name="P314" text:outline-level="2"><text:bookmark-start text:name="__RefHeading___Toc1656_4210766435"/>Záměry<text:bookmark-end text:name="__RefHeading___Toc1656_4210766435"/></text:h>
      <text:p text:style-name="P112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15">Když chceš v jednom kole ohrozit více než jednoho protivníka, počítáš si k hodu postih rovný jejich počtu. Neplatí to v případě, že děláš něco, co má samo o sobě plošný efekt (třeba když sesíláš kouzlo <text:span text:style-name="T248">ohnivá koule</text:span>).</text:p>
      <text:h text:style-name="Heading_20_3" text:outline-level="3">Příprava, nabíjení, plná obrana, <text:span text:style-name="T333">prolomení nevýhody</text:span></text:h>
      <text:p text:style-name="P115">Když si připravuješ akci, nabíjíš, nebo se soustřeďuješ na obranu či prolomení nevýhody, platí následující pravidla:</text:p>
      <text:list xml:id="list4039198554" text:style-name="L23">
        <text:list-item>
          <text:p text:style-name="P268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68">Když se soustředíš na obranu, nemůžeš nikoho ohrozit, ani u toho dělat cokoliv jiného (utíkat, nabíjet apod.), počítáš si na všechny obrany v tomto kole +2.</text:p>
        </text:list-item>
        <text:list-item>
          <text:p text:style-name="P268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3">Hází se vždy Vlastnost + 1k6. Pokud vlastnost není dána pravidly, použij libovolnou, která pro danou činnost dává smysl.</text:p>
      <text:h text:style-name="Heading_20_3" text:outline-level="3">Střet</text:h>
      <text:p text:style-name="P114">Když se oba protivníci ohrožují, hází se proti sobě. Ten, kdo hodil víc, může protivníkovi udělat několik věcí podle toho, o kolik ho přehodil.</text:p>
      <text:list xml:id="list3501647953" text:style-name="L24">
        <text:list-item>
          <text:p text:style-name="P269">Při přehození o 0-2 jednu věc (to také znamená, že když oběma padne stejně, oba si vzájemně mohou udělat jednu věc).</text:p>
        </text:list-item>
        <text:list-item>
          <text:p text:style-name="P269">Při přehození o 3-5 dvě věci.</text:p>
        </text:list-item>
        <text:list-item>
          <text:p text:style-name="P269">Při přehození o 6 nebo víc dokonce tři věc<text:span text:style-name="T337">i</text:span>.</text:p>
        </text:list-item>
      </text:list>
      <text:p text:style-name="P118">Protivníkovi můžeš udělat například:</text:p>
      <text:list xml:id="list1413288870" text:style-name="L25">
        <text:list-item>
          <text:p text:style-name="P270">Zranit ho za (rozdíl hodů) + (zranění tvé zbraně) – (jeho zbroj)</text:p>
        </text:list-item>
        <text:list-item>
          <text:p text:style-name="P270">Zatlačit ho do rohu, srazit ho na zem, přibodnout mu ruku ke dveřím, přirazit ho štítem ke stěně a podobně (tím <text:span text:style-name="T335">ho</text:span> dostane<text:span text:style-name="T335">š</text:span> do nevýhody)</text:p>
        </text:list-item>
        <text:list-item>
          <text:p text:style-name="P271">Dostat se z nevýhody</text:p>
        </text:list-item>
        <text:list-item>
          <text:p text:style-name="P272">Dostat někoho jiného z nevýhody, ve které ho <text:span text:style-name="T334">tvůj cíl</text:span> drží</text:p>
        </text:list-item>
        <text:list-item>
          <text:p text:style-name="P272">Někam ho zatlačit</text:p>
        </text:list-item>
        <text:list-item>
          <text:p text:style-name="P274">V něčem mu zabránit <text:span text:style-name="T336">(kromě útoku na někoho jiného)</text:span></text:p>
        </text:list-item>
        <text:list-item>
          <text:p text:style-name="P270">Utéct</text:p>
        </text:list-item>
      </text:list>
      <text:p text:style-name="P119">Pokud už je v nevýhodě, tak ho také jako jednu z možností můžeš:</text:p>
      <text:list xml:id="list730417246" text:style-name="L26">
        <text:list-item>
          <text:p text:style-name="P273"><text:soft-page-break/>Odzbrojit</text:p>
        </text:list-item>
        <text:list-item>
          <text:p text:style-name="P273">Srazit do propasti</text:p>
        </text:list-item>
        <text:list-item>
          <text:p text:style-name="P275">Zabránit mu v útoku na někoho jiného</text:p>
        </text:list-item>
      </text:list>
      <text:p text:style-name="P120">To, co protivníkovi uděláš, musí odpovídat tvým záměrům určeným na začáku kola a musí to jít udělat a dávat smysl.</text:p>
      <text:h text:style-name="Heading_20_3" text:outline-level="3">Obrana</text:h>
      <text:p text:style-name="P114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315" text:outline-level="2"><text:bookmark-start text:name="__RefHeading___Toc1660_4210766435"/>Výhody a nevýhody<text:bookmark-end text:name="__RefHeading___Toc1660_4210766435"/></text:h>
      <text:p text:style-name="P98">Za každou výhodu je vždy +1, za každou nevýhodu -1.</text:p>
      <text:p text:style-name="P98">Výhody (a nevýhody) stejného druhu se nesčítají.</text:p>
      <text:list xml:id="list3101507114" text:style-name="L27">
        <text:list-item>
          <text:p text:style-name="P276">Pokud tě například někdo zatlačí do rohu místnosti a pak tě srazí k zemi a zalehne, tak si počítáš jen -1, protože obojí ti omezuje pohyb.</text:p>
        </text:list-item>
      </text:list>
      <text:p text:style-name="P98">Výhody a nevýhody vždy představují nějakou situaci v herním světě a trvají tedy vždycky přesně tak dlouho jako tato situace.</text:p>
      <text:list xml:id="list3120513064" text:style-name="L28">
        <text:list-item>
          <text:p text:style-name="P277">Když tě někdo za<text:span text:style-name="T321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2">Stejně se hází, když spustíš past, nebo když jsi otrávený jedem: Past nebo jed si hází „na útok“, ty si házíš „na obranu“.</text:p>
      <text:list xml:id="list2292244331" text:style-name="L29">
        <text:list-item>
          <text:p text:style-name="P212">Proti pasti se obvykle hází Finesou. Když máš štít, můžeš si hodit Silou.</text:p>
        </text:list-item>
        <text:list-item>
          <text:p text:style-name="P212">Proti jedu se vždy hází Silou.</text:p>
        </text:list-item>
      </text:list>
      <text:h text:style-name="Heading_20_2" text:outline-level="2"><text:bookmark-start text:name="__RefHeading___Toc17056_4210766435"/>Zbraně, zbroje <text:span text:style-name="T338">a štíty</text:span><text:bookmark-end text:name="__RefHeading___Toc17056_4210766435"/></text:h>
      <text:list xml:id="list3034865441" text:style-name="L30">
        <text:list-item>
          <text:p text:style-name="P278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79">Boj beze zbraně má zranění 0 a hází se vždy Silou.</text:p>
        </text:list-item>
        <text:list-item>
          <text:p text:style-name="P279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79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80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79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79"><text:soft-page-break/>Štít snižuje zranění o 1. Můžeš si s ním počítat Sílu nebo Finesu podle svého výběru.</text:p>
        </text:list-item>
        <text:list-item>
          <text:p text:style-name="P281">Zbroj snižuje zranění o svou kvalitu: Lehká o 1, těžká o 3. <text:span text:style-name="T339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1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67">„Mám proti němu pět plus jedna.“</text:p>
      <text:h text:style-name="P307" text:outline-level="1"><text:bookmark-start text:name="__RefHeading___Toc36202_611713307"/><text:span text:style-name="T370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47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47">Na plížení se hází Finesou.</text:p>
      <text:list xml:id="list2353740138" text:style-name="L31">
        <text:list-item>
          <text:p text:style-name="P282">Musíš se mít za co schovat.</text:p>
        </text:list-item>
        <text:list-item>
          <text:p text:style-name="P282">Ve vhodných podmínkách (šero, hustý podrost a podobně) si při plížení počítáš výhodu.</text:p>
        </text:list-item>
        <text:list-item>
          <text:p text:style-name="P282">Když se nehýbeš, počítáš si další výhodu.</text:p>
        </text:list-item>
      </text:list>
      <text:p text:style-name="P147">Ten, kdo tě hledá, si také hodí Finesou.</text:p>
      <text:list xml:id="list486037072" text:style-name="L32">
        <text:list-item>
          <text:p text:style-name="P283">Když hodí víc, všiml si tě.</text:p>
        </text:list-item>
        <text:list-item>
          <text:p text:style-name="P283">Když vám padne stejně, všiml si něčeho podezřelého, ale není si jistý, co <text:span text:style-name="T371">to</text:span> je.</text:p>
        </text:list-item>
      </text:list>
      <text:p text:style-name="P148">Povšimni si, že ve hře není dovednost <text:span text:style-name="T248">Plížení</text:span>. Je to záměrně – jak dobře se umíš plížit <text:span text:style-name="T372">a</text:span> všímat <text:span text:style-name="T372">si</text:span> skrytých protivníků určuje tvoje Finesa.</text:p>
      <text:h text:style-name="P308" text:outline-level="1"><text:bookmark-start text:name="__RefHeading___Toc12113_526618153"/>Zvyšování vlastností<text:bookmark-end text:name="__RefHeading___Toc12113_526618153"/></text:h>
      <text:p text:style-name="P133">Při přestupu na <text:span text:style-name="T358">každou</text:span> lichou úroveň <text:span text:style-name="T358">(třetí, pátou atd.)</text:span> <text:span text:style-name="T357">si zvyš jednu vlastnost o 1.</text:span></text:p>
      <text:list xml:id="list2454490968" text:style-name="L33">
        <text:list-item>
          <text:p text:style-name="P284">Můžeš si vybrat kterou chceš, ale rozdíl mezi tvou nejvyšší a nejnižší vlastností nemůže být větší než 3.</text:p>
        </text:list-item>
      </text:list>
      <text:h text:style-name="P309" text:outline-level="1"><text:bookmark-start text:name="__RefHeading___Toc12115_526618153"/>Náhodný hod<text:bookmark-end text:name="__RefHeading___Toc12115_526618153"/></text:h>
      <text:p text:style-name="P132"><text:span text:style-name="T24">Náhodný hod </text:span><text:span text:style-name="T238">může</text:span><text:span text:style-name="T24"> P</text:span><text:span text:style-name="T239">án jeskyně </text:span><text:span text:style-name="T238">použít, když chce</text:span><text:span text:style-name="T24"> </text:span><text:span text:style-name="T240">nestranně</text:span><text:span text:style-name="T24"> rozhodnout něco, co nezávisí na schopnostech postav. </text:span><text:span text:style-name="T245">Hází se k6 a</text:span><text:span text:style-name="T241"> P</text:span><text:span text:style-name="T243">án jeskyně</text:span><text:span text:style-name="T241"> </text:span><text:span text:style-name="T242">vždy</text:span><text:span text:style-name="T241"> před hodem určí, co budou znamenat jednotlivé výsledky:</text:span></text:p>
      <text:list xml:id="list769225016" text:style-name="L34">
        <text:list-item>
          <text:p text:style-name="P356"><text:span text:style-name="T65">Hráč:</text:span><text:span text:style-name="T237"> </text:span><text:span text:style-name="T24">„Jaké je zrovna počasí?“<text:line-break/></text:span><text:span text:style-name="T237">PJ</text:span><text:span text:style-name="T65">:</text:span><text:span text:style-name="T237"> </text:span><text:span text:style-name="T24">„</text:span><text:span text:style-name="T244">Nevím, hodím si. </text:span><text:span text:style-name="T24">Jednička – je krásně, šestka – je bouřka.“</text:span></text:p>
        </text:list-item>
        <text:list-item>
          <text:p text:style-name="P357"><text:span text:style-name="T65">Hráč:</text:span><text:span text:style-name="T237"> </text:span><text:span text:style-name="T24">„</text:span><text:span text:style-name="T237">Je v téhle vesnici zbrojíř?“<text:line-break/></text:span><text:span text:style-name="T65">PJ:</text:span><text:span text:style-name="T237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09T17:11:57.257000000</dc:date>
    <meta:print-date>2113-01-01T00:00:00</meta:print-date>
    <meta:editing-cycles>13789</meta:editing-cycles>
    <meta:editing-duration>P42DT7H8M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9" meta:paragraph-count="565" meta:word-count="6416" meta:character-count="39593" meta:non-whitespace-character-count="33864"/>
  </office:meta>
</office:document-meta>
</file>